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2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MT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c1c1c1" fo:background-color="#d0d8e5" fo:border-left="0.06pt solid #c1c1c1" fo:border-right="0.99pt solid #c1c1c1" fo:border-top="0.06pt solid #c1c1c1"/>
      <style:text-properties style:use-window-font-color="true" style:text-outline="false" style:text-line-through-style="none" style:text-line-through-type="none" style:font-name="ArialM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1c1c1" fo:background-color="#d0d8e5" fo:border-left="0.06pt solid #c1c1c1" fo:border-right="0.99pt solid #c1c1c1" fo:border-top="0.06pt solid #c1c1c1"/>
      <style:text-properties style:use-window-font-color="true" style:text-outline="false" style:text-line-through-style="none" style:text-line-through-type="none" style:font-name="Arial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1c1c1" fo:border-left="0.06pt solid #c1c1c1" fo:border-right="0.99pt solid #c1c1c1" fo:border-top="0.06pt solid #c1c1c1"/>
      <style:text-properties style:use-window-font-color="true" style:text-outline="false" style:text-line-through-style="none" style:text-line-through-type="none" style:font-name="Arial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Total trade Total 2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office:value-type="string" calcext:value-type="string">
            <text:p>Commercial partner</text:p>
          </table:table-cell>
          <table:table-cell table:style-name="ce2" office:value-type="string" calcext:value-type="string" table:number-columns-spanned="2" table:number-rows-spanned="1">
            <text:p>Import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Export</text:p>
          </table:table-cell>
          <table:covered-table-cell table:style-name="Default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Quantity (kg)</text:p>
          </table:table-cell>
          <table:table-cell table:style-name="ce2" office:value-type="string" calcext:value-type="string">
            <text:p>Value (CHF)</text:p>
          </table:table-cell>
          <table:table-cell table:style-name="ce2" office:value-type="string" calcext:value-type="string">
            <text:p>Quantity (kg)</text:p>
          </table:table-cell>
          <table:table-cell table:style-name="ce2" office:value-type="string" calcext:value-type="string">
            <text:p>Value (CHF)</text:p>
          </table:table-cell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Afghanistan</text:p>
          </table:table-cell>
          <table:table-cell office:value-type="float" office:value="5025" calcext:value-type="float">
            <text:p>5025</text:p>
          </table:table-cell>
          <table:table-cell office:value-type="float" office:value="133818" calcext:value-type="float">
            <text:p>133818</text:p>
          </table:table-cell>
          <table:table-cell office:value-type="float" office:value="3832452" calcext:value-type="float">
            <text:p>3832452</text:p>
          </table:table-cell>
          <table:table-cell office:value-type="float" office:value="7270832" calcext:value-type="float">
            <text:p>7270832</text:p>
          </table:table-cell>
        </table:table-row>
        <table:table-row table:style-name="ro2">
          <table:table-cell/>
          <table:table-cell office:value-type="string" calcext:value-type="string">
            <text:p>Albania</text:p>
          </table:table-cell>
          <table:table-cell office:value-type="float" office:value="1036277" calcext:value-type="float">
            <text:p>1036277</text:p>
          </table:table-cell>
          <table:table-cell office:value-type="float" office:value="13291326" calcext:value-type="float">
            <text:p>13291326</text:p>
          </table:table-cell>
          <table:table-cell office:value-type="float" office:value="2734418" calcext:value-type="float">
            <text:p>2734418</text:p>
          </table:table-cell>
          <table:table-cell office:value-type="float" office:value="29319198" calcext:value-type="float">
            <text:p>29319198</text:p>
          </table:table-cell>
        </table:table-row>
        <table:table-row table:style-name="ro2">
          <table:table-cell/>
          <table:table-cell office:value-type="string" calcext:value-type="string">
            <text:p>Algeria</text:p>
          </table:table-cell>
          <table:table-cell office:value-type="float" office:value="245399851" calcext:value-type="float">
            <text:p>245399851</text:p>
          </table:table-cell>
          <table:table-cell office:value-type="float" office:value="190315551" calcext:value-type="float">
            <text:p>190315551</text:p>
          </table:table-cell>
          <table:table-cell office:value-type="float" office:value="8685814" calcext:value-type="float">
            <text:p>8685814</text:p>
          </table:table-cell>
          <table:table-cell office:value-type="float" office:value="485453426" calcext:value-type="float">
            <text:p>485453426</text:p>
          </table:table-cell>
        </table:table-row>
        <table:table-row table:style-name="ro2">
          <table:table-cell/>
          <table:table-cell office:value-type="string" calcext:value-type="string">
            <text:p>American Oceania</text:p>
          </table:table-cell>
          <table:table-cell table:number-columns-repeated="2"/>
          <table:table-cell office:value-type="float" office:value="1356" calcext:value-type="float">
            <text:p>1356</text:p>
          </table:table-cell>
          <table:table-cell office:value-type="float" office:value="105888" calcext:value-type="float">
            <text:p>105888</text:p>
          </table:table-cell>
        </table:table-row>
        <table:table-row table:style-name="ro2">
          <table:table-cell/>
          <table:table-cell office:value-type="string" calcext:value-type="string">
            <text:p>American Samoa</text:p>
          </table:table-cell>
          <table:table-cell table:number-columns-repeated="2"/>
          <table:table-cell office:value-type="float" office:value="2985" calcext:value-type="float">
            <text:p>2985</text:p>
          </table:table-cell>
          <table:table-cell office:value-type="float" office:value="106426" calcext:value-type="float">
            <text:p>106426</text:p>
          </table:table-cell>
        </table:table-row>
        <table:table-row table:style-name="ro2">
          <table:table-cell/>
          <table:table-cell office:value-type="string" calcext:value-type="string">
            <text:p>American Virgin Islands</text:p>
          </table:table-cell>
          <table:table-cell office:value-type="float" office:value="5501" calcext:value-type="float">
            <text:p>5501</text:p>
          </table:table-cell>
          <table:table-cell office:value-type="float" office:value="648888" calcext:value-type="float">
            <text:p>648888</text:p>
          </table:table-cell>
          <table:table-cell office:value-type="float" office:value="28841" calcext:value-type="float">
            <text:p>28841</text:p>
          </table:table-cell>
          <table:table-cell office:value-type="float" office:value="24448859" calcext:value-type="float">
            <text:p>24448859</text:p>
          </table:table-cell>
        </table:table-row>
        <table:table-row table:style-name="ro2">
          <table:table-cell/>
          <table:table-cell office:value-type="string" calcext:value-type="string">
            <text:p>Andorra</text:p>
          </table:table-cell>
          <table:table-cell office:value-type="float" office:value="257928" calcext:value-type="float">
            <text:p>257928</text:p>
          </table:table-cell>
          <table:table-cell office:value-type="float" office:value="3722551" calcext:value-type="float">
            <text:p>3722551</text:p>
          </table:table-cell>
          <table:table-cell office:value-type="float" office:value="204725" calcext:value-type="float">
            <text:p>204725</text:p>
          </table:table-cell>
          <table:table-cell office:value-type="float" office:value="5704207" calcext:value-type="float">
            <text:p>5704207</text:p>
          </table:table-cell>
        </table:table-row>
        <table:table-row table:style-name="ro2">
          <table:table-cell/>
          <table:table-cell office:value-type="string" calcext:value-type="string">
            <text:p>Angola</text:p>
          </table:table-cell>
          <table:table-cell office:value-type="float" office:value="4153" calcext:value-type="float">
            <text:p>4153</text:p>
          </table:table-cell>
          <table:table-cell office:value-type="float" office:value="171162" calcext:value-type="float">
            <text:p>171162</text:p>
          </table:table-cell>
          <table:table-cell office:value-type="float" office:value="1477323" calcext:value-type="float">
            <text:p>1477323</text:p>
          </table:table-cell>
          <table:table-cell office:value-type="float" office:value="30309578" calcext:value-type="float">
            <text:p>30309578</text:p>
          </table:table-cell>
        </table:table-row>
        <table:table-row table:style-name="ro2">
          <table:table-cell/>
          <table:table-cell office:value-type="string" calcext:value-type="string">
            <text:p>Anguilla</text:p>
          </table:table-cell>
          <table:table-cell office:value-type="float" office:value="269" calcext:value-type="float">
            <text:p>269</text:p>
          </table:table-cell>
          <table:table-cell office:value-type="float" office:value="12823" calcext:value-type="float">
            <text:p>12823</text:p>
          </table:table-cell>
          <table:table-cell office:value-type="float" office:value="42970" calcext:value-type="float">
            <text:p>42970</text:p>
          </table:table-cell>
          <table:table-cell office:value-type="float" office:value="1085444" calcext:value-type="float">
            <text:p>1085444</text:p>
          </table:table-cell>
        </table:table-row>
        <table:table-row table:style-name="ro2">
          <table:table-cell/>
          <table:table-cell office:value-type="string" calcext:value-type="string">
            <text:p>Antigua and Barbuda</text:p>
          </table:table-cell>
          <table:table-cell office:value-type="float" office:value="43325" calcext:value-type="float">
            <text:p>43325</text:p>
          </table:table-cell>
          <table:table-cell office:value-type="float" office:value="179741" calcext:value-type="float">
            <text:p>179741</text:p>
          </table:table-cell>
          <table:table-cell office:value-type="float" office:value="2238" calcext:value-type="float">
            <text:p>2238</text:p>
          </table:table-cell>
          <table:table-cell office:value-type="float" office:value="1962822" calcext:value-type="float">
            <text:p>1962822</text:p>
          </table:table-cell>
        </table:table-row>
        <table:table-row table:style-name="ro2">
          <table:table-cell/>
          <table:table-cell office:value-type="string" calcext:value-type="string">
            <text:p>Argentina</text:p>
          </table:table-cell>
          <table:table-cell office:value-type="float" office:value="15935615" calcext:value-type="float">
            <text:p>15935615</text:p>
          </table:table-cell>
          <table:table-cell office:value-type="float" office:value="536970233" calcext:value-type="float">
            <text:p>536970233</text:p>
          </table:table-cell>
          <table:table-cell office:value-type="float" office:value="10174951" calcext:value-type="float">
            <text:p>10174951</text:p>
          </table:table-cell>
          <table:table-cell office:value-type="float" office:value="669036665" calcext:value-type="float">
            <text:p>669036665</text:p>
          </table:table-cell>
        </table:table-row>
        <table:table-row table:style-name="ro2">
          <table:table-cell/>
          <table:table-cell office:value-type="string" calcext:value-type="string">
            <text:p>Armenia</text:p>
          </table:table-cell>
          <table:table-cell office:value-type="float" office:value="84907" calcext:value-type="float">
            <text:p>84907</text:p>
          </table:table-cell>
          <table:table-cell office:value-type="float" office:value="4442264" calcext:value-type="float">
            <text:p>4442264</text:p>
          </table:table-cell>
          <table:table-cell office:value-type="float" office:value="506575" calcext:value-type="float">
            <text:p>506575</text:p>
          </table:table-cell>
          <table:table-cell office:value-type="float" office:value="114882940" calcext:value-type="float">
            <text:p>114882940</text:p>
          </table:table-cell>
        </table:table-row>
        <table:table-row table:style-name="ro2">
          <table:table-cell/>
          <table:table-cell office:value-type="string" calcext:value-type="string">
            <text:p>Aruba</text:p>
          </table:table-cell>
          <table:table-cell office:value-type="float" office:value="3605" calcext:value-type="float">
            <text:p>3605</text:p>
          </table:table-cell>
          <table:table-cell office:value-type="float" office:value="1416732" calcext:value-type="float">
            <text:p>1416732</text:p>
          </table:table-cell>
          <table:table-cell office:value-type="float" office:value="74428" calcext:value-type="float">
            <text:p>74428</text:p>
          </table:table-cell>
          <table:table-cell office:value-type="float" office:value="33943915" calcext:value-type="float">
            <text:p>33943915</text:p>
          </table:table-cell>
        </table:table-row>
        <table:table-row table:style-name="ro2">
          <table:table-cell/>
          <table:table-cell office:value-type="string" calcext:value-type="string">
            <text:p>Australia</text:p>
          </table:table-cell>
          <table:table-cell office:value-type="float" office:value="10020338" calcext:value-type="float">
            <text:p>10020338</text:p>
          </table:table-cell>
          <table:table-cell office:value-type="float" office:value="547784150" calcext:value-type="float">
            <text:p>547784150</text:p>
          </table:table-cell>
          <table:table-cell office:value-type="float" office:value="39728151" calcext:value-type="float">
            <text:p>39728151</text:p>
          </table:table-cell>
          <table:table-cell office:value-type="float" office:value="2544696172" calcext:value-type="float">
            <text:p>2544696172</text:p>
          </table:table-cell>
        </table:table-row>
        <table:table-row table:style-name="ro2">
          <table:table-cell/>
          <table:table-cell office:value-type="string" calcext:value-type="string">
            <text:p>Austria</text:p>
          </table:table-cell>
          <table:table-cell office:value-type="float" office:value="3025056767" calcext:value-type="float">
            <text:p>3025056767</text:p>
          </table:table-cell>
          <table:table-cell office:value-type="float" office:value="8880377029" calcext:value-type="float">
            <text:p>8880377029</text:p>
          </table:table-cell>
          <table:table-cell office:value-type="float" office:value="1233774620" calcext:value-type="float">
            <text:p>1233774620</text:p>
          </table:table-cell>
          <table:table-cell office:value-type="float" office:value="7839542998" calcext:value-type="float">
            <text:p>7839542998</text:p>
          </table:table-cell>
        </table:table-row>
        <table:table-row table:style-name="ro2">
          <table:table-cell/>
          <table:table-cell office:value-type="string" calcext:value-type="string">
            <text:p>Azerbaijan</text:p>
          </table:table-cell>
          <table:table-cell office:value-type="float" office:value="434792421" calcext:value-type="float">
            <text:p>434792421</text:p>
          </table:table-cell>
          <table:table-cell office:value-type="float" office:value="404208748" calcext:value-type="float">
            <text:p>404208748</text:p>
          </table:table-cell>
          <table:table-cell office:value-type="float" office:value="4947069" calcext:value-type="float">
            <text:p>4947069</text:p>
          </table:table-cell>
          <table:table-cell office:value-type="float" office:value="175852521" calcext:value-type="float">
            <text:p>175852521</text:p>
          </table:table-cell>
        </table:table-row>
        <table:table-row table:style-name="ro2">
          <table:table-cell/>
          <table:table-cell office:value-type="string" calcext:value-type="string">
            <text:p>Bahamas</text:p>
          </table:table-cell>
          <table:table-cell office:value-type="float" office:value="5641" calcext:value-type="float">
            <text:p>5641</text:p>
          </table:table-cell>
          <table:table-cell office:value-type="float" office:value="66839476" calcext:value-type="float">
            <text:p>66839476</text:p>
          </table:table-cell>
          <table:table-cell office:value-type="float" office:value="160896" calcext:value-type="float">
            <text:p>160896</text:p>
          </table:table-cell>
          <table:table-cell office:value-type="float" office:value="80358879" calcext:value-type="float">
            <text:p>80358879</text:p>
          </table:table-cell>
        </table:table-row>
        <table:table-row table:style-name="ro2">
          <table:table-cell/>
          <table:table-cell office:value-type="string" calcext:value-type="string">
            <text:p>Bahrain</text:p>
          </table:table-cell>
          <table:table-cell office:value-type="float" office:value="3296671" calcext:value-type="float">
            <text:p>3296671</text:p>
          </table:table-cell>
          <table:table-cell office:value-type="float" office:value="30610409" calcext:value-type="float">
            <text:p>30610409</text:p>
          </table:table-cell>
          <table:table-cell office:value-type="float" office:value="6110177" calcext:value-type="float">
            <text:p>6110177</text:p>
          </table:table-cell>
          <table:table-cell office:value-type="float" office:value="274371616" calcext:value-type="float">
            <text:p>274371616</text:p>
          </table:table-cell>
        </table:table-row>
        <table:table-row table:style-name="ro2">
          <table:table-cell/>
          <table:table-cell office:value-type="string" calcext:value-type="string">
            <text:p>Bangladesh</text:p>
          </table:table-cell>
          <table:table-cell office:value-type="float" office:value="15364952" calcext:value-type="float">
            <text:p>15364952</text:p>
          </table:table-cell>
          <table:table-cell office:value-type="float" office:value="328643002" calcext:value-type="float">
            <text:p>328643002</text:p>
          </table:table-cell>
          <table:table-cell office:value-type="float" office:value="2877382" calcext:value-type="float">
            <text:p>2877382</text:p>
          </table:table-cell>
          <table:table-cell office:value-type="float" office:value="130862568" calcext:value-type="float">
            <text:p>130862568</text:p>
          </table:table-cell>
        </table:table-row>
        <table:table-row table:style-name="ro2">
          <table:table-cell/>
          <table:table-cell office:value-type="string" calcext:value-type="string">
            <text:p>Barbados</text:p>
          </table:table-cell>
          <table:table-cell office:value-type="float" office:value="2780" calcext:value-type="float">
            <text:p>2780</text:p>
          </table:table-cell>
          <table:table-cell office:value-type="float" office:value="1209684" calcext:value-type="float">
            <text:p>1209684</text:p>
          </table:table-cell>
          <table:table-cell office:value-type="float" office:value="59473" calcext:value-type="float">
            <text:p>59473</text:p>
          </table:table-cell>
          <table:table-cell office:value-type="float" office:value="8494202" calcext:value-type="float">
            <text:p>8494202</text:p>
          </table:table-cell>
        </table:table-row>
        <table:table-row table:style-name="ro2">
          <table:table-cell/>
          <table:table-cell office:value-type="string" calcext:value-type="string">
            <text:p>Belarus</text:p>
          </table:table-cell>
          <table:table-cell office:value-type="float" office:value="6075438" calcext:value-type="float">
            <text:p>6075438</text:p>
          </table:table-cell>
          <table:table-cell office:value-type="float" office:value="20202257" calcext:value-type="float">
            <text:p>20202257</text:p>
          </table:table-cell>
          <table:table-cell office:value-type="float" office:value="8750066" calcext:value-type="float">
            <text:p>8750066</text:p>
          </table:table-cell>
          <table:table-cell office:value-type="float" office:value="204259865" calcext:value-type="float">
            <text:p>204259865</text:p>
          </table:table-cell>
        </table:table-row>
        <table:table-row table:style-name="ro2">
          <table:table-cell/>
          <table:table-cell office:value-type="string" calcext:value-type="string">
            <text:p>Belgium</text:p>
          </table:table-cell>
          <table:table-cell office:value-type="float" office:value="1213677621" calcext:value-type="float">
            <text:p>1213677621</text:p>
          </table:table-cell>
          <table:table-cell office:value-type="float" office:value="4578759505" calcext:value-type="float">
            <text:p>4578759505</text:p>
          </table:table-cell>
          <table:table-cell office:value-type="float" office:value="242162041" calcext:value-type="float">
            <text:p>242162041</text:p>
          </table:table-cell>
          <table:table-cell office:value-type="float" office:value="5851570289" calcext:value-type="float">
            <text:p>5851570289</text:p>
          </table:table-cell>
        </table:table-row>
        <table:table-row table:style-name="ro2">
          <table:table-cell/>
          <table:table-cell office:value-type="string" calcext:value-type="string">
            <text:p>Belize</text:p>
          </table:table-cell>
          <table:table-cell office:value-type="float" office:value="33897" calcext:value-type="float">
            <text:p>33897</text:p>
          </table:table-cell>
          <table:table-cell office:value-type="float" office:value="372428" calcext:value-type="float">
            <text:p>372428</text:p>
          </table:table-cell>
          <table:table-cell office:value-type="float" office:value="85289" calcext:value-type="float">
            <text:p>85289</text:p>
          </table:table-cell>
          <table:table-cell office:value-type="float" office:value="7144364" calcext:value-type="float">
            <text:p>7144364</text:p>
          </table:table-cell>
        </table:table-row>
        <table:table-row table:style-name="ro2">
          <table:table-cell/>
          <table:table-cell office:value-type="string" calcext:value-type="string">
            <text:p>Benin</text:p>
          </table:table-cell>
          <table:table-cell office:value-type="float" office:value="174583" calcext:value-type="float">
            <text:p>174583</text:p>
          </table:table-cell>
          <table:table-cell office:value-type="float" office:value="79689595" calcext:value-type="float">
            <text:p>79689595</text:p>
          </table:table-cell>
          <table:table-cell office:value-type="float" office:value="22389594" calcext:value-type="float">
            <text:p>22389594</text:p>
          </table:table-cell>
          <table:table-cell office:value-type="float" office:value="31202564" calcext:value-type="float">
            <text:p>31202564</text:p>
          </table:table-cell>
        </table:table-row>
        <table:table-row table:style-name="ro2">
          <table:table-cell/>
          <table:table-cell office:value-type="string" calcext:value-type="string">
            <text:p>Bermuda</text:p>
          </table:table-cell>
          <table:table-cell office:value-type="float" office:value="1077" calcext:value-type="float">
            <text:p>1077</text:p>
          </table:table-cell>
          <table:table-cell office:value-type="float" office:value="219411" calcext:value-type="float">
            <text:p>219411</text:p>
          </table:table-cell>
          <table:table-cell office:value-type="float" office:value="110792" calcext:value-type="float">
            <text:p>110792</text:p>
          </table:table-cell>
          <table:table-cell office:value-type="float" office:value="3205048" calcext:value-type="float">
            <text:p>3205048</text:p>
          </table:table-cell>
        </table:table-row>
        <table:table-row table:style-name="ro2">
          <table:table-cell/>
          <table:table-cell office:value-type="string" calcext:value-type="string">
            <text:p>Bhutan</text:p>
          </table:table-cell>
          <table:table-cell office:value-type="float" office:value="97957" calcext:value-type="float">
            <text:p>97957</text:p>
          </table:table-cell>
          <table:table-cell office:value-type="float" office:value="255536" calcext:value-type="float">
            <text:p>255536</text:p>
          </table:table-cell>
          <table:table-cell office:value-type="float" office:value="4236" calcext:value-type="float">
            <text:p>4236</text:p>
          </table:table-cell>
          <table:table-cell office:value-type="float" office:value="833899" calcext:value-type="float">
            <text:p>833899</text:p>
          </table:table-cell>
        </table:table-row>
        <table:table-row table:style-name="ro2">
          <table:table-cell/>
          <table:table-cell office:value-type="string" calcext:value-type="string">
            <text:p>Bolivia the Plurinational State of</text:p>
          </table:table-cell>
          <table:table-cell office:value-type="float" office:value="1730261" calcext:value-type="float">
            <text:p>1730261</text:p>
          </table:table-cell>
          <table:table-cell office:value-type="float" office:value="63219166" calcext:value-type="float">
            <text:p>63219166</text:p>
          </table:table-cell>
          <table:table-cell office:value-type="float" office:value="887336" calcext:value-type="float">
            <text:p>887336</text:p>
          </table:table-cell>
          <table:table-cell office:value-type="float" office:value="28617896" calcext:value-type="float">
            <text:p>28617896</text:p>
          </table:table-cell>
        </table:table-row>
        <table:table-row table:style-name="ro2">
          <table:table-cell/>
          <table:table-cell office:value-type="string" calcext:value-type="string">
            <text:p>Bonaire Sint Eustatius and Saba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426358" calcext:value-type="float">
            <text:p>426358</text:p>
          </table:table-cell>
        </table:table-row>
        <table:table-row table:style-name="ro2">
          <table:table-cell/>
          <table:table-cell office:value-type="string" calcext:value-type="string">
            <text:p>Bosnia and Herzegovina</text:p>
          </table:table-cell>
          <table:table-cell office:value-type="float" office:value="19418925" calcext:value-type="float">
            <text:p>19418925</text:p>
          </table:table-cell>
          <table:table-cell office:value-type="float" office:value="89105759" calcext:value-type="float">
            <text:p>89105759</text:p>
          </table:table-cell>
          <table:table-cell office:value-type="float" office:value="14352156" calcext:value-type="float">
            <text:p>14352156</text:p>
          </table:table-cell>
          <table:table-cell office:value-type="float" office:value="60038381" calcext:value-type="float">
            <text:p>60038381</text:p>
          </table:table-cell>
        </table:table-row>
        <table:table-row table:style-name="ro2">
          <table:table-cell/>
          <table:table-cell office:value-type="string" calcext:value-type="string">
            <text:p>Botswana</text:p>
          </table:table-cell>
          <table:table-cell office:value-type="float" office:value="1170" calcext:value-type="float">
            <text:p>1170</text:p>
          </table:table-cell>
          <table:table-cell office:value-type="float" office:value="1695380" calcext:value-type="float">
            <text:p>1695380</text:p>
          </table:table-cell>
          <table:table-cell office:value-type="float" office:value="12914" calcext:value-type="float">
            <text:p>12914</text:p>
          </table:table-cell>
          <table:table-cell office:value-type="float" office:value="7099075" calcext:value-type="float">
            <text:p>7099075</text:p>
          </table:table-cell>
        </table:table-row>
        <table:table-row table:style-name="ro2">
          <table:table-cell/>
          <table:table-cell office:value-type="string" calcext:value-type="string">
            <text:p>Bouvet Island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126049" calcext:value-type="float">
            <text:p>126049</text:p>
          </table:table-cell>
        </table:table-row>
        <table:table-row table:style-name="ro2">
          <table:table-cell/>
          <table:table-cell office:value-type="string" calcext:value-type="string">
            <text:p>Brazil</text:p>
          </table:table-cell>
          <table:table-cell office:value-type="float" office:value="536701612" calcext:value-type="float">
            <text:p>536701612</text:p>
          </table:table-cell>
          <table:table-cell office:value-type="float" office:value="1601259113" calcext:value-type="float">
            <text:p>1601259113</text:p>
          </table:table-cell>
          <table:table-cell office:value-type="float" office:value="68463905" calcext:value-type="float">
            <text:p>68463905</text:p>
          </table:table-cell>
          <table:table-cell office:value-type="float" office:value="2088894208" calcext:value-type="float">
            <text:p>2088894208</text:p>
          </table:table-cell>
        </table:table-row>
        <table:table-row table:style-name="ro2">
          <table:table-cell/>
          <table:table-cell office:value-type="string" calcext:value-type="string">
            <text:p>British Indian Ocean Territory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854" calcext:value-type="float">
            <text:p>11854</text:p>
          </table:table-cell>
        </table:table-row>
        <table:table-row table:style-name="ro2">
          <table:table-cell/>
          <table:table-cell office:value-type="string" calcext:value-type="string">
            <text:p>British Virgin Islands</text:p>
          </table:table-cell>
          <table:table-cell office:value-type="float" office:value="9994" calcext:value-type="float">
            <text:p>9994</text:p>
          </table:table-cell>
          <table:table-cell office:value-type="float" office:value="187721002" calcext:value-type="float">
            <text:p>187721002</text:p>
          </table:table-cell>
          <table:table-cell office:value-type="float" office:value="249620" calcext:value-type="float">
            <text:p>249620</text:p>
          </table:table-cell>
          <table:table-cell office:value-type="float" office:value="141922995" calcext:value-type="float">
            <text:p>141922995</text:p>
          </table:table-cell>
        </table:table-row>
        <table:table-row table:style-name="ro2">
          <table:table-cell/>
          <table:table-cell office:value-type="string" calcext:value-type="string">
            <text:p>Brunei Darussalam</text:p>
          </table:table-cell>
          <table:table-cell office:value-type="float" office:value="30449" calcext:value-type="float">
            <text:p>30449</text:p>
          </table:table-cell>
          <table:table-cell office:value-type="float" office:value="2657714" calcext:value-type="float">
            <text:p>2657714</text:p>
          </table:table-cell>
          <table:table-cell office:value-type="float" office:value="339494" calcext:value-type="float">
            <text:p>339494</text:p>
          </table:table-cell>
          <table:table-cell office:value-type="float" office:value="17508192" calcext:value-type="float">
            <text:p>17508192</text:p>
          </table:table-cell>
        </table:table-row>
        <table:table-row table:style-name="ro2">
          <table:table-cell/>
          <table:table-cell office:value-type="string" calcext:value-type="string">
            <text:p>Bulgaria Republic of</text:p>
          </table:table-cell>
          <table:table-cell office:value-type="float" office:value="29449144" calcext:value-type="float">
            <text:p>29449144</text:p>
          </table:table-cell>
          <table:table-cell office:value-type="float" office:value="225445510" calcext:value-type="float">
            <text:p>225445510</text:p>
          </table:table-cell>
          <table:table-cell office:value-type="float" office:value="34547119" calcext:value-type="float">
            <text:p>34547119</text:p>
          </table:table-cell>
          <table:table-cell office:value-type="float" office:value="357208371" calcext:value-type="float">
            <text:p>357208371</text:p>
          </table:table-cell>
        </table:table-row>
        <table:table-row table:style-name="ro2">
          <table:table-cell/>
          <table:table-cell office:value-type="string" calcext:value-type="string">
            <text:p>Burkina Faso</text:p>
          </table:table-cell>
          <table:table-cell office:value-type="float" office:value="116246" calcext:value-type="float">
            <text:p>116246</text:p>
          </table:table-cell>
          <table:table-cell office:value-type="float" office:value="1208183682" calcext:value-type="float">
            <text:p>1208183682</text:p>
          </table:table-cell>
          <table:table-cell office:value-type="float" office:value="972085" calcext:value-type="float">
            <text:p>972085</text:p>
          </table:table-cell>
          <table:table-cell office:value-type="float" office:value="4761704" calcext:value-type="float">
            <text:p>4761704</text:p>
          </table:table-cell>
        </table:table-row>
        <table:table-row table:style-name="ro2">
          <table:table-cell/>
          <table:table-cell office:value-type="string" calcext:value-type="string">
            <text:p>Burundi</text:p>
          </table:table-cell>
          <table:table-cell office:value-type="float" office:value="12665" calcext:value-type="float">
            <text:p>12665</text:p>
          </table:table-cell>
          <table:table-cell office:value-type="float" office:value="64989" calcext:value-type="float">
            <text:p>64989</text:p>
          </table:table-cell>
          <table:table-cell office:value-type="float" office:value="139935" calcext:value-type="float">
            <text:p>139935</text:p>
          </table:table-cell>
          <table:table-cell office:value-type="float" office:value="1222731" calcext:value-type="float">
            <text:p>1222731</text:p>
          </table:table-cell>
        </table:table-row>
        <table:table-row table:style-name="ro2">
          <table:table-cell/>
          <table:table-cell office:value-type="string" calcext:value-type="string">
            <text:p>Cabo Verde Republic of</text:p>
          </table:table-cell>
          <table:table-cell office:value-type="float" office:value="1024" calcext:value-type="float">
            <text:p>1024</text:p>
          </table:table-cell>
          <table:table-cell office:value-type="float" office:value="1430" calcext:value-type="float">
            <text:p>1430</text:p>
          </table:table-cell>
          <table:table-cell office:value-type="float" office:value="213546" calcext:value-type="float">
            <text:p>213546</text:p>
          </table:table-cell>
          <table:table-cell office:value-type="float" office:value="1626513" calcext:value-type="float">
            <text:p>1626513</text:p>
          </table:table-cell>
        </table:table-row>
        <table:table-row table:style-name="ro2">
          <table:table-cell/>
          <table:table-cell office:value-type="string" calcext:value-type="string">
            <text:p>Cambodia</text:p>
          </table:table-cell>
          <table:table-cell office:value-type="float" office:value="8191645" calcext:value-type="float">
            <text:p>8191645</text:p>
          </table:table-cell>
          <table:table-cell office:value-type="float" office:value="96593366" calcext:value-type="float">
            <text:p>96593366</text:p>
          </table:table-cell>
          <table:table-cell office:value-type="float" office:value="129545" calcext:value-type="float">
            <text:p>129545</text:p>
          </table:table-cell>
          <table:table-cell office:value-type="float" office:value="8878081" calcext:value-type="float">
            <text:p>8878081</text:p>
          </table:table-cell>
        </table:table-row>
        <table:table-row table:style-name="ro2">
          <table:table-cell/>
          <table:table-cell office:value-type="string" calcext:value-type="string">
            <text:p>Cameroon</text:p>
          </table:table-cell>
          <table:table-cell office:value-type="float" office:value="941032" calcext:value-type="float">
            <text:p>941032</text:p>
          </table:table-cell>
          <table:table-cell office:value-type="float" office:value="6140783" calcext:value-type="float">
            <text:p>6140783</text:p>
          </table:table-cell>
          <table:table-cell office:value-type="float" office:value="3805501" calcext:value-type="float">
            <text:p>3805501</text:p>
          </table:table-cell>
          <table:table-cell office:value-type="float" office:value="14210577" calcext:value-type="float">
            <text:p>14210577</text:p>
          </table:table-cell>
        </table:table-row>
        <table:table-row table:style-name="ro2">
          <table:table-cell/>
          <table:table-cell office:value-type="string" calcext:value-type="string">
            <text:p>Canada</text:p>
          </table:table-cell>
          <table:table-cell office:value-type="float" office:value="165684046" calcext:value-type="float">
            <text:p>165684046</text:p>
          </table:table-cell>
          <table:table-cell office:value-type="float" office:value="1477441451" calcext:value-type="float">
            <text:p>1477441451</text:p>
          </table:table-cell>
          <table:table-cell office:value-type="float" office:value="95896937" calcext:value-type="float">
            <text:p>95896937</text:p>
          </table:table-cell>
          <table:table-cell office:value-type="float" office:value="3428345360" calcext:value-type="float">
            <text:p>3428345360</text:p>
          </table:table-cell>
        </table:table-row>
        <table:table-row table:style-name="ro2">
          <table:table-cell/>
          <table:table-cell office:value-type="string" calcext:value-type="string">
            <text:p>Canary Islands</text:p>
          </table:table-cell>
          <table:table-cell office:value-type="float" office:value="109163" calcext:value-type="float">
            <text:p>109163</text:p>
          </table:table-cell>
          <table:table-cell office:value-type="float" office:value="1239242" calcext:value-type="float">
            <text:p>1239242</text:p>
          </table:table-cell>
          <table:table-cell office:value-type="float" office:value="231010" calcext:value-type="float">
            <text:p>231010</text:p>
          </table:table-cell>
          <table:table-cell office:value-type="float" office:value="6427903" calcext:value-type="float">
            <text:p>6427903</text:p>
          </table:table-cell>
        </table:table-row>
        <table:table-row table:style-name="ro2">
          <table:table-cell/>
          <table:table-cell office:value-type="string" calcext:value-type="string">
            <text:p>Cayman Islands</text:p>
          </table:table-cell>
          <table:table-cell office:value-type="float" office:value="1" calcext:value-type="float">
            <text:p>1</text:p>
          </table:table-cell>
          <table:table-cell office:value-type="float" office:value="104765" calcext:value-type="float">
            <text:p>104765</text:p>
          </table:table-cell>
          <table:table-cell office:value-type="float" office:value="94651" calcext:value-type="float">
            <text:p>94651</text:p>
          </table:table-cell>
          <table:table-cell office:value-type="float" office:value="19398327" calcext:value-type="float">
            <text:p>19398327</text:p>
          </table:table-cell>
        </table:table-row>
        <table:table-row table:style-name="ro2">
          <table:table-cell/>
          <table:table-cell office:value-type="string" calcext:value-type="string">
            <text:p>Central African Republic</text:p>
          </table:table-cell>
          <table:table-cell office:value-type="float" office:value="184557" calcext:value-type="float">
            <text:p>184557</text:p>
          </table:table-cell>
          <table:table-cell office:value-type="float" office:value="262098" calcext:value-type="float">
            <text:p>262098</text:p>
          </table:table-cell>
          <table:table-cell office:value-type="float" office:value="18394" calcext:value-type="float">
            <text:p>18394</text:p>
          </table:table-cell>
          <table:table-cell office:value-type="float" office:value="502758" calcext:value-type="float">
            <text:p>502758</text:p>
          </table:table-cell>
        </table:table-row>
        <table:table-row table:style-name="ro2">
          <table:table-cell/>
          <table:table-cell office:value-type="string" calcext:value-type="string">
            <text:p>Ceuta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323210" calcext:value-type="float">
            <text:p>4323210</text:p>
          </table:table-cell>
        </table:table-row>
        <table:table-row table:style-name="ro2">
          <table:table-cell/>
          <table:table-cell office:value-type="string" calcext:value-type="string">
            <text:p>Chad</text:p>
          </table:table-cell>
          <table:table-cell office:value-type="float" office:value="769" calcext:value-type="float">
            <text:p>769</text:p>
          </table:table-cell>
          <table:table-cell office:value-type="float" office:value="19301" calcext:value-type="float">
            <text:p>19301</text:p>
          </table:table-cell>
          <table:table-cell office:value-type="float" office:value="68791" calcext:value-type="float">
            <text:p>68791</text:p>
          </table:table-cell>
          <table:table-cell office:value-type="float" office:value="2526564" calcext:value-type="float">
            <text:p>2526564</text:p>
          </table:table-cell>
        </table:table-row>
        <table:table-row table:style-name="ro2">
          <table:table-cell/>
          <table:table-cell office:value-type="string" calcext:value-type="string">
            <text:p>Chile</text:p>
          </table:table-cell>
          <table:table-cell office:value-type="float" office:value="34717697" calcext:value-type="float">
            <text:p>34717697</text:p>
          </table:table-cell>
          <table:table-cell office:value-type="float" office:value="787677959" calcext:value-type="float">
            <text:p>787677959</text:p>
          </table:table-cell>
          <table:table-cell office:value-type="float" office:value="10032394" calcext:value-type="float">
            <text:p>10032394</text:p>
          </table:table-cell>
          <table:table-cell office:value-type="float" office:value="254944179" calcext:value-type="float">
            <text:p>254944179</text:p>
          </table:table-cell>
        </table:table-row>
        <table:table-row table:style-name="ro2">
          <table:table-cell/>
          <table:table-cell office:value-type="string" calcext:value-type="string">
            <text:p>China People's Republic of</text:p>
          </table:table-cell>
          <table:table-cell office:value-type="float" office:value="828119600" calcext:value-type="float">
            <text:p>828119600</text:p>
          </table:table-cell>
          <table:table-cell office:value-type="float" office:value="12171963908" calcext:value-type="float">
            <text:p>12171963908</text:p>
          </table:table-cell>
          <table:table-cell office:value-type="float" office:value="191197139" calcext:value-type="float">
            <text:p>191197139</text:p>
          </table:table-cell>
          <table:table-cell office:value-type="float" office:value="16866510477" calcext:value-type="float">
            <text:p>16866510477</text:p>
          </table:table-cell>
        </table:table-row>
        <table:table-row table:style-name="ro2">
          <table:table-cell/>
          <table:table-cell office:value-type="string" calcext:value-type="string">
            <text:p>Christmas Isla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</table:table-row>
        <table:table-row table:style-name="ro2">
          <table:table-cell/>
          <table:table-cell office:value-type="string" calcext:value-type="string">
            <text:p>Cocos (Keeling) Island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038" calcext:value-type="float">
            <text:p>7038</text:p>
          </table:table-cell>
        </table:table-row>
        <table:table-row table:style-name="ro2">
          <table:table-cell/>
          <table:table-cell office:value-type="string" calcext:value-type="string">
            <text:p>Colombia</text:p>
          </table:table-cell>
          <table:table-cell office:value-type="float" office:value="60657522" calcext:value-type="float">
            <text:p>60657522</text:p>
          </table:table-cell>
          <table:table-cell office:value-type="float" office:value="654974656" calcext:value-type="float">
            <text:p>654974656</text:p>
          </table:table-cell>
          <table:table-cell office:value-type="float" office:value="5710292" calcext:value-type="float">
            <text:p>5710292</text:p>
          </table:table-cell>
          <table:table-cell office:value-type="float" office:value="432452457" calcext:value-type="float">
            <text:p>432452457</text:p>
          </table:table-cell>
        </table:table-row>
        <table:table-row table:style-name="ro2">
          <table:table-cell/>
          <table:table-cell office:value-type="string" calcext:value-type="string">
            <text:p>Comoros Union of</text:p>
          </table:table-cell>
          <table:table-cell office:value-type="float" office:value="5487" calcext:value-type="float">
            <text:p>5487</text:p>
          </table:table-cell>
          <table:table-cell office:value-type="float" office:value="440082" calcext:value-type="float">
            <text:p>440082</text:p>
          </table:table-cell>
          <table:table-cell office:value-type="float" office:value="112" calcext:value-type="float">
            <text:p>112</text:p>
          </table:table-cell>
          <table:table-cell office:value-type="float" office:value="25976" calcext:value-type="float">
            <text:p>25976</text:p>
          </table:table-cell>
        </table:table-row>
        <table:table-row table:style-name="ro2">
          <table:table-cell/>
          <table:table-cell office:value-type="string" calcext:value-type="string">
            <text:p>Congo Democratic Republic of the</text:p>
          </table:table-cell>
          <table:table-cell office:value-type="float" office:value="1240642" calcext:value-type="float">
            <text:p>1240642</text:p>
          </table:table-cell>
          <table:table-cell office:value-type="float" office:value="2395080" calcext:value-type="float">
            <text:p>2395080</text:p>
          </table:table-cell>
          <table:table-cell office:value-type="float" office:value="987091" calcext:value-type="float">
            <text:p>987091</text:p>
          </table:table-cell>
          <table:table-cell office:value-type="float" office:value="6716519" calcext:value-type="float">
            <text:p>6716519</text:p>
          </table:table-cell>
        </table:table-row>
        <table:table-row table:style-name="ro2">
          <table:table-cell/>
          <table:table-cell office:value-type="string" calcext:value-type="string">
            <text:p>Congo Republic of the</text:p>
          </table:table-cell>
          <table:table-cell office:value-type="float" office:value="327646" calcext:value-type="float">
            <text:p>327646</text:p>
          </table:table-cell>
          <table:table-cell office:value-type="float" office:value="569423" calcext:value-type="float">
            <text:p>569423</text:p>
          </table:table-cell>
          <table:table-cell office:value-type="float" office:value="740642" calcext:value-type="float">
            <text:p>740642</text:p>
          </table:table-cell>
          <table:table-cell office:value-type="float" office:value="6831790" calcext:value-type="float">
            <text:p>6831790</text:p>
          </table:table-cell>
        </table:table-row>
        <table:table-row table:style-name="ro2">
          <table:table-cell/>
          <table:table-cell office:value-type="string" calcext:value-type="string">
            <text:p>Cook Islands</text:p>
          </table:table-cell>
          <table:table-cell office:value-type="float" office:value="2" calcext:value-type="float">
            <text:p>2</text:p>
          </table:table-cell>
          <table:table-cell office:value-type="float" office:value="1021" calcext:value-type="float">
            <text:p>1021</text:p>
          </table:table-cell>
          <table:table-cell office:value-type="float" office:value="21921" calcext:value-type="float">
            <text:p>21921</text:p>
          </table:table-cell>
          <table:table-cell office:value-type="float" office:value="27241" calcext:value-type="float">
            <text:p>27241</text:p>
          </table:table-cell>
        </table:table-row>
        <table:table-row table:style-name="ro2">
          <table:table-cell/>
          <table:table-cell office:value-type="string" calcext:value-type="string">
            <text:p>Costa Rica</text:p>
          </table:table-cell>
          <table:table-cell office:value-type="float" office:value="44847097" calcext:value-type="float">
            <text:p>44847097</text:p>
          </table:table-cell>
          <table:table-cell office:value-type="float" office:value="104815995" calcext:value-type="float">
            <text:p>104815995</text:p>
          </table:table-cell>
          <table:table-cell office:value-type="float" office:value="1075762" calcext:value-type="float">
            <text:p>1075762</text:p>
          </table:table-cell>
          <table:table-cell office:value-type="float" office:value="73129743" calcext:value-type="float">
            <text:p>73129743</text:p>
          </table:table-cell>
        </table:table-row>
        <table:table-row table:style-name="ro2">
          <table:table-cell/>
          <table:table-cell office:value-type="string" calcext:value-type="string">
            <text:p>Croatia Republic of</text:p>
          </table:table-cell>
          <table:table-cell office:value-type="float" office:value="27692139" calcext:value-type="float">
            <text:p>27692139</text:p>
          </table:table-cell>
          <table:table-cell office:value-type="float" office:value="137259202" calcext:value-type="float">
            <text:p>137259202</text:p>
          </table:table-cell>
          <table:table-cell office:value-type="float" office:value="14047504" calcext:value-type="float">
            <text:p>14047504</text:p>
          </table:table-cell>
          <table:table-cell office:value-type="float" office:value="188517616" calcext:value-type="float">
            <text:p>188517616</text:p>
          </table:table-cell>
        </table:table-row>
        <table:table-row table:style-name="ro2">
          <table:table-cell/>
          <table:table-cell office:value-type="string" calcext:value-type="string">
            <text:p>Cuba</text:p>
          </table:table-cell>
          <table:table-cell office:value-type="float" office:value="1155244" calcext:value-type="float">
            <text:p>1155244</text:p>
          </table:table-cell>
          <table:table-cell office:value-type="float" office:value="31186142" calcext:value-type="float">
            <text:p>31186142</text:p>
          </table:table-cell>
          <table:table-cell office:value-type="float" office:value="298456" calcext:value-type="float">
            <text:p>298456</text:p>
          </table:table-cell>
          <table:table-cell office:value-type="float" office:value="17790378" calcext:value-type="float">
            <text:p>17790378</text:p>
          </table:table-cell>
        </table:table-row>
        <table:table-row table:style-name="ro2">
          <table:table-cell/>
          <table:table-cell office:value-type="string" calcext:value-type="string">
            <text:p>Curaçao</text:p>
          </table:table-cell>
          <table:table-cell office:value-type="float" office:value="14193" calcext:value-type="float">
            <text:p>14193</text:p>
          </table:table-cell>
          <table:table-cell office:value-type="float" office:value="463374980" calcext:value-type="float">
            <text:p>463374980</text:p>
          </table:table-cell>
          <table:table-cell office:value-type="float" office:value="60707" calcext:value-type="float">
            <text:p>60707</text:p>
          </table:table-cell>
          <table:table-cell office:value-type="float" office:value="7569891" calcext:value-type="float">
            <text:p>7569891</text:p>
          </table:table-cell>
        </table:table-row>
        <table:table-row table:style-name="ro2">
          <table:table-cell/>
          <table:table-cell office:value-type="string" calcext:value-type="string">
            <text:p>Cyprus</text:p>
          </table:table-cell>
          <table:table-cell office:value-type="float" office:value="439647" calcext:value-type="float">
            <text:p>439647</text:p>
          </table:table-cell>
          <table:table-cell office:value-type="float" office:value="6348997" calcext:value-type="float">
            <text:p>6348997</text:p>
          </table:table-cell>
          <table:table-cell office:value-type="float" office:value="3054757" calcext:value-type="float">
            <text:p>3054757</text:p>
          </table:table-cell>
          <table:table-cell office:value-type="float" office:value="59535895" calcext:value-type="float">
            <text:p>59535895</text:p>
          </table:table-cell>
        </table:table-row>
        <table:table-row table:style-name="ro2">
          <table:table-cell/>
          <table:table-cell office:value-type="string" calcext:value-type="string">
            <text:p>Czech Republic</text:p>
          </table:table-cell>
          <table:table-cell office:value-type="float" office:value="367646102" calcext:value-type="float">
            <text:p>367646102</text:p>
          </table:table-cell>
          <table:table-cell office:value-type="float" office:value="2291408964" calcext:value-type="float">
            <text:p>2291408964</text:p>
          </table:table-cell>
          <table:table-cell office:value-type="float" office:value="176492607" calcext:value-type="float">
            <text:p>176492607</text:p>
          </table:table-cell>
          <table:table-cell office:value-type="float" office:value="1509120632" calcext:value-type="float">
            <text:p>1509120632</text:p>
          </table:table-cell>
        </table:table-row>
        <table:table-row table:style-name="ro2">
          <table:table-cell/>
          <table:table-cell office:value-type="string" calcext:value-type="string">
            <text:p>Côte d'Ivoire</text:p>
          </table:table-cell>
          <table:table-cell office:value-type="float" office:value="15136935" calcext:value-type="float">
            <text:p>15136935</text:p>
          </table:table-cell>
          <table:table-cell office:value-type="float" office:value="415429609" calcext:value-type="float">
            <text:p>415429609</text:p>
          </table:table-cell>
          <table:table-cell office:value-type="float" office:value="3689258" calcext:value-type="float">
            <text:p>3689258</text:p>
          </table:table-cell>
          <table:table-cell office:value-type="float" office:value="33615465" calcext:value-type="float">
            <text:p>33615465</text:p>
          </table:table-cell>
        </table:table-row>
        <table:table-row table:style-name="ro2">
          <table:table-cell/>
          <table:table-cell office:value-type="string" calcext:value-type="string">
            <text:p>Denmark</text:p>
          </table:table-cell>
          <table:table-cell office:value-type="float" office:value="63499124" calcext:value-type="float">
            <text:p>63499124</text:p>
          </table:table-cell>
          <table:table-cell office:value-type="float" office:value="828203700" calcext:value-type="float">
            <text:p>828203700</text:p>
          </table:table-cell>
          <table:table-cell office:value-type="float" office:value="55314613" calcext:value-type="float">
            <text:p>55314613</text:p>
          </table:table-cell>
          <table:table-cell office:value-type="float" office:value="953401454" calcext:value-type="float">
            <text:p>953401454</text:p>
          </table:table-cell>
        </table:table-row>
        <table:table-row table:style-name="ro2">
          <table:table-cell/>
          <table:table-cell office:value-type="string" calcext:value-type="string">
            <text:p>Djibouti</text:p>
          </table:table-cell>
          <table:table-cell office:value-type="float" office:value="356" calcext:value-type="float">
            <text:p>356</text:p>
          </table:table-cell>
          <table:table-cell office:value-type="float" office:value="8062" calcext:value-type="float">
            <text:p>8062</text:p>
          </table:table-cell>
          <table:table-cell office:value-type="float" office:value="135768" calcext:value-type="float">
            <text:p>135768</text:p>
          </table:table-cell>
          <table:table-cell office:value-type="float" office:value="401479" calcext:value-type="float">
            <text:p>401479</text:p>
          </table:table-cell>
        </table:table-row>
        <table:table-row table:style-name="ro2">
          <table:table-cell/>
          <table:table-cell office:value-type="string" calcext:value-type="string">
            <text:p>Dominica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176184" calcext:value-type="float">
            <text:p>176184</text:p>
          </table:table-cell>
        </table:table-row>
        <table:table-row table:style-name="ro2">
          <table:table-cell/>
          <table:table-cell office:value-type="string" calcext:value-type="string">
            <text:p>Dominican Republic</text:p>
          </table:table-cell>
          <table:table-cell office:value-type="float" office:value="8364188" calcext:value-type="float">
            <text:p>8364188</text:p>
          </table:table-cell>
          <table:table-cell office:value-type="float" office:value="238328590" calcext:value-type="float">
            <text:p>238328590</text:p>
          </table:table-cell>
          <table:table-cell office:value-type="float" office:value="682619" calcext:value-type="float">
            <text:p>682619</text:p>
          </table:table-cell>
          <table:table-cell office:value-type="float" office:value="19454115" calcext:value-type="float">
            <text:p>19454115</text:p>
          </table:table-cell>
        </table:table-row>
        <table:table-row table:style-name="ro2">
          <table:table-cell/>
          <table:table-cell office:value-type="string" calcext:value-type="string">
            <text:p>East Timor</text:p>
          </table:table-cell>
          <table:table-cell table:number-columns-repeated="2"/>
          <table:table-cell office:value-type="float" office:value="3703" calcext:value-type="float">
            <text:p>3703</text:p>
          </table:table-cell>
          <table:table-cell office:value-type="float" office:value="306134" calcext:value-type="float">
            <text:p>306134</text:p>
          </table:table-cell>
        </table:table-row>
        <table:table-row table:style-name="ro2">
          <table:table-cell/>
          <table:table-cell office:value-type="string" calcext:value-type="string">
            <text:p>Ecuador</text:p>
          </table:table-cell>
          <table:table-cell office:value-type="float" office:value="25177538" calcext:value-type="float">
            <text:p>25177538</text:p>
          </table:table-cell>
          <table:table-cell office:value-type="float" office:value="133569643" calcext:value-type="float">
            <text:p>133569643</text:p>
          </table:table-cell>
          <table:table-cell office:value-type="float" office:value="2203834" calcext:value-type="float">
            <text:p>2203834</text:p>
          </table:table-cell>
          <table:table-cell office:value-type="float" office:value="113030150" calcext:value-type="float">
            <text:p>113030150</text:p>
          </table:table-cell>
        </table:table-row>
        <table:table-row table:style-name="ro2">
          <table:table-cell/>
          <table:table-cell office:value-type="string" calcext:value-type="string">
            <text:p>Egypt</text:p>
          </table:table-cell>
          <table:table-cell office:value-type="float" office:value="59163479" calcext:value-type="float">
            <text:p>59163479</text:p>
          </table:table-cell>
          <table:table-cell office:value-type="float" office:value="102089295" calcext:value-type="float">
            <text:p>102089295</text:p>
          </table:table-cell>
          <table:table-cell office:value-type="float" office:value="20673396" calcext:value-type="float">
            <text:p>20673396</text:p>
          </table:table-cell>
          <table:table-cell office:value-type="float" office:value="1029767560" calcext:value-type="float">
            <text:p>1029767560</text:p>
          </table:table-cell>
        </table:table-row>
        <table:table-row table:style-name="ro2">
          <table:table-cell/>
          <table:table-cell office:value-type="string" calcext:value-type="string">
            <text:p>El Salvador</text:p>
          </table:table-cell>
          <table:table-cell office:value-type="float" office:value="195238" calcext:value-type="float">
            <text:p>195238</text:p>
          </table:table-cell>
          <table:table-cell office:value-type="float" office:value="1884497" calcext:value-type="float">
            <text:p>1884497</text:p>
          </table:table-cell>
          <table:table-cell office:value-type="float" office:value="272167" calcext:value-type="float">
            <text:p>272167</text:p>
          </table:table-cell>
          <table:table-cell office:value-type="float" office:value="12974286" calcext:value-type="float">
            <text:p>12974286</text:p>
          </table:table-cell>
        </table:table-row>
        <table:table-row table:style-name="ro2">
          <table:table-cell/>
          <table:table-cell office:value-type="string" calcext:value-type="string">
            <text:p>Equatorial Guinea</text:p>
          </table:table-cell>
          <table:table-cell table:number-columns-repeated="2"/>
          <table:table-cell office:value-type="float" office:value="109865" calcext:value-type="float">
            <text:p>109865</text:p>
          </table:table-cell>
          <table:table-cell office:value-type="float" office:value="2812136" calcext:value-type="float">
            <text:p>2812136</text:p>
          </table:table-cell>
        </table:table-row>
        <table:table-row table:style-name="ro2">
          <table:table-cell/>
          <table:table-cell office:value-type="string" calcext:value-type="string">
            <text:p>Eritrea</text:p>
          </table:table-cell>
          <table:table-cell office:value-type="float" office:value="14324" calcext:value-type="float">
            <text:p>14324</text:p>
          </table:table-cell>
          <table:table-cell office:value-type="float" office:value="63627" calcext:value-type="float">
            <text:p>63627</text:p>
          </table:table-cell>
          <table:table-cell office:value-type="float" office:value="81255" calcext:value-type="float">
            <text:p>81255</text:p>
          </table:table-cell>
          <table:table-cell office:value-type="float" office:value="318572" calcext:value-type="float">
            <text:p>318572</text:p>
          </table:table-cell>
        </table:table-row>
        <table:table-row table:style-name="ro2">
          <table:table-cell/>
          <table:table-cell office:value-type="string" calcext:value-type="string">
            <text:p>Estonia</text:p>
          </table:table-cell>
          <table:table-cell office:value-type="float" office:value="11041532" calcext:value-type="float">
            <text:p>11041532</text:p>
          </table:table-cell>
          <table:table-cell office:value-type="float" office:value="46472985" calcext:value-type="float">
            <text:p>46472985</text:p>
          </table:table-cell>
          <table:table-cell office:value-type="float" office:value="4200867" calcext:value-type="float">
            <text:p>4200867</text:p>
          </table:table-cell>
          <table:table-cell office:value-type="float" office:value="154064874" calcext:value-type="float">
            <text:p>154064874</text:p>
          </table:table-cell>
        </table:table-row>
        <table:table-row table:style-name="ro2">
          <table:table-cell/>
          <table:table-cell office:value-type="string" calcext:value-type="string">
            <text:p>Ethiopia Fed. Democratic Republic of</text:p>
          </table:table-cell>
          <table:table-cell office:value-type="float" office:value="6588842" calcext:value-type="float">
            <text:p>6588842</text:p>
          </table:table-cell>
          <table:table-cell office:value-type="float" office:value="258060004" calcext:value-type="float">
            <text:p>258060004</text:p>
          </table:table-cell>
          <table:table-cell office:value-type="float" office:value="1131884" calcext:value-type="float">
            <text:p>1131884</text:p>
          </table:table-cell>
          <table:table-cell office:value-type="float" office:value="38495934" calcext:value-type="float">
            <text:p>38495934</text:p>
          </table:table-cell>
        </table:table-row>
        <table:table-row table:style-name="ro2">
          <table:table-cell/>
          <table:table-cell office:value-type="string" calcext:value-type="string">
            <text:p>Faeroe Islands</text:p>
          </table:table-cell>
          <table:table-cell office:value-type="float" office:value="140068" calcext:value-type="float">
            <text:p>140068</text:p>
          </table:table-cell>
          <table:table-cell office:value-type="float" office:value="1794127" calcext:value-type="float">
            <text:p>1794127</text:p>
          </table:table-cell>
          <table:table-cell office:value-type="float" office:value="97251" calcext:value-type="float">
            <text:p>97251</text:p>
          </table:table-cell>
          <table:table-cell office:value-type="float" office:value="443724" calcext:value-type="float">
            <text:p>443724</text:p>
          </table:table-cell>
        </table:table-row>
        <table:table-row table:style-name="ro2">
          <table:table-cell/>
          <table:table-cell office:value-type="string" calcext:value-type="string">
            <text:p>Falkland Islands</text:p>
          </table:table-cell>
          <table:table-cell table:number-columns-repeated="2"/>
          <table:table-cell office:value-type="float" office:value="1265" calcext:value-type="float">
            <text:p>1265</text:p>
          </table:table-cell>
          <table:table-cell office:value-type="float" office:value="100312" calcext:value-type="float">
            <text:p>100312</text:p>
          </table:table-cell>
        </table:table-row>
        <table:table-row table:style-name="ro2">
          <table:table-cell/>
          <table:table-cell office:value-type="string" calcext:value-type="string">
            <text:p>Fiji Republic of</text:p>
          </table:table-cell>
          <table:table-cell office:value-type="float" office:value="2019" calcext:value-type="float">
            <text:p>2019</text:p>
          </table:table-cell>
          <table:table-cell office:value-type="float" office:value="77015" calcext:value-type="float">
            <text:p>77015</text:p>
          </table:table-cell>
          <table:table-cell office:value-type="float" office:value="19539" calcext:value-type="float">
            <text:p>19539</text:p>
          </table:table-cell>
          <table:table-cell office:value-type="float" office:value="5486198" calcext:value-type="float">
            <text:p>5486198</text:p>
          </table:table-cell>
        </table:table-row>
        <table:table-row table:style-name="ro2">
          <table:table-cell/>
          <table:table-cell office:value-type="string" calcext:value-type="string">
            <text:p>Finland</text:p>
          </table:table-cell>
          <table:table-cell office:value-type="float" office:value="169207689" calcext:value-type="float">
            <text:p>169207689</text:p>
          </table:table-cell>
          <table:table-cell office:value-type="float" office:value="1020898158" calcext:value-type="float">
            <text:p>1020898158</text:p>
          </table:table-cell>
          <table:table-cell office:value-type="float" office:value="34561046" calcext:value-type="float">
            <text:p>34561046</text:p>
          </table:table-cell>
          <table:table-cell office:value-type="float" office:value="786380458" calcext:value-type="float">
            <text:p>786380458</text:p>
          </table:table-cell>
        </table:table-row>
        <table:table-row table:style-name="ro2">
          <table:table-cell/>
          <table:table-cell office:value-type="string" calcext:value-type="string">
            <text:p>France</text:p>
          </table:table-cell>
          <table:table-cell office:value-type="float" office:value="8329010292" calcext:value-type="float">
            <text:p>8329010292</text:p>
          </table:table-cell>
          <table:table-cell office:value-type="float" office:value="16616952748" calcext:value-type="float">
            <text:p>16616952748</text:p>
          </table:table-cell>
          <table:table-cell office:value-type="float" office:value="3796128782" calcext:value-type="float">
            <text:p>3796128782</text:p>
          </table:table-cell>
          <table:table-cell office:value-type="float" office:value="17303961731" calcext:value-type="float">
            <text:p>17303961731</text:p>
          </table:table-cell>
        </table:table-row>
        <table:table-row table:style-name="ro2">
          <table:table-cell/>
          <table:table-cell office:value-type="string" calcext:value-type="string">
            <text:p>French Guiana</text:p>
          </table:table-cell>
          <table:table-cell office:value-type="float" office:value="745" calcext:value-type="float">
            <text:p>745</text:p>
          </table:table-cell>
          <table:table-cell office:value-type="float" office:value="10715770" calcext:value-type="float">
            <text:p>10715770</text:p>
          </table:table-cell>
          <table:table-cell office:value-type="float" office:value="379735" calcext:value-type="float">
            <text:p>379735</text:p>
          </table:table-cell>
          <table:table-cell office:value-type="float" office:value="58309420" calcext:value-type="float">
            <text:p>58309420</text:p>
          </table:table-cell>
        </table:table-row>
        <table:table-row table:style-name="ro2">
          <table:table-cell/>
          <table:table-cell office:value-type="string" calcext:value-type="string">
            <text:p>French Polynesia</text:p>
          </table:table-cell>
          <table:table-cell office:value-type="float" office:value="343" calcext:value-type="float">
            <text:p>343</text:p>
          </table:table-cell>
          <table:table-cell office:value-type="float" office:value="302646" calcext:value-type="float">
            <text:p>302646</text:p>
          </table:table-cell>
          <table:table-cell office:value-type="float" office:value="29656" calcext:value-type="float">
            <text:p>29656</text:p>
          </table:table-cell>
          <table:table-cell office:value-type="float" office:value="1536792" calcext:value-type="float">
            <text:p>1536792</text:p>
          </table:table-cell>
        </table:table-row>
        <table:table-row table:style-name="ro2">
          <table:table-cell/>
          <table:table-cell office:value-type="string" calcext:value-type="string">
            <text:p>French Southern Territories</text:p>
          </table:table-cell>
          <table:table-cell table:number-columns-repeated="2"/>
          <table:table-cell office:value-type="float" office:value="10948" calcext:value-type="float">
            <text:p>10948</text:p>
          </table:table-cell>
          <table:table-cell office:value-type="float" office:value="63715" calcext:value-type="float">
            <text:p>63715</text:p>
          </table:table-cell>
        </table:table-row>
        <table:table-row table:style-name="ro2">
          <table:table-cell/>
          <table:table-cell office:value-type="string" calcext:value-type="string">
            <text:p>Gabon</text:p>
          </table:table-cell>
          <table:table-cell office:value-type="float" office:value="338735" calcext:value-type="float">
            <text:p>338735</text:p>
          </table:table-cell>
          <table:table-cell office:value-type="float" office:value="37852084" calcext:value-type="float">
            <text:p>37852084</text:p>
          </table:table-cell>
          <table:table-cell office:value-type="float" office:value="265447" calcext:value-type="float">
            <text:p>265447</text:p>
          </table:table-cell>
          <table:table-cell office:value-type="float" office:value="5681056" calcext:value-type="float">
            <text:p>5681056</text:p>
          </table:table-cell>
        </table:table-row>
        <table:table-row table:style-name="ro2">
          <table:table-cell/>
          <table:table-cell office:value-type="string" calcext:value-type="string">
            <text:p>Gambia</text:p>
          </table:table-cell>
          <table:table-cell office:value-type="float" office:value="800" calcext:value-type="float">
            <text:p>800</text:p>
          </table:table-cell>
          <table:table-cell office:value-type="float" office:value="5502" calcext:value-type="float">
            <text:p>5502</text:p>
          </table:table-cell>
          <table:table-cell office:value-type="float" office:value="1416060" calcext:value-type="float">
            <text:p>1416060</text:p>
          </table:table-cell>
          <table:table-cell office:value-type="float" office:value="2105387" calcext:value-type="float">
            <text:p>2105387</text:p>
          </table:table-cell>
        </table:table-row>
        <table:table-row table:style-name="ro2">
          <table:table-cell/>
          <table:table-cell office:value-type="string" calcext:value-type="string">
            <text:p>Georgia</text:p>
          </table:table-cell>
          <table:table-cell office:value-type="float" office:value="109415" calcext:value-type="float">
            <text:p>109415</text:p>
          </table:table-cell>
          <table:table-cell office:value-type="float" office:value="1669521" calcext:value-type="float">
            <text:p>1669521</text:p>
          </table:table-cell>
          <table:table-cell office:value-type="float" office:value="3901748" calcext:value-type="float">
            <text:p>3901748</text:p>
          </table:table-cell>
          <table:table-cell office:value-type="float" office:value="44919222" calcext:value-type="float">
            <text:p>44919222</text:p>
          </table:table-cell>
        </table:table-row>
        <table:table-row table:style-name="ro2">
          <table:table-cell/>
          <table:table-cell office:value-type="string" calcext:value-type="string">
            <text:p>Germany</text:p>
          </table:table-cell>
          <table:table-cell office:value-type="float" office:value="20258701589" calcext:value-type="float">
            <text:p>20258701589</text:p>
          </table:table-cell>
          <table:table-cell office:value-type="float" office:value="54567720898" calcext:value-type="float">
            <text:p>54567720898</text:p>
          </table:table-cell>
          <table:table-cell office:value-type="float" office:value="5917220550" calcext:value-type="float">
            <text:p>5917220550</text:p>
          </table:table-cell>
          <table:table-cell office:value-type="float" office:value="43443770764" calcext:value-type="float">
            <text:p>43443770764</text:p>
          </table:table-cell>
        </table:table-row>
        <table:table-row table:style-name="ro2">
          <table:table-cell/>
          <table:table-cell office:value-type="string" calcext:value-type="string">
            <text:p>Ghana</text:p>
          </table:table-cell>
          <table:table-cell office:value-type="float" office:value="26050012" calcext:value-type="float">
            <text:p>26050012</text:p>
          </table:table-cell>
          <table:table-cell office:value-type="float" office:value="1585391955" calcext:value-type="float">
            <text:p>1585391955</text:p>
          </table:table-cell>
          <table:table-cell office:value-type="float" office:value="2076225" calcext:value-type="float">
            <text:p>2076225</text:p>
          </table:table-cell>
          <table:table-cell office:value-type="float" office:value="32239662" calcext:value-type="float">
            <text:p>32239662</text:p>
          </table:table-cell>
        </table:table-row>
        <table:table-row table:style-name="ro2">
          <table:table-cell/>
          <table:table-cell office:value-type="string" calcext:value-type="string">
            <text:p>Gibraltar</text:p>
          </table:table-cell>
          <table:table-cell office:value-type="float" office:value="121" calcext:value-type="float">
            <text:p>121</text:p>
          </table:table-cell>
          <table:table-cell office:value-type="float" office:value="2897" calcext:value-type="float">
            <text:p>2897</text:p>
          </table:table-cell>
          <table:table-cell office:value-type="float" office:value="209155" calcext:value-type="float">
            <text:p>209155</text:p>
          </table:table-cell>
          <table:table-cell office:value-type="float" office:value="14249799" calcext:value-type="float">
            <text:p>14249799</text:p>
          </table:table-cell>
        </table:table-row>
        <table:table-row table:style-name="ro2">
          <table:table-cell/>
          <table:table-cell office:value-type="string" calcext:value-type="string">
            <text:p>Greece</text:p>
          </table:table-cell>
          <table:table-cell office:value-type="float" office:value="25727793" calcext:value-type="float">
            <text:p>25727793</text:p>
          </table:table-cell>
          <table:table-cell office:value-type="float" office:value="157791810" calcext:value-type="float">
            <text:p>157791810</text:p>
          </table:table-cell>
          <table:table-cell office:value-type="float" office:value="17645912" calcext:value-type="float">
            <text:p>17645912</text:p>
          </table:table-cell>
          <table:table-cell office:value-type="float" office:value="899453672" calcext:value-type="float">
            <text:p>899453672</text:p>
          </table:table-cell>
        </table:table-row>
        <table:table-row table:style-name="ro2">
          <table:table-cell/>
          <table:table-cell office:value-type="string" calcext:value-type="string">
            <text:p>Greenland</text:p>
          </table:table-cell>
          <table:table-cell office:value-type="float" office:value="457" calcext:value-type="float">
            <text:p>457</text:p>
          </table:table-cell>
          <table:table-cell office:value-type="float" office:value="6790" calcext:value-type="float">
            <text:p>6790</text:p>
          </table:table-cell>
          <table:table-cell office:value-type="float" office:value="1273" calcext:value-type="float">
            <text:p>1273</text:p>
          </table:table-cell>
          <table:table-cell office:value-type="float" office:value="76905" calcext:value-type="float">
            <text:p>76905</text:p>
          </table:table-cell>
        </table:table-row>
        <table:table-row table:style-name="ro2">
          <table:table-cell/>
          <table:table-cell office:value-type="string" calcext:value-type="string">
            <text:p>Grenada</text:p>
          </table:table-cell>
          <table:table-cell office:value-type="float" office:value="517" calcext:value-type="float">
            <text:p>517</text:p>
          </table:table-cell>
          <table:table-cell office:value-type="float" office:value="14029" calcext:value-type="float">
            <text:p>14029</text:p>
          </table:table-cell>
          <table:table-cell office:value-type="float" office:value="2682" calcext:value-type="float">
            <text:p>2682</text:p>
          </table:table-cell>
          <table:table-cell office:value-type="float" office:value="191943" calcext:value-type="float">
            <text:p>191943</text:p>
          </table:table-cell>
        </table:table-row>
        <table:table-row table:style-name="ro2">
          <table:table-cell/>
          <table:table-cell office:value-type="string" calcext:value-type="string">
            <text:p>Guadeloupe</text:p>
          </table:table-cell>
          <table:table-cell office:value-type="float" office:value="9351" calcext:value-type="float">
            <text:p>9351</text:p>
          </table:table-cell>
          <table:table-cell office:value-type="float" office:value="1140139" calcext:value-type="float">
            <text:p>1140139</text:p>
          </table:table-cell>
          <table:table-cell office:value-type="float" office:value="684577" calcext:value-type="float">
            <text:p>684577</text:p>
          </table:table-cell>
          <table:table-cell office:value-type="float" office:value="44856447" calcext:value-type="float">
            <text:p>44856447</text:p>
          </table:table-cell>
        </table:table-row>
        <table:table-row table:style-name="ro2">
          <table:table-cell/>
          <table:table-cell office:value-type="string" calcext:value-type="string">
            <text:p>Guam</text:p>
          </table:table-cell>
          <table:table-cell office:value-type="float" office:value="89" calcext:value-type="float">
            <text:p>89</text:p>
          </table:table-cell>
          <table:table-cell office:value-type="float" office:value="239609" calcext:value-type="float">
            <text:p>239609</text:p>
          </table:table-cell>
          <table:table-cell office:value-type="float" office:value="5751" calcext:value-type="float">
            <text:p>5751</text:p>
          </table:table-cell>
          <table:table-cell office:value-type="float" office:value="8363108" calcext:value-type="float">
            <text:p>8363108</text:p>
          </table:table-cell>
        </table:table-row>
        <table:table-row table:style-name="ro2">
          <table:table-cell/>
          <table:table-cell office:value-type="string" calcext:value-type="string">
            <text:p>Guatemala</text:p>
          </table:table-cell>
          <table:table-cell office:value-type="float" office:value="13319855" calcext:value-type="float">
            <text:p>13319855</text:p>
          </table:table-cell>
          <table:table-cell office:value-type="float" office:value="44509968" calcext:value-type="float">
            <text:p>44509968</text:p>
          </table:table-cell>
          <table:table-cell office:value-type="float" office:value="866919" calcext:value-type="float">
            <text:p>866919</text:p>
          </table:table-cell>
          <table:table-cell office:value-type="float" office:value="26812479" calcext:value-type="float">
            <text:p>26812479</text:p>
          </table:table-cell>
        </table:table-row>
        <table:table-row table:style-name="ro2">
          <table:table-cell/>
          <table:table-cell office:value-type="string" calcext:value-type="string">
            <text:p>Guinea</text:p>
          </table:table-cell>
          <table:table-cell office:value-type="float" office:value="18053" calcext:value-type="float">
            <text:p>18053</text:p>
          </table:table-cell>
          <table:table-cell office:value-type="float" office:value="40097198" calcext:value-type="float">
            <text:p>40097198</text:p>
          </table:table-cell>
          <table:table-cell office:value-type="float" office:value="1952811" calcext:value-type="float">
            <text:p>1952811</text:p>
          </table:table-cell>
          <table:table-cell office:value-type="float" office:value="4265628" calcext:value-type="float">
            <text:p>4265628</text:p>
          </table:table-cell>
        </table:table-row>
        <table:table-row table:style-name="ro2">
          <table:table-cell/>
          <table:table-cell office:value-type="string" calcext:value-type="string">
            <text:p>Guinea-Bissau</text:p>
          </table:table-cell>
          <table:table-cell table:number-columns-repeated="2"/>
          <table:table-cell office:value-type="float" office:value="132458" calcext:value-type="float">
            <text:p>132458</text:p>
          </table:table-cell>
          <table:table-cell office:value-type="float" office:value="175688" calcext:value-type="float">
            <text:p>175688</text:p>
          </table:table-cell>
        </table:table-row>
        <table:table-row table:style-name="ro2">
          <table:table-cell/>
          <table:table-cell office:value-type="string" calcext:value-type="string">
            <text:p>Guyana</text:p>
          </table:table-cell>
          <table:table-cell office:value-type="float" office:value="71668" calcext:value-type="float">
            <text:p>71668</text:p>
          </table:table-cell>
          <table:table-cell office:value-type="float" office:value="94059" calcext:value-type="float">
            <text:p>94059</text:p>
          </table:table-cell>
          <table:table-cell office:value-type="float" office:value="118214" calcext:value-type="float">
            <text:p>118214</text:p>
          </table:table-cell>
          <table:table-cell office:value-type="float" office:value="699538" calcext:value-type="float">
            <text:p>699538</text:p>
          </table:table-cell>
        </table:table-row>
        <table:table-row table:style-name="ro2">
          <table:table-cell/>
          <table:table-cell office:value-type="string" calcext:value-type="string">
            <text:p>Haiti</text:p>
          </table:table-cell>
          <table:table-cell office:value-type="float" office:value="24397" calcext:value-type="float">
            <text:p>24397</text:p>
          </table:table-cell>
          <table:table-cell office:value-type="float" office:value="3375759" calcext:value-type="float">
            <text:p>3375759</text:p>
          </table:table-cell>
          <table:table-cell office:value-type="float" office:value="137845" calcext:value-type="float">
            <text:p>137845</text:p>
          </table:table-cell>
          <table:table-cell office:value-type="float" office:value="2863872" calcext:value-type="float">
            <text:p>2863872</text:p>
          </table:table-cell>
        </table:table-row>
        <table:table-row table:style-name="ro2">
          <table:table-cell/>
          <table:table-cell office:value-type="string" calcext:value-type="string">
            <text:p>Holy See</text:p>
          </table:table-cell>
          <table:table-cell office:value-type="float" office:value="945" calcext:value-type="float">
            <text:p>945</text:p>
          </table:table-cell>
          <table:table-cell office:value-type="float" office:value="10180" calcext:value-type="float">
            <text:p>10180</text:p>
          </table:table-cell>
          <table:table-cell office:value-type="float" office:value="17162" calcext:value-type="float">
            <text:p>17162</text:p>
          </table:table-cell>
          <table:table-cell office:value-type="float" office:value="8504076" calcext:value-type="float">
            <text:p>8504076</text:p>
          </table:table-cell>
        </table:table-row>
        <table:table-row table:style-name="ro2">
          <table:table-cell/>
          <table:table-cell office:value-type="string" calcext:value-type="string">
            <text:p>Honduras</text:p>
          </table:table-cell>
          <table:table-cell office:value-type="float" office:value="5827465" calcext:value-type="float">
            <text:p>5827465</text:p>
          </table:table-cell>
          <table:table-cell office:value-type="float" office:value="20131614" calcext:value-type="float">
            <text:p>20131614</text:p>
          </table:table-cell>
          <table:table-cell office:value-type="float" office:value="310244" calcext:value-type="float">
            <text:p>310244</text:p>
          </table:table-cell>
          <table:table-cell office:value-type="float" office:value="8624330" calcext:value-type="float">
            <text:p>8624330</text:p>
          </table:table-cell>
        </table:table-row>
        <table:table-row table:style-name="ro2">
          <table:table-cell/>
          <table:table-cell office:value-type="string" calcext:value-type="string">
            <text:p>Hong Kong</text:p>
          </table:table-cell>
          <table:table-cell office:value-type="float" office:value="4997448" calcext:value-type="float">
            <text:p>4997448</text:p>
          </table:table-cell>
          <table:table-cell office:value-type="float" office:value="2830196087" calcext:value-type="float">
            <text:p>2830196087</text:p>
          </table:table-cell>
          <table:table-cell office:value-type="float" office:value="28260147" calcext:value-type="float">
            <text:p>28260147</text:p>
          </table:table-cell>
          <table:table-cell office:value-type="float" office:value="22156889821" calcext:value-type="float">
            <text:p>22156889821</text:p>
          </table:table-cell>
        </table:table-row>
        <table:table-row table:style-name="ro2">
          <table:table-cell/>
          <table:table-cell office:value-type="string" calcext:value-type="string">
            <text:p>Hungary</text:p>
          </table:table-cell>
          <table:table-cell office:value-type="float" office:value="164640138" calcext:value-type="float">
            <text:p>164640138</text:p>
          </table:table-cell>
          <table:table-cell office:value-type="float" office:value="1100099320" calcext:value-type="float">
            <text:p>1100099320</text:p>
          </table:table-cell>
          <table:table-cell office:value-type="float" office:value="70879138" calcext:value-type="float">
            <text:p>70879138</text:p>
          </table:table-cell>
          <table:table-cell office:value-type="float" office:value="1069713761" calcext:value-type="float">
            <text:p>1069713761</text:p>
          </table:table-cell>
        </table:table-row>
        <table:table-row table:style-name="ro2">
          <table:table-cell/>
          <table:table-cell office:value-type="string" calcext:value-type="string">
            <text:p>Iceland</text:p>
          </table:table-cell>
          <table:table-cell office:value-type="float" office:value="5465715" calcext:value-type="float">
            <text:p>5465715</text:p>
          </table:table-cell>
          <table:table-cell office:value-type="float" office:value="29288908" calcext:value-type="float">
            <text:p>29288908</text:p>
          </table:table-cell>
          <table:table-cell office:value-type="float" office:value="3470184" calcext:value-type="float">
            <text:p>3470184</text:p>
          </table:table-cell>
          <table:table-cell office:value-type="float" office:value="29942121" calcext:value-type="float">
            <text:p>29942121</text:p>
          </table:table-cell>
        </table:table-row>
        <table:table-row table:style-name="ro2">
          <table:table-cell/>
          <table:table-cell office:value-type="string" calcext:value-type="string">
            <text:p>India</text:p>
          </table:table-cell>
          <table:table-cell office:value-type="float" office:value="188951716" calcext:value-type="float">
            <text:p>188951716</text:p>
          </table:table-cell>
          <table:table-cell office:value-type="float" office:value="1628150439" calcext:value-type="float">
            <text:p>1628150439</text:p>
          </table:table-cell>
          <table:table-cell office:value-type="float" office:value="54702259" calcext:value-type="float">
            <text:p>54702259</text:p>
          </table:table-cell>
          <table:table-cell office:value-type="float" office:value="19397627590" calcext:value-type="float">
            <text:p>19397627590</text:p>
          </table:table-cell>
        </table:table-row>
        <table:table-row table:style-name="ro2">
          <table:table-cell/>
          <table:table-cell office:value-type="string" calcext:value-type="string">
            <text:p>Indonesia</text:p>
          </table:table-cell>
          <table:table-cell office:value-type="float" office:value="25475775" calcext:value-type="float">
            <text:p>25475775</text:p>
          </table:table-cell>
          <table:table-cell office:value-type="float" office:value="312367931" calcext:value-type="float">
            <text:p>312367931</text:p>
          </table:table-cell>
          <table:table-cell office:value-type="float" office:value="12270461" calcext:value-type="float">
            <text:p>12270461</text:p>
          </table:table-cell>
          <table:table-cell office:value-type="float" office:value="616444778" calcext:value-type="float">
            <text:p>616444778</text:p>
          </table:table-cell>
        </table:table-row>
        <table:table-row table:style-name="ro2">
          <table:table-cell/>
          <table:table-cell office:value-type="string" calcext:value-type="string">
            <text:p>Iran Islamic Republic of</text:p>
          </table:table-cell>
          <table:table-cell office:value-type="float" office:value="1014851" calcext:value-type="float">
            <text:p>1014851</text:p>
          </table:table-cell>
          <table:table-cell office:value-type="float" office:value="30002605" calcext:value-type="float">
            <text:p>30002605</text:p>
          </table:table-cell>
          <table:table-cell office:value-type="float" office:value="7529841" calcext:value-type="float">
            <text:p>7529841</text:p>
          </table:table-cell>
          <table:table-cell office:value-type="float" office:value="610070438" calcext:value-type="float">
            <text:p>610070438</text:p>
          </table:table-cell>
        </table:table-row>
        <table:table-row table:style-name="ro2">
          <table:table-cell/>
          <table:table-cell office:value-type="string" calcext:value-type="string">
            <text:p>Iraq</text:p>
          </table:table-cell>
          <table:table-cell office:value-type="float" office:value="283263654" calcext:value-type="float">
            <text:p>283263654</text:p>
          </table:table-cell>
          <table:table-cell office:value-type="float" office:value="200140919" calcext:value-type="float">
            <text:p>200140919</text:p>
          </table:table-cell>
          <table:table-cell office:value-type="float" office:value="4754175" calcext:value-type="float">
            <text:p>4754175</text:p>
          </table:table-cell>
          <table:table-cell office:value-type="float" office:value="407402547" calcext:value-type="float">
            <text:p>407402547</text:p>
          </table:table-cell>
        </table:table-row>
        <table:table-row table:style-name="ro2">
          <table:table-cell/>
          <table:table-cell office:value-type="string" calcext:value-type="string">
            <text:p>Ireland</text:p>
          </table:table-cell>
          <table:table-cell office:value-type="float" office:value="16904784" calcext:value-type="float">
            <text:p>16904784</text:p>
          </table:table-cell>
          <table:table-cell office:value-type="float" office:value="7199479122" calcext:value-type="float">
            <text:p>7199479122</text:p>
          </table:table-cell>
          <table:table-cell office:value-type="float" office:value="23807932" calcext:value-type="float">
            <text:p>23807932</text:p>
          </table:table-cell>
          <table:table-cell office:value-type="float" office:value="1176670475" calcext:value-type="float">
            <text:p>1176670475</text:p>
          </table:table-cell>
        </table:table-row>
        <table:table-row table:style-name="ro2">
          <table:table-cell/>
          <table:table-cell office:value-type="string" calcext:value-type="string">
            <text:p>Israel</text:p>
          </table:table-cell>
          <table:table-cell office:value-type="float" office:value="28043140" calcext:value-type="float">
            <text:p>28043140</text:p>
          </table:table-cell>
          <table:table-cell office:value-type="float" office:value="648099482" calcext:value-type="float">
            <text:p>648099482</text:p>
          </table:table-cell>
          <table:table-cell office:value-type="float" office:value="28724102" calcext:value-type="float">
            <text:p>28724102</text:p>
          </table:table-cell>
          <table:table-cell office:value-type="float" office:value="1083267155" calcext:value-type="float">
            <text:p>1083267155</text:p>
          </table:table-cell>
        </table:table-row>
        <table:table-row table:style-name="ro2">
          <table:table-cell/>
          <table:table-cell office:value-type="string" calcext:value-type="string">
            <text:p>Italy</text:p>
          </table:table-cell>
          <table:table-cell office:value-type="float" office:value="5580246236" calcext:value-type="float">
            <text:p>5580246236</text:p>
          </table:table-cell>
          <table:table-cell office:value-type="float" office:value="20715426903" calcext:value-type="float">
            <text:p>20715426903</text:p>
          </table:table-cell>
          <table:table-cell office:value-type="float" office:value="2233467817" calcext:value-type="float">
            <text:p>2233467817</text:p>
          </table:table-cell>
          <table:table-cell office:value-type="float" office:value="16144019866" calcext:value-type="float">
            <text:p>16144019866</text:p>
          </table:table-cell>
        </table:table-row>
        <table:table-row table:style-name="ro2">
          <table:table-cell/>
          <table:table-cell office:value-type="string" calcext:value-type="string">
            <text:p>Jamaica</text:p>
          </table:table-cell>
          <table:table-cell office:value-type="float" office:value="385286" calcext:value-type="float">
            <text:p>385286</text:p>
          </table:table-cell>
          <table:table-cell office:value-type="float" office:value="1799568" calcext:value-type="float">
            <text:p>1799568</text:p>
          </table:table-cell>
          <table:table-cell office:value-type="float" office:value="149426" calcext:value-type="float">
            <text:p>149426</text:p>
          </table:table-cell>
          <table:table-cell office:value-type="float" office:value="10783240" calcext:value-type="float">
            <text:p>10783240</text:p>
          </table:table-cell>
        </table:table-row>
        <table:table-row table:style-name="ro2">
          <table:table-cell/>
          <table:table-cell office:value-type="string" calcext:value-type="string">
            <text:p>Japan</text:p>
          </table:table-cell>
          <table:table-cell office:value-type="float" office:value="117026408" calcext:value-type="float">
            <text:p>117026408</text:p>
          </table:table-cell>
          <table:table-cell office:value-type="float" office:value="3418031366" calcext:value-type="float">
            <text:p>3418031366</text:p>
          </table:table-cell>
          <table:table-cell office:value-type="float" office:value="84873006" calcext:value-type="float">
            <text:p>84873006</text:p>
          </table:table-cell>
          <table:table-cell office:value-type="float" office:value="6394404639" calcext:value-type="float">
            <text:p>6394404639</text:p>
          </table:table-cell>
        </table:table-row>
        <table:table-row table:style-name="ro2">
          <table:table-cell/>
          <table:table-cell office:value-type="string" calcext:value-type="string">
            <text:p>Jordan</text:p>
          </table:table-cell>
          <table:table-cell office:value-type="float" office:value="334297" calcext:value-type="float">
            <text:p>334297</text:p>
          </table:table-cell>
          <table:table-cell office:value-type="float" office:value="6915868" calcext:value-type="float">
            <text:p>6915868</text:p>
          </table:table-cell>
          <table:table-cell office:value-type="float" office:value="4130161" calcext:value-type="float">
            <text:p>4130161</text:p>
          </table:table-cell>
          <table:table-cell office:value-type="float" office:value="618788490" calcext:value-type="float">
            <text:p>618788490</text:p>
          </table:table-cell>
        </table:table-row>
        <table:table-row table:style-name="ro2">
          <table:table-cell/>
          <table:table-cell office:value-type="string" calcext:value-type="string">
            <text:p>Kazakhstan</text:p>
          </table:table-cell>
          <table:table-cell office:value-type="float" office:value="979225228" calcext:value-type="float">
            <text:p>979225228</text:p>
          </table:table-cell>
          <table:table-cell office:value-type="float" office:value="947960692" calcext:value-type="float">
            <text:p>947960692</text:p>
          </table:table-cell>
          <table:table-cell office:value-type="float" office:value="7236246" calcext:value-type="float">
            <text:p>7236246</text:p>
          </table:table-cell>
          <table:table-cell office:value-type="float" office:value="215790796" calcext:value-type="float">
            <text:p>215790796</text:p>
          </table:table-cell>
        </table:table-row>
        <table:table-row table:style-name="ro2">
          <table:table-cell/>
          <table:table-cell office:value-type="string" calcext:value-type="string">
            <text:p>Kenya</text:p>
          </table:table-cell>
          <table:table-cell office:value-type="float" office:value="6584869" calcext:value-type="float">
            <text:p>6584869</text:p>
          </table:table-cell>
          <table:table-cell office:value-type="float" office:value="39597636" calcext:value-type="float">
            <text:p>39597636</text:p>
          </table:table-cell>
          <table:table-cell office:value-type="float" office:value="1649984" calcext:value-type="float">
            <text:p>1649984</text:p>
          </table:table-cell>
          <table:table-cell office:value-type="float" office:value="83506878" calcext:value-type="float">
            <text:p>83506878</text:p>
          </table:table-cell>
        </table:table-row>
        <table:table-row table:style-name="ro2">
          <table:table-cell/>
          <table:table-cell office:value-type="string" calcext:value-type="string">
            <text:p>Kiribati the Republic o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Korea People's Democratic Republic of</text:p>
          </table:table-cell>
          <table:table-cell office:value-type="float" office:value="587834" calcext:value-type="float">
            <text:p>587834</text:p>
          </table:table-cell>
          <table:table-cell office:value-type="float" office:value="3043349" calcext:value-type="float">
            <text:p>3043349</text:p>
          </table:table-cell>
          <table:table-cell office:value-type="float" office:value="666607" calcext:value-type="float">
            <text:p>666607</text:p>
          </table:table-cell>
          <table:table-cell office:value-type="float" office:value="3294464" calcext:value-type="float">
            <text:p>3294464</text:p>
          </table:table-cell>
        </table:table-row>
        <table:table-row table:style-name="ro2">
          <table:table-cell/>
          <table:table-cell office:value-type="string" calcext:value-type="string">
            <text:p>Korea Republic of</text:p>
          </table:table-cell>
          <table:table-cell office:value-type="float" office:value="56243592" calcext:value-type="float">
            <text:p>56243592</text:p>
          </table:table-cell>
          <table:table-cell office:value-type="float" office:value="632227634" calcext:value-type="float">
            <text:p>632227634</text:p>
          </table:table-cell>
          <table:table-cell office:value-type="float" office:value="41398727" calcext:value-type="float">
            <text:p>41398727</text:p>
          </table:table-cell>
          <table:table-cell office:value-type="float" office:value="2971115653" calcext:value-type="float">
            <text:p>2971115653</text:p>
          </table:table-cell>
        </table:table-row>
        <table:table-row table:style-name="ro2">
          <table:table-cell/>
          <table:table-cell office:value-type="string" calcext:value-type="string">
            <text:p>Kosovo</text:p>
          </table:table-cell>
          <table:table-cell office:value-type="float" office:value="4081955" calcext:value-type="float">
            <text:p>4081955</text:p>
          </table:table-cell>
          <table:table-cell office:value-type="float" office:value="8334118" calcext:value-type="float">
            <text:p>8334118</text:p>
          </table:table-cell>
          <table:table-cell office:value-type="float" office:value="22447419" calcext:value-type="float">
            <text:p>22447419</text:p>
          </table:table-cell>
          <table:table-cell office:value-type="float" office:value="21979961" calcext:value-type="float">
            <text:p>21979961</text:p>
          </table:table-cell>
        </table:table-row>
        <table:table-row table:style-name="ro2">
          <table:table-cell/>
          <table:table-cell office:value-type="string" calcext:value-type="string">
            <text:p>Kuwait</text:p>
          </table:table-cell>
          <table:table-cell office:value-type="float" office:value="1617637" calcext:value-type="float">
            <text:p>1617637</text:p>
          </table:table-cell>
          <table:table-cell office:value-type="float" office:value="26619098" calcext:value-type="float">
            <text:p>26619098</text:p>
          </table:table-cell>
          <table:table-cell office:value-type="float" office:value="5389695" calcext:value-type="float">
            <text:p>5389695</text:p>
          </table:table-cell>
          <table:table-cell office:value-type="float" office:value="401567953" calcext:value-type="float">
            <text:p>401567953</text:p>
          </table:table-cell>
        </table:table-row>
        <table:table-row table:style-name="ro2">
          <table:table-cell/>
          <table:table-cell office:value-type="string" calcext:value-type="string">
            <text:p>Kyrgyz Republic</text:p>
          </table:table-cell>
          <table:table-cell office:value-type="float" office:value="49063" calcext:value-type="float">
            <text:p>49063</text:p>
          </table:table-cell>
          <table:table-cell office:value-type="float" office:value="389447824" calcext:value-type="float">
            <text:p>389447824</text:p>
          </table:table-cell>
          <table:table-cell office:value-type="float" office:value="595229" calcext:value-type="float">
            <text:p>595229</text:p>
          </table:table-cell>
          <table:table-cell office:value-type="float" office:value="14528759" calcext:value-type="float">
            <text:p>14528759</text:p>
          </table:table-cell>
        </table:table-row>
        <table:table-row table:style-name="ro2">
          <table:table-cell/>
          <table:table-cell office:value-type="string" calcext:value-type="string">
            <text:p>Lao People's Democratic Republic</text:p>
          </table:table-cell>
          <table:table-cell office:value-type="float" office:value="184952" calcext:value-type="float">
            <text:p>184952</text:p>
          </table:table-cell>
          <table:table-cell office:value-type="float" office:value="3958323" calcext:value-type="float">
            <text:p>3958323</text:p>
          </table:table-cell>
          <table:table-cell office:value-type="float" office:value="17144" calcext:value-type="float">
            <text:p>17144</text:p>
          </table:table-cell>
          <table:table-cell office:value-type="float" office:value="8852790" calcext:value-type="float">
            <text:p>8852790</text:p>
          </table:table-cell>
        </table:table-row>
        <table:table-row table:style-name="ro2">
          <table:table-cell/>
          <table:table-cell office:value-type="string" calcext:value-type="string">
            <text:p>Latvia</text:p>
          </table:table-cell>
          <table:table-cell office:value-type="float" office:value="12185363" calcext:value-type="float">
            <text:p>12185363</text:p>
          </table:table-cell>
          <table:table-cell office:value-type="float" office:value="50042218" calcext:value-type="float">
            <text:p>50042218</text:p>
          </table:table-cell>
          <table:table-cell office:value-type="float" office:value="5940019" calcext:value-type="float">
            <text:p>5940019</text:p>
          </table:table-cell>
          <table:table-cell office:value-type="float" office:value="138349914" calcext:value-type="float">
            <text:p>138349914</text:p>
          </table:table-cell>
        </table:table-row>
        <table:table-row table:style-name="ro2">
          <table:table-cell/>
          <table:table-cell office:value-type="string" calcext:value-type="string">
            <text:p>Lebanon</text:p>
          </table:table-cell>
          <table:table-cell office:value-type="float" office:value="2021576" calcext:value-type="float">
            <text:p>2021576</text:p>
          </table:table-cell>
          <table:table-cell office:value-type="float" office:value="273572831" calcext:value-type="float">
            <text:p>273572831</text:p>
          </table:table-cell>
          <table:table-cell office:value-type="float" office:value="13835654" calcext:value-type="float">
            <text:p>13835654</text:p>
          </table:table-cell>
          <table:table-cell office:value-type="float" office:value="774261824" calcext:value-type="float">
            <text:p>774261824</text:p>
          </table:table-cell>
        </table:table-row>
        <table:table-row table:style-name="ro2">
          <table:table-cell/>
          <table:table-cell office:value-type="string" calcext:value-type="string">
            <text:p>Lesotho</text:p>
          </table:table-cell>
          <table:table-cell table:number-columns-repeated="2"/>
          <table:table-cell office:value-type="float" office:value="7026" calcext:value-type="float">
            <text:p>7026</text:p>
          </table:table-cell>
          <table:table-cell office:value-type="float" office:value="380830" calcext:value-type="float">
            <text:p>380830</text:p>
          </table:table-cell>
        </table:table-row>
        <table:table-row table:style-name="ro2">
          <table:table-cell/>
          <table:table-cell office:value-type="string" calcext:value-type="string">
            <text:p>Liberia</text:p>
          </table:table-cell>
          <table:table-cell office:value-type="float" office:value="5098" calcext:value-type="float">
            <text:p>5098</text:p>
          </table:table-cell>
          <table:table-cell office:value-type="float" office:value="933829" calcext:value-type="float">
            <text:p>933829</text:p>
          </table:table-cell>
          <table:table-cell office:value-type="float" office:value="312724" calcext:value-type="float">
            <text:p>312724</text:p>
          </table:table-cell>
          <table:table-cell office:value-type="float" office:value="32758746" calcext:value-type="float">
            <text:p>32758746</text:p>
          </table:table-cell>
        </table:table-row>
        <table:table-row table:style-name="ro2">
          <table:table-cell/>
          <table:table-cell office:value-type="string" calcext:value-type="string">
            <text:p>Libya</text:p>
          </table:table-cell>
          <table:table-cell office:value-type="float" office:value="1479157786" calcext:value-type="float">
            <text:p>1479157786</text:p>
          </table:table-cell>
          <table:table-cell office:value-type="float" office:value="1055837299" calcext:value-type="float">
            <text:p>1055837299</text:p>
          </table:table-cell>
          <table:table-cell office:value-type="float" office:value="42020666" calcext:value-type="float">
            <text:p>42020666</text:p>
          </table:table-cell>
          <table:table-cell office:value-type="float" office:value="231668546" calcext:value-type="float">
            <text:p>231668546</text:p>
          </table:table-cell>
        </table:table-row>
        <table:table-row table:style-name="ro2">
          <table:table-cell/>
          <table:table-cell office:value-type="string" calcext:value-type="string">
            <text:p>Lithuania</text:p>
          </table:table-cell>
          <table:table-cell office:value-type="float" office:value="41389091" calcext:value-type="float">
            <text:p>41389091</text:p>
          </table:table-cell>
          <table:table-cell office:value-type="float" office:value="129194875" calcext:value-type="float">
            <text:p>129194875</text:p>
          </table:table-cell>
          <table:table-cell office:value-type="float" office:value="14630654" calcext:value-type="float">
            <text:p>14630654</text:p>
          </table:table-cell>
          <table:table-cell office:value-type="float" office:value="172136840" calcext:value-type="float">
            <text:p>172136840</text:p>
          </table:table-cell>
        </table:table-row>
        <table:table-row table:style-name="ro2">
          <table:table-cell/>
          <table:table-cell office:value-type="string" calcext:value-type="string">
            <text:p>Luxembourg</text:p>
          </table:table-cell>
          <table:table-cell office:value-type="float" office:value="91636126" calcext:value-type="float">
            <text:p>91636126</text:p>
          </table:table-cell>
          <table:table-cell office:value-type="float" office:value="546963928" calcext:value-type="float">
            <text:p>546963928</text:p>
          </table:table-cell>
          <table:table-cell office:value-type="float" office:value="45324663" calcext:value-type="float">
            <text:p>45324663</text:p>
          </table:table-cell>
          <table:table-cell office:value-type="float" office:value="253261538" calcext:value-type="float">
            <text:p>253261538</text:p>
          </table:table-cell>
        </table:table-row>
        <table:table-row table:style-name="ro2">
          <table:table-cell/>
          <table:table-cell office:value-type="string" calcext:value-type="string">
            <text:p>Macau</text:p>
          </table:table-cell>
          <table:table-cell office:value-type="float" office:value="66944" calcext:value-type="float">
            <text:p>66944</text:p>
          </table:table-cell>
          <table:table-cell office:value-type="float" office:value="8398313" calcext:value-type="float">
            <text:p>8398313</text:p>
          </table:table-cell>
          <table:table-cell office:value-type="float" office:value="287825" calcext:value-type="float">
            <text:p>287825</text:p>
          </table:table-cell>
          <table:table-cell office:value-type="float" office:value="44421490" calcext:value-type="float">
            <text:p>44421490</text:p>
          </table:table-cell>
        </table:table-row>
        <table:table-row table:style-name="ro2">
          <table:table-cell/>
          <table:table-cell office:value-type="string" calcext:value-type="string">
            <text:p>Macedonia</text:p>
          </table:table-cell>
          <table:table-cell office:value-type="float" office:value="7217277" calcext:value-type="float">
            <text:p>7217277</text:p>
          </table:table-cell>
          <table:table-cell office:value-type="float" office:value="76350163" calcext:value-type="float">
            <text:p>76350163</text:p>
          </table:table-cell>
          <table:table-cell office:value-type="float" office:value="9731603" calcext:value-type="float">
            <text:p>9731603</text:p>
          </table:table-cell>
          <table:table-cell office:value-type="float" office:value="44494144" calcext:value-type="float">
            <text:p>44494144</text:p>
          </table:table-cell>
        </table:table-row>
        <table:table-row table:style-name="ro2">
          <table:table-cell/>
          <table:table-cell office:value-type="string" calcext:value-type="string">
            <text:p>Madagascar Republic of</text:p>
          </table:table-cell>
          <table:table-cell office:value-type="float" office:value="2935053" calcext:value-type="float">
            <text:p>2935053</text:p>
          </table:table-cell>
          <table:table-cell office:value-type="float" office:value="21108248" calcext:value-type="float">
            <text:p>21108248</text:p>
          </table:table-cell>
          <table:table-cell office:value-type="float" office:value="515049" calcext:value-type="float">
            <text:p>515049</text:p>
          </table:table-cell>
          <table:table-cell office:value-type="float" office:value="3699262" calcext:value-type="float">
            <text:p>3699262</text:p>
          </table:table-cell>
        </table:table-row>
        <table:table-row table:style-name="ro2">
          <table:table-cell/>
          <table:table-cell office:value-type="string" calcext:value-type="string">
            <text:p>Malawi</text:p>
          </table:table-cell>
          <table:table-cell office:value-type="float" office:value="1283919" calcext:value-type="float">
            <text:p>1283919</text:p>
          </table:table-cell>
          <table:table-cell office:value-type="float" office:value="6565008" calcext:value-type="float">
            <text:p>6565008</text:p>
          </table:table-cell>
          <table:table-cell office:value-type="float" office:value="87140" calcext:value-type="float">
            <text:p>87140</text:p>
          </table:table-cell>
          <table:table-cell office:value-type="float" office:value="4906543" calcext:value-type="float">
            <text:p>4906543</text:p>
          </table:table-cell>
        </table:table-row>
        <table:table-row table:style-name="ro2">
          <table:table-cell/>
          <table:table-cell office:value-type="string" calcext:value-type="string">
            <text:p>Malaysia</text:p>
          </table:table-cell>
          <table:table-cell office:value-type="float" office:value="40326791" calcext:value-type="float">
            <text:p>40326791</text:p>
          </table:table-cell>
          <table:table-cell office:value-type="float" office:value="652885003" calcext:value-type="float">
            <text:p>652885003</text:p>
          </table:table-cell>
          <table:table-cell office:value-type="float" office:value="12856431" calcext:value-type="float">
            <text:p>12856431</text:p>
          </table:table-cell>
          <table:table-cell office:value-type="float" office:value="1747962400" calcext:value-type="float">
            <text:p>1747962400</text:p>
          </table:table-cell>
        </table:table-row>
        <table:table-row table:style-name="ro2">
          <table:table-cell/>
          <table:table-cell office:value-type="string" calcext:value-type="string">
            <text:p>Maldives</text:p>
          </table:table-cell>
          <table:table-cell office:value-type="float" office:value="391562" calcext:value-type="float">
            <text:p>391562</text:p>
          </table:table-cell>
          <table:table-cell office:value-type="float" office:value="5229126" calcext:value-type="float">
            <text:p>5229126</text:p>
          </table:table-cell>
          <table:table-cell office:value-type="float" office:value="123944" calcext:value-type="float">
            <text:p>123944</text:p>
          </table:table-cell>
          <table:table-cell office:value-type="float" office:value="4201752" calcext:value-type="float">
            <text:p>4201752</text:p>
          </table:table-cell>
        </table:table-row>
        <table:table-row table:style-name="ro2">
          <table:table-cell/>
          <table:table-cell office:value-type="string" calcext:value-type="string">
            <text:p>Mali</text:p>
          </table:table-cell>
          <table:table-cell office:value-type="float" office:value="144011" calcext:value-type="float">
            <text:p>144011</text:p>
          </table:table-cell>
          <table:table-cell office:value-type="float" office:value="259296738" calcext:value-type="float">
            <text:p>259296738</text:p>
          </table:table-cell>
          <table:table-cell office:value-type="float" office:value="572145" calcext:value-type="float">
            <text:p>572145</text:p>
          </table:table-cell>
          <table:table-cell office:value-type="float" office:value="6779234" calcext:value-type="float">
            <text:p>6779234</text:p>
          </table:table-cell>
        </table:table-row>
        <table:table-row table:style-name="ro2">
          <table:table-cell/>
          <table:table-cell office:value-type="string" calcext:value-type="string">
            <text:p>Malta</text:p>
          </table:table-cell>
          <table:table-cell office:value-type="float" office:value="180072" calcext:value-type="float">
            <text:p>180072</text:p>
          </table:table-cell>
          <table:table-cell office:value-type="float" office:value="12889928" calcext:value-type="float">
            <text:p>12889928</text:p>
          </table:table-cell>
          <table:table-cell office:value-type="float" office:value="3783219" calcext:value-type="float">
            <text:p>3783219</text:p>
          </table:table-cell>
          <table:table-cell office:value-type="float" office:value="51819658" calcext:value-type="float">
            <text:p>51819658</text:p>
          </table:table-cell>
        </table:table-row>
        <table:table-row table:style-name="ro2">
          <table:table-cell/>
          <table:table-cell office:value-type="string" calcext:value-type="string">
            <text:p>Marshall Islands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584841" calcext:value-type="float">
            <text:p>584841</text:p>
          </table:table-cell>
        </table:table-row>
        <table:table-row table:style-name="ro2">
          <table:table-cell/>
          <table:table-cell office:value-type="string" calcext:value-type="string">
            <text:p>Martinique</text:p>
          </table:table-cell>
          <table:table-cell office:value-type="float" office:value="8704" calcext:value-type="float">
            <text:p>8704</text:p>
          </table:table-cell>
          <table:table-cell office:value-type="float" office:value="134373" calcext:value-type="float">
            <text:p>134373</text:p>
          </table:table-cell>
          <table:table-cell office:value-type="float" office:value="107351" calcext:value-type="float">
            <text:p>107351</text:p>
          </table:table-cell>
          <table:table-cell office:value-type="float" office:value="2200725" calcext:value-type="float">
            <text:p>2200725</text:p>
          </table:table-cell>
        </table:table-row>
        <table:table-row table:style-name="ro2">
          <table:table-cell/>
          <table:table-cell office:value-type="string" calcext:value-type="string">
            <text:p>Mauritania</text:p>
          </table:table-cell>
          <table:table-cell office:value-type="float" office:value="14606" calcext:value-type="float">
            <text:p>14606</text:p>
          </table:table-cell>
          <table:table-cell office:value-type="float" office:value="309251683" calcext:value-type="float">
            <text:p>309251683</text:p>
          </table:table-cell>
          <table:table-cell office:value-type="float" office:value="589520" calcext:value-type="float">
            <text:p>589520</text:p>
          </table:table-cell>
          <table:table-cell office:value-type="float" office:value="14299020" calcext:value-type="float">
            <text:p>14299020</text:p>
          </table:table-cell>
        </table:table-row>
        <table:table-row table:style-name="ro2">
          <table:table-cell/>
          <table:table-cell office:value-type="string" calcext:value-type="string">
            <text:p>Mauritius</text:p>
          </table:table-cell>
          <table:table-cell office:value-type="float" office:value="2251968" calcext:value-type="float">
            <text:p>2251968</text:p>
          </table:table-cell>
          <table:table-cell office:value-type="float" office:value="39736483" calcext:value-type="float">
            <text:p>39736483</text:p>
          </table:table-cell>
          <table:table-cell office:value-type="float" office:value="723899" calcext:value-type="float">
            <text:p>723899</text:p>
          </table:table-cell>
          <table:table-cell office:value-type="float" office:value="65175933" calcext:value-type="float">
            <text:p>65175933</text:p>
          </table:table-cell>
        </table:table-row>
        <table:table-row table:style-name="ro2">
          <table:table-cell/>
          <table:table-cell office:value-type="string" calcext:value-type="string">
            <text:p>Mayotte</text:p>
          </table:table-cell>
          <table:table-cell table:number-columns-repeated="2"/>
          <table:table-cell office:value-type="float" office:value="9108" calcext:value-type="float">
            <text:p>9108</text:p>
          </table:table-cell>
          <table:table-cell office:value-type="float" office:value="493873" calcext:value-type="float">
            <text:p>493873</text:p>
          </table:table-cell>
        </table:table-row>
        <table:table-row table:style-name="ro2">
          <table:table-cell/>
          <table:table-cell office:value-type="string" calcext:value-type="string">
            <text:p>Melilla</text:p>
          </table:table-cell>
          <table:table-cell table:number-columns-repeated="2"/>
          <table:table-cell office:value-type="float" office:value="18121" calcext:value-type="float">
            <text:p>18121</text:p>
          </table:table-cell>
          <table:table-cell office:value-type="float" office:value="51265" calcext:value-type="float">
            <text:p>51265</text:p>
          </table:table-cell>
        </table:table-row>
        <table:table-row table:style-name="ro2">
          <table:table-cell/>
          <table:table-cell office:value-type="string" calcext:value-type="string">
            <text:p>Mexico</text:p>
          </table:table-cell>
          <table:table-cell office:value-type="float" office:value="253298551" calcext:value-type="float">
            <text:p>253298551</text:p>
          </table:table-cell>
          <table:table-cell office:value-type="float" office:value="1782616873" calcext:value-type="float">
            <text:p>1782616873</text:p>
          </table:table-cell>
          <table:table-cell office:value-type="float" office:value="29077620" calcext:value-type="float">
            <text:p>29077620</text:p>
          </table:table-cell>
          <table:table-cell office:value-type="float" office:value="1741315627" calcext:value-type="float">
            <text:p>1741315627</text:p>
          </table:table-cell>
        </table:table-row>
        <table:table-row table:style-name="ro2">
          <table:table-cell/>
          <table:table-cell office:value-type="string" calcext:value-type="string">
            <text:p>Micronesia Federated States of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417" calcext:value-type="float">
            <text:p>2417</text:p>
          </table:table-cell>
        </table:table-row>
        <table:table-row table:style-name="ro2">
          <table:table-cell/>
          <table:table-cell office:value-type="string" calcext:value-type="string">
            <text:p>Moldova Republic of</text:p>
          </table:table-cell>
          <table:table-cell office:value-type="float" office:value="903634" calcext:value-type="float">
            <text:p>903634</text:p>
          </table:table-cell>
          <table:table-cell office:value-type="float" office:value="14603929" calcext:value-type="float">
            <text:p>14603929</text:p>
          </table:table-cell>
          <table:table-cell office:value-type="float" office:value="2622167" calcext:value-type="float">
            <text:p>2622167</text:p>
          </table:table-cell>
          <table:table-cell office:value-type="float" office:value="26083621" calcext:value-type="float">
            <text:p>26083621</text:p>
          </table:table-cell>
        </table:table-row>
        <table:table-row table:style-name="ro2">
          <table:table-cell/>
          <table:table-cell office:value-type="string" calcext:value-type="string">
            <text:p>Mongolia</text:p>
          </table:table-cell>
          <table:table-cell office:value-type="float" office:value="121771" calcext:value-type="float">
            <text:p>121771</text:p>
          </table:table-cell>
          <table:table-cell office:value-type="float" office:value="386273266" calcext:value-type="float">
            <text:p>386273266</text:p>
          </table:table-cell>
          <table:table-cell office:value-type="float" office:value="529001" calcext:value-type="float">
            <text:p>529001</text:p>
          </table:table-cell>
          <table:table-cell office:value-type="float" office:value="9729539" calcext:value-type="float">
            <text:p>9729539</text:p>
          </table:table-cell>
        </table:table-row>
        <table:table-row table:style-name="ro2">
          <table:table-cell/>
          <table:table-cell office:value-type="string" calcext:value-type="string">
            <text:p>Montenegro</text:p>
          </table:table-cell>
          <table:table-cell office:value-type="float" office:value="735478" calcext:value-type="float">
            <text:p>735478</text:p>
          </table:table-cell>
          <table:table-cell office:value-type="float" office:value="2331723" calcext:value-type="float">
            <text:p>2331723</text:p>
          </table:table-cell>
          <table:table-cell office:value-type="float" office:value="1386144" calcext:value-type="float">
            <text:p>1386144</text:p>
          </table:table-cell>
          <table:table-cell office:value-type="float" office:value="13943215" calcext:value-type="float">
            <text:p>13943215</text:p>
          </table:table-cell>
        </table:table-row>
        <table:table-row table:style-name="ro2">
          <table:table-cell/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35293" calcext:value-type="float">
            <text:p>35293</text:p>
          </table:table-cell>
          <table:table-cell office:value-type="float" office:value="157038" calcext:value-type="float">
            <text:p>157038</text:p>
          </table:table-cell>
        </table:table-row>
        <table:table-row table:style-name="ro2">
          <table:table-cell/>
          <table:table-cell office:value-type="string" calcext:value-type="string">
            <text:p>Morocco</text:p>
          </table:table-cell>
          <table:table-cell office:value-type="float" office:value="24966728" calcext:value-type="float">
            <text:p>24966728</text:p>
          </table:table-cell>
          <table:table-cell office:value-type="float" office:value="227679618" calcext:value-type="float">
            <text:p>227679618</text:p>
          </table:table-cell>
          <table:table-cell office:value-type="float" office:value="13499098" calcext:value-type="float">
            <text:p>13499098</text:p>
          </table:table-cell>
          <table:table-cell office:value-type="float" office:value="309913284" calcext:value-type="float">
            <text:p>309913284</text:p>
          </table:table-cell>
        </table:table-row>
        <table:table-row table:style-name="ro2">
          <table:table-cell/>
          <table:table-cell office:value-type="string" calcext:value-type="string">
            <text:p>Mozambique</text:p>
          </table:table-cell>
          <table:table-cell office:value-type="float" office:value="12165745" calcext:value-type="float">
            <text:p>12165745</text:p>
          </table:table-cell>
          <table:table-cell office:value-type="float" office:value="61013814" calcext:value-type="float">
            <text:p>61013814</text:p>
          </table:table-cell>
          <table:table-cell office:value-type="float" office:value="286658" calcext:value-type="float">
            <text:p>286658</text:p>
          </table:table-cell>
          <table:table-cell office:value-type="float" office:value="15834062" calcext:value-type="float">
            <text:p>15834062</text:p>
          </table:table-cell>
        </table:table-row>
        <table:table-row table:style-name="ro2">
          <table:table-cell/>
          <table:table-cell office:value-type="string" calcext:value-type="string">
            <text:p>Myanmar Union of</text:p>
          </table:table-cell>
          <table:table-cell office:value-type="float" office:value="913104" calcext:value-type="float">
            <text:p>913104</text:p>
          </table:table-cell>
          <table:table-cell office:value-type="float" office:value="25893761" calcext:value-type="float">
            <text:p>25893761</text:p>
          </table:table-cell>
          <table:table-cell office:value-type="float" office:value="361374" calcext:value-type="float">
            <text:p>361374</text:p>
          </table:table-cell>
          <table:table-cell office:value-type="float" office:value="21005675" calcext:value-type="float">
            <text:p>21005675</text:p>
          </table:table-cell>
        </table:table-row>
        <table:table-row table:style-name="ro2">
          <table:table-cell/>
          <table:table-cell office:value-type="string" calcext:value-type="string">
            <text:p>Namibia</text:p>
          </table:table-cell>
          <table:table-cell office:value-type="float" office:value="265686" calcext:value-type="float">
            <text:p>265686</text:p>
          </table:table-cell>
          <table:table-cell office:value-type="float" office:value="1060315" calcext:value-type="float">
            <text:p>1060315</text:p>
          </table:table-cell>
          <table:table-cell office:value-type="float" office:value="207275" calcext:value-type="float">
            <text:p>207275</text:p>
          </table:table-cell>
          <table:table-cell office:value-type="float" office:value="5761204" calcext:value-type="float">
            <text:p>5761204</text:p>
          </table:table-cell>
        </table:table-row>
        <table:table-row table:style-name="ro2">
          <table:table-cell/>
          <table:table-cell office:value-type="string" calcext:value-type="string">
            <text:p>Nauru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14614" calcext:value-type="float">
            <text:p>14614</text:p>
          </table:table-cell>
        </table:table-row>
        <table:table-row table:style-name="ro2">
          <table:table-cell/>
          <table:table-cell office:value-type="string" calcext:value-type="string">
            <text:p>Nepal Federal Democratic Rep.</text:p>
          </table:table-cell>
          <table:table-cell office:value-type="float" office:value="152242" calcext:value-type="float">
            <text:p>152242</text:p>
          </table:table-cell>
          <table:table-cell office:value-type="float" office:value="8480789" calcext:value-type="float">
            <text:p>8480789</text:p>
          </table:table-cell>
          <table:table-cell office:value-type="float" office:value="255821" calcext:value-type="float">
            <text:p>255821</text:p>
          </table:table-cell>
          <table:table-cell office:value-type="float" office:value="60126035" calcext:value-type="float">
            <text:p>60126035</text:p>
          </table:table-cell>
        </table:table-row>
        <table:table-row table:style-name="ro2">
          <table:table-cell/>
          <table:table-cell office:value-type="string" calcext:value-type="string">
            <text:p>Netherlands</text:p>
          </table:table-cell>
          <table:table-cell office:value-type="float" office:value="2135963303" calcext:value-type="float">
            <text:p>2135963303</text:p>
          </table:table-cell>
          <table:table-cell office:value-type="float" office:value="5578914335" calcext:value-type="float">
            <text:p>5578914335</text:p>
          </table:table-cell>
          <table:table-cell office:value-type="float" office:value="727161031" calcext:value-type="float">
            <text:p>727161031</text:p>
          </table:table-cell>
          <table:table-cell office:value-type="float" office:value="5239961296" calcext:value-type="float">
            <text:p>5239961296</text:p>
          </table:table-cell>
        </table:table-row>
        <table:table-row table:style-name="ro2">
          <table:table-cell/>
          <table:table-cell office:value-type="string" calcext:value-type="string">
            <text:p>New Caledonia</text:p>
          </table:table-cell>
          <table:table-cell office:value-type="float" office:value="111" calcext:value-type="float">
            <text:p>111</text:p>
          </table:table-cell>
          <table:table-cell office:value-type="float" office:value="67570" calcext:value-type="float">
            <text:p>67570</text:p>
          </table:table-cell>
          <table:table-cell office:value-type="float" office:value="187561" calcext:value-type="float">
            <text:p>187561</text:p>
          </table:table-cell>
          <table:table-cell office:value-type="float" office:value="2668007" calcext:value-type="float">
            <text:p>2668007</text:p>
          </table:table-cell>
        </table:table-row>
        <table:table-row table:style-name="ro2">
          <table:table-cell/>
          <table:table-cell office:value-type="string" calcext:value-type="string">
            <text:p>New Zealand</text:p>
          </table:table-cell>
          <table:table-cell office:value-type="float" office:value="10940883" calcext:value-type="float">
            <text:p>10940883</text:p>
          </table:table-cell>
          <table:table-cell office:value-type="float" office:value="95228247" calcext:value-type="float">
            <text:p>95228247</text:p>
          </table:table-cell>
          <table:table-cell office:value-type="float" office:value="5776887" calcext:value-type="float">
            <text:p>5776887</text:p>
          </table:table-cell>
          <table:table-cell office:value-type="float" office:value="217959758" calcext:value-type="float">
            <text:p>217959758</text:p>
          </table:table-cell>
        </table:table-row>
        <table:table-row table:style-name="ro2">
          <table:table-cell/>
          <table:table-cell office:value-type="string" calcext:value-type="string">
            <text:p>Nicaragua</text:p>
          </table:table-cell>
          <table:table-cell office:value-type="float" office:value="1974408" calcext:value-type="float">
            <text:p>1974408</text:p>
          </table:table-cell>
          <table:table-cell office:value-type="float" office:value="9562337" calcext:value-type="float">
            <text:p>9562337</text:p>
          </table:table-cell>
          <table:table-cell office:value-type="float" office:value="259580" calcext:value-type="float">
            <text:p>259580</text:p>
          </table:table-cell>
          <table:table-cell office:value-type="float" office:value="5874262" calcext:value-type="float">
            <text:p>5874262</text:p>
          </table:table-cell>
        </table:table-row>
        <table:table-row table:style-name="ro2">
          <table:table-cell/>
          <table:table-cell office:value-type="string" calcext:value-type="string">
            <text:p>Niger</text:p>
          </table:table-cell>
          <table:table-cell office:value-type="float" office:value="947" calcext:value-type="float">
            <text:p>947</text:p>
          </table:table-cell>
          <table:table-cell office:value-type="float" office:value="21812730" calcext:value-type="float">
            <text:p>21812730</text:p>
          </table:table-cell>
          <table:table-cell office:value-type="float" office:value="28078827" calcext:value-type="float">
            <text:p>28078827</text:p>
          </table:table-cell>
          <table:table-cell office:value-type="float" office:value="25116630" calcext:value-type="float">
            <text:p>25116630</text:p>
          </table:table-cell>
        </table:table-row>
        <table:table-row table:style-name="ro2">
          <table:table-cell/>
          <table:table-cell office:value-type="string" calcext:value-type="string">
            <text:p>Nigeria Federal Republic of</text:p>
          </table:table-cell>
          <table:table-cell office:value-type="float" office:value="1091132601" calcext:value-type="float">
            <text:p>1091132601</text:p>
          </table:table-cell>
          <table:table-cell office:value-type="float" office:value="783082580" calcext:value-type="float">
            <text:p>783082580</text:p>
          </table:table-cell>
          <table:table-cell office:value-type="float" office:value="15657057" calcext:value-type="float">
            <text:p>15657057</text:p>
          </table:table-cell>
          <table:table-cell office:value-type="float" office:value="240628731" calcext:value-type="float">
            <text:p>240628731</text:p>
          </table:table-cell>
        </table:table-row>
        <table:table-row table:style-name="ro2">
          <table:table-cell/>
          <table:table-cell office:value-type="string" calcext:value-type="string">
            <text:p>Norfolk Islan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61" calcext:value-type="float">
            <text:p>2261</text:p>
          </table:table-cell>
        </table:table-row>
        <table:table-row table:style-name="ro2">
          <table:table-cell/>
          <table:table-cell office:value-type="string" calcext:value-type="string">
            <text:p>Northern Mariana Islands</text:p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office:value-type="float" office:value="46675" calcext:value-type="float">
            <text:p>46675</text:p>
          </table:table-cell>
        </table:table-row>
        <table:table-row table:style-name="ro2">
          <table:table-cell/>
          <table:table-cell office:value-type="string" calcext:value-type="string">
            <text:p>Norway</text:p>
          </table:table-cell>
          <table:table-cell office:value-type="float" office:value="55735373" calcext:value-type="float">
            <text:p>55735373</text:p>
          </table:table-cell>
          <table:table-cell office:value-type="float" office:value="350238740" calcext:value-type="float">
            <text:p>350238740</text:p>
          </table:table-cell>
          <table:table-cell office:value-type="float" office:value="38933687" calcext:value-type="float">
            <text:p>38933687</text:p>
          </table:table-cell>
          <table:table-cell office:value-type="float" office:value="976878440" calcext:value-type="float">
            <text:p>976878440</text:p>
          </table:table-cell>
        </table:table-row>
        <table:table-row table:style-name="ro2">
          <table:table-cell/>
          <table:table-cell office:value-type="string" calcext:value-type="string">
            <text:p>Oman</text:p>
          </table:table-cell>
          <table:table-cell office:value-type="float" office:value="1034349" calcext:value-type="float">
            <text:p>1034349</text:p>
          </table:table-cell>
          <table:table-cell office:value-type="float" office:value="3723303" calcext:value-type="float">
            <text:p>3723303</text:p>
          </table:table-cell>
          <table:table-cell office:value-type="float" office:value="8550130" calcext:value-type="float">
            <text:p>8550130</text:p>
          </table:table-cell>
          <table:table-cell office:value-type="float" office:value="201141112" calcext:value-type="float">
            <text:p>201141112</text:p>
          </table:table-cell>
        </table:table-row>
        <table:table-row table:style-name="ro2">
          <table:table-cell/>
          <table:table-cell office:value-type="string" calcext:value-type="string">
            <text:p>Pakistan</text:p>
          </table:table-cell>
          <table:table-cell office:value-type="float" office:value="20134912" calcext:value-type="float">
            <text:p>20134912</text:p>
          </table:table-cell>
          <table:table-cell office:value-type="float" office:value="107915283" calcext:value-type="float">
            <text:p>107915283</text:p>
          </table:table-cell>
          <table:table-cell office:value-type="float" office:value="11241722" calcext:value-type="float">
            <text:p>11241722</text:p>
          </table:table-cell>
          <table:table-cell office:value-type="float" office:value="273812500" calcext:value-type="float">
            <text:p>273812500</text:p>
          </table:table-cell>
        </table:table-row>
        <table:table-row table:style-name="ro2">
          <table:table-cell/>
          <table:table-cell office:value-type="string" calcext:value-type="string">
            <text:p>Palau</text:p>
          </table:table-cell>
          <table:table-cell office:value-type="float" office:value="130" calcext:value-type="float">
            <text:p>130</text:p>
          </table:table-cell>
          <table:table-cell office:value-type="float" office:value="6502" calcext:value-type="float">
            <text:p>6502</text:p>
          </table:table-cell>
          <table:table-cell office:value-type="float" office:value="94" calcext:value-type="float">
            <text:p>94</text:p>
          </table:table-cell>
          <table:table-cell office:value-type="float" office:value="2652" calcext:value-type="float">
            <text:p>2652</text:p>
          </table:table-cell>
        </table:table-row>
        <table:table-row table:style-name="ro2">
          <table:table-cell/>
          <table:table-cell office:value-type="string" calcext:value-type="string">
            <text:p>Palestine the State of</text:p>
          </table:table-cell>
          <table:table-cell office:value-type="float" office:value="25171" calcext:value-type="float">
            <text:p>25171</text:p>
          </table:table-cell>
          <table:table-cell office:value-type="float" office:value="296321" calcext:value-type="float">
            <text:p>296321</text:p>
          </table:table-cell>
          <table:table-cell office:value-type="float" office:value="398078" calcext:value-type="float">
            <text:p>398078</text:p>
          </table:table-cell>
          <table:table-cell office:value-type="float" office:value="24309095" calcext:value-type="float">
            <text:p>24309095</text:p>
          </table:table-cell>
        </table:table-row>
        <table:table-row table:style-name="ro2">
          <table:table-cell/>
          <table:table-cell office:value-type="string" calcext:value-type="string">
            <text:p>Panama</text:p>
          </table:table-cell>
          <table:table-cell office:value-type="float" office:value="11069930" calcext:value-type="float">
            <text:p>11069930</text:p>
          </table:table-cell>
          <table:table-cell office:value-type="float" office:value="131331271" calcext:value-type="float">
            <text:p>131331271</text:p>
          </table:table-cell>
          <table:table-cell office:value-type="float" office:value="1376346" calcext:value-type="float">
            <text:p>1376346</text:p>
          </table:table-cell>
          <table:table-cell office:value-type="float" office:value="262203958" calcext:value-type="float">
            <text:p>262203958</text:p>
          </table:table-cell>
        </table:table-row>
        <table:table-row table:style-name="ro2">
          <table:table-cell/>
          <table:table-cell office:value-type="string" calcext:value-type="string">
            <text:p>Papua New Guinea</text:p>
          </table:table-cell>
          <table:table-cell office:value-type="float" office:value="31394" calcext:value-type="float">
            <text:p>31394</text:p>
          </table:table-cell>
          <table:table-cell office:value-type="float" office:value="136016" calcext:value-type="float">
            <text:p>136016</text:p>
          </table:table-cell>
          <table:table-cell office:value-type="float" office:value="20967" calcext:value-type="float">
            <text:p>20967</text:p>
          </table:table-cell>
          <table:table-cell office:value-type="float" office:value="1344885" calcext:value-type="float">
            <text:p>1344885</text:p>
          </table:table-cell>
        </table:table-row>
        <table:table-row table:style-name="ro2">
          <table:table-cell/>
          <table:table-cell office:value-type="string" calcext:value-type="string">
            <text:p>Paraguay</text:p>
          </table:table-cell>
          <table:table-cell office:value-type="float" office:value="5180563" calcext:value-type="float">
            <text:p>5180563</text:p>
          </table:table-cell>
          <table:table-cell office:value-type="float" office:value="8108890" calcext:value-type="float">
            <text:p>8108890</text:p>
          </table:table-cell>
          <table:table-cell office:value-type="float" office:value="1149653" calcext:value-type="float">
            <text:p>1149653</text:p>
          </table:table-cell>
          <table:table-cell office:value-type="float" office:value="22403294" calcext:value-type="float">
            <text:p>22403294</text:p>
          </table:table-cell>
        </table:table-row>
        <table:table-row table:style-name="ro2">
          <table:table-cell/>
          <table:table-cell office:value-type="string" calcext:value-type="string">
            <text:p>Peru</text:p>
          </table:table-cell>
          <table:table-cell office:value-type="float" office:value="25858179" calcext:value-type="float">
            <text:p>25858179</text:p>
          </table:table-cell>
          <table:table-cell office:value-type="float" office:value="2448075472" calcext:value-type="float">
            <text:p>2448075472</text:p>
          </table:table-cell>
          <table:table-cell office:value-type="float" office:value="3702547" calcext:value-type="float">
            <text:p>3702547</text:p>
          </table:table-cell>
          <table:table-cell office:value-type="float" office:value="151003091" calcext:value-type="float">
            <text:p>151003091</text:p>
          </table:table-cell>
        </table:table-row>
        <table:table-row table:style-name="ro2">
          <table:table-cell/>
          <table:table-cell office:value-type="string" calcext:value-type="string">
            <text:p>Philippines</text:p>
          </table:table-cell>
          <table:table-cell office:value-type="float" office:value="5475162" calcext:value-type="float">
            <text:p>5475162</text:p>
          </table:table-cell>
          <table:table-cell office:value-type="float" office:value="390492307" calcext:value-type="float">
            <text:p>390492307</text:p>
          </table:table-cell>
          <table:table-cell office:value-type="float" office:value="7921409" calcext:value-type="float">
            <text:p>7921409</text:p>
          </table:table-cell>
          <table:table-cell office:value-type="float" office:value="333074510" calcext:value-type="float">
            <text:p>333074510</text:p>
          </table:table-cell>
        </table:table-row>
        <table:table-row table:style-name="ro2">
          <table:table-cell/>
          <table:table-cell office:value-type="string" calcext:value-type="string">
            <text:p>Poland</text:p>
          </table:table-cell>
          <table:table-cell office:value-type="float" office:value="453002406" calcext:value-type="float">
            <text:p>453002406</text:p>
          </table:table-cell>
          <table:table-cell office:value-type="float" office:value="1752136160" calcext:value-type="float">
            <text:p>1752136160</text:p>
          </table:table-cell>
          <table:table-cell office:value-type="float" office:value="185580727" calcext:value-type="float">
            <text:p>185580727</text:p>
          </table:table-cell>
          <table:table-cell office:value-type="float" office:value="2208831192" calcext:value-type="float">
            <text:p>2208831192</text:p>
          </table:table-cell>
        </table:table-row>
        <table:table-row table:style-name="ro2">
          <table:table-cell/>
          <table:table-cell office:value-type="string" calcext:value-type="string">
            <text:p>Portugal</text:p>
          </table:table-cell>
          <table:table-cell office:value-type="float" office:value="184480821" calcext:value-type="float">
            <text:p>184480821</text:p>
          </table:table-cell>
          <table:table-cell office:value-type="float" office:value="819364846" calcext:value-type="float">
            <text:p>819364846</text:p>
          </table:table-cell>
          <table:table-cell office:value-type="float" office:value="50131697" calcext:value-type="float">
            <text:p>50131697</text:p>
          </table:table-cell>
          <table:table-cell office:value-type="float" office:value="838969565" calcext:value-type="float">
            <text:p>838969565</text:p>
          </table:table-cell>
        </table:table-row>
        <table:table-row table:style-name="ro2">
          <table:table-cell/>
          <table:table-cell office:value-type="string" calcext:value-type="string">
            <text:p>Qatar</text:p>
          </table:table-cell>
          <table:table-cell office:value-type="float" office:value="3161539" calcext:value-type="float">
            <text:p>3161539</text:p>
          </table:table-cell>
          <table:table-cell office:value-type="float" office:value="150914801" calcext:value-type="float">
            <text:p>150914801</text:p>
          </table:table-cell>
          <table:table-cell office:value-type="float" office:value="11960827" calcext:value-type="float">
            <text:p>11960827</text:p>
          </table:table-cell>
          <table:table-cell office:value-type="float" office:value="721184020" calcext:value-type="float">
            <text:p>721184020</text:p>
          </table:table-cell>
        </table:table-row>
        <table:table-row table:style-name="ro2">
          <table:table-cell/>
          <table:table-cell office:value-type="string" calcext:value-type="string">
            <text:p>Romania</text:p>
          </table:table-cell>
          <table:table-cell office:value-type="float" office:value="72833544" calcext:value-type="float">
            <text:p>72833544</text:p>
          </table:table-cell>
          <table:table-cell office:value-type="float" office:value="617245955" calcext:value-type="float">
            <text:p>617245955</text:p>
          </table:table-cell>
          <table:table-cell office:value-type="float" office:value="35309158" calcext:value-type="float">
            <text:p>35309158</text:p>
          </table:table-cell>
          <table:table-cell office:value-type="float" office:value="791206969" calcext:value-type="float">
            <text:p>791206969</text:p>
          </table:table-cell>
        </table:table-row>
        <table:table-row table:style-name="ro2">
          <table:table-cell/>
          <table:table-cell office:value-type="string" calcext:value-type="string">
            <text:p>Russian Federation</text:p>
          </table:table-cell>
          <table:table-cell office:value-type="float" office:value="115025142" calcext:value-type="float">
            <text:p>115025142</text:p>
          </table:table-cell>
          <table:table-cell office:value-type="float" office:value="3033972338" calcext:value-type="float">
            <text:p>3033972338</text:p>
          </table:table-cell>
          <table:table-cell office:value-type="float" office:value="108706820" calcext:value-type="float">
            <text:p>108706820</text:p>
          </table:table-cell>
          <table:table-cell office:value-type="float" office:value="2908175125" calcext:value-type="float">
            <text:p>2908175125</text:p>
          </table:table-cell>
        </table:table-row>
        <table:table-row table:style-name="ro2">
          <table:table-cell/>
          <table:table-cell office:value-type="string" calcext:value-type="string">
            <text:p>Rwanda</text:p>
          </table:table-cell>
          <table:table-cell office:value-type="float" office:value="2759" calcext:value-type="float">
            <text:p>2759</text:p>
          </table:table-cell>
          <table:table-cell office:value-type="float" office:value="93424" calcext:value-type="float">
            <text:p>93424</text:p>
          </table:table-cell>
          <table:table-cell office:value-type="float" office:value="90781" calcext:value-type="float">
            <text:p>90781</text:p>
          </table:table-cell>
          <table:table-cell office:value-type="float" office:value="3348010" calcext:value-type="float">
            <text:p>3348010</text:p>
          </table:table-cell>
        </table:table-row>
        <table:table-row table:style-name="ro2">
          <table:table-cell/>
          <table:table-cell office:value-type="string" calcext:value-type="string">
            <text:p>Réunion</text:p>
          </table:table-cell>
          <table:table-cell office:value-type="float" office:value="28071" calcext:value-type="float">
            <text:p>28071</text:p>
          </table:table-cell>
          <table:table-cell office:value-type="float" office:value="139661" calcext:value-type="float">
            <text:p>139661</text:p>
          </table:table-cell>
          <table:table-cell office:value-type="float" office:value="183766" calcext:value-type="float">
            <text:p>183766</text:p>
          </table:table-cell>
          <table:table-cell office:value-type="float" office:value="8437271" calcext:value-type="float">
            <text:p>8437271</text:p>
          </table:table-cell>
        </table:table-row>
        <table:table-row table:style-name="ro2">
          <table:table-cell/>
          <table:table-cell office:value-type="string" calcext:value-type="string">
            <text:p>Saint Barthélemy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645953" calcext:value-type="float">
            <text:p>9645953</text:p>
          </table:table-cell>
        </table:table-row>
        <table:table-row table:style-name="ro2">
          <table:table-cell/>
          <table:table-cell office:value-type="string" calcext:value-type="string">
            <text:p>Samoa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76294" calcext:value-type="float">
            <text:p>76294</text:p>
          </table:table-cell>
        </table:table-row>
        <table:table-row table:style-name="ro2">
          <table:table-cell/>
          <table:table-cell office:value-type="string" calcext:value-type="string">
            <text:p>San Marino</text:p>
          </table:table-cell>
          <table:table-cell office:value-type="float" office:value="113258" calcext:value-type="float">
            <text:p>113258</text:p>
          </table:table-cell>
          <table:table-cell office:value-type="float" office:value="1938872" calcext:value-type="float">
            <text:p>1938872</text:p>
          </table:table-cell>
          <table:table-cell office:value-type="float" office:value="1066681" calcext:value-type="float">
            <text:p>1066681</text:p>
          </table:table-cell>
          <table:table-cell office:value-type="float" office:value="7233384" calcext:value-type="float">
            <text:p>7233384</text:p>
          </table:table-cell>
        </table:table-row>
        <table:table-row table:style-name="ro2">
          <table:table-cell/>
          <table:table-cell office:value-type="string" calcext:value-type="string">
            <text:p>Sao Tomé and Principe</text:p>
          </table:table-cell>
          <table:table-cell office:value-type="float" office:value="363" calcext:value-type="float">
            <text:p>363</text:p>
          </table:table-cell>
          <table:table-cell office:value-type="float" office:value="13374" calcext:value-type="float">
            <text:p>13374</text:p>
          </table:table-cell>
          <table:table-cell office:value-type="float" office:value="1626" calcext:value-type="float">
            <text:p>1626</text:p>
          </table:table-cell>
          <table:table-cell office:value-type="float" office:value="740988" calcext:value-type="float">
            <text:p>740988</text:p>
          </table:table-cell>
        </table:table-row>
        <table:table-row table:style-name="ro2">
          <table:table-cell/>
          <table:table-cell office:value-type="string" calcext:value-type="string">
            <text:p>Saudi Arabia</text:p>
          </table:table-cell>
          <table:table-cell office:value-type="float" office:value="16674871" calcext:value-type="float">
            <text:p>16674871</text:p>
          </table:table-cell>
          <table:table-cell office:value-type="float" office:value="168090305" calcext:value-type="float">
            <text:p>168090305</text:p>
          </table:table-cell>
          <table:table-cell office:value-type="float" office:value="57139121" calcext:value-type="float">
            <text:p>57139121</text:p>
          </table:table-cell>
          <table:table-cell office:value-type="float" office:value="4586501528" calcext:value-type="float">
            <text:p>4586501528</text:p>
          </table:table-cell>
        </table:table-row>
        <table:table-row table:style-name="ro2">
          <table:table-cell/>
          <table:table-cell office:value-type="string" calcext:value-type="string">
            <text:p>Senegal</text:p>
          </table:table-cell>
          <table:table-cell office:value-type="float" office:value="2877894" calcext:value-type="float">
            <text:p>2877894</text:p>
          </table:table-cell>
          <table:table-cell office:value-type="float" office:value="253907100" calcext:value-type="float">
            <text:p>253907100</text:p>
          </table:table-cell>
          <table:table-cell office:value-type="float" office:value="2027619" calcext:value-type="float">
            <text:p>2027619</text:p>
          </table:table-cell>
          <table:table-cell office:value-type="float" office:value="16580571" calcext:value-type="float">
            <text:p>16580571</text:p>
          </table:table-cell>
        </table:table-row>
        <table:table-row table:style-name="ro2">
          <table:table-cell/>
          <table:table-cell office:value-type="string" calcext:value-type="string">
            <text:p>Serbia</text:p>
          </table:table-cell>
          <table:table-cell office:value-type="float" office:value="21313277" calcext:value-type="float">
            <text:p>21313277</text:p>
          </table:table-cell>
          <table:table-cell office:value-type="float" office:value="104281202" calcext:value-type="float">
            <text:p>104281202</text:p>
          </table:table-cell>
          <table:table-cell office:value-type="float" office:value="21315142" calcext:value-type="float">
            <text:p>21315142</text:p>
          </table:table-cell>
          <table:table-cell office:value-type="float" office:value="183906848" calcext:value-type="float">
            <text:p>183906848</text:p>
          </table:table-cell>
        </table:table-row>
        <table:table-row table:style-name="ro2">
          <table:table-cell/>
          <table:table-cell office:value-type="string" calcext:value-type="string">
            <text:p>Seychelles Republic of</text:p>
          </table:table-cell>
          <table:table-cell office:value-type="float" office:value="491668" calcext:value-type="float">
            <text:p>491668</text:p>
          </table:table-cell>
          <table:table-cell office:value-type="float" office:value="5397846" calcext:value-type="float">
            <text:p>5397846</text:p>
          </table:table-cell>
          <table:table-cell office:value-type="float" office:value="17889" calcext:value-type="float">
            <text:p>17889</text:p>
          </table:table-cell>
          <table:table-cell office:value-type="float" office:value="12325114" calcext:value-type="float">
            <text:p>12325114</text:p>
          </table:table-cell>
        </table:table-row>
        <table:table-row table:style-name="ro2">
          <table:table-cell/>
          <table:table-cell office:value-type="string" calcext:value-type="string">
            <text:p>Sierra Leone</text:p>
          </table:table-cell>
          <table:table-cell office:value-type="float" office:value="0" calcext:value-type="float">
            <text:p>0</text:p>
          </table:table-cell>
          <table:table-cell office:value-type="float" office:value="337236" calcext:value-type="float">
            <text:p>337236</text:p>
          </table:table-cell>
          <table:table-cell office:value-type="float" office:value="176556" calcext:value-type="float">
            <text:p>176556</text:p>
          </table:table-cell>
          <table:table-cell office:value-type="float" office:value="1230300" calcext:value-type="float">
            <text:p>1230300</text:p>
          </table:table-cell>
        </table:table-row>
        <table:table-row table:style-name="ro2">
          <table:table-cell/>
          <table:table-cell office:value-type="string" calcext:value-type="string">
            <text:p>Singapore</text:p>
          </table:table-cell>
          <table:table-cell office:value-type="float" office:value="6570885" calcext:value-type="float">
            <text:p>6570885</text:p>
          </table:table-cell>
          <table:table-cell office:value-type="float" office:value="1566724673" calcext:value-type="float">
            <text:p>1566724673</text:p>
          </table:table-cell>
          <table:table-cell office:value-type="float" office:value="83042454" calcext:value-type="float">
            <text:p>83042454</text:p>
          </table:table-cell>
          <table:table-cell office:value-type="float" office:value="8319424994" calcext:value-type="float">
            <text:p>8319424994</text:p>
          </table:table-cell>
        </table:table-row>
        <table:table-row table:style-name="ro2">
          <table:table-cell/>
          <table:table-cell office:value-type="string" calcext:value-type="string">
            <text:p>Sint Maarten (NL)</text:p>
          </table:table-cell>
          <table:table-cell office:value-type="float" office:value="1" calcext:value-type="float">
            <text:p>1</text:p>
          </table:table-cell>
          <table:table-cell office:value-type="float" office:value="152245" calcext:value-type="float">
            <text:p>152245</text:p>
          </table:table-cell>
          <table:table-cell office:value-type="float" office:value="59711" calcext:value-type="float">
            <text:p>59711</text:p>
          </table:table-cell>
          <table:table-cell office:value-type="float" office:value="22320798" calcext:value-type="float">
            <text:p>22320798</text:p>
          </table:table-cell>
        </table:table-row>
        <table:table-row table:style-name="ro2">
          <table:table-cell/>
          <table:table-cell office:value-type="string" calcext:value-type="string">
            <text:p>Slovakia</text:p>
          </table:table-cell>
          <table:table-cell office:value-type="float" office:value="142167347" calcext:value-type="float">
            <text:p>142167347</text:p>
          </table:table-cell>
          <table:table-cell office:value-type="float" office:value="875494216" calcext:value-type="float">
            <text:p>875494216</text:p>
          </table:table-cell>
          <table:table-cell office:value-type="float" office:value="53831654" calcext:value-type="float">
            <text:p>53831654</text:p>
          </table:table-cell>
          <table:table-cell office:value-type="float" office:value="564856497" calcext:value-type="float">
            <text:p>564856497</text:p>
          </table:table-cell>
        </table:table-row>
        <table:table-row table:style-name="ro2">
          <table:table-cell/>
          <table:table-cell office:value-type="string" calcext:value-type="string">
            <text:p>Slovenia</text:p>
          </table:table-cell>
          <table:table-cell office:value-type="float" office:value="72051282" calcext:value-type="float">
            <text:p>72051282</text:p>
          </table:table-cell>
          <table:table-cell office:value-type="float" office:value="532423686" calcext:value-type="float">
            <text:p>532423686</text:p>
          </table:table-cell>
          <table:table-cell office:value-type="float" office:value="22658028" calcext:value-type="float">
            <text:p>22658028</text:p>
          </table:table-cell>
          <table:table-cell office:value-type="float" office:value="455295403" calcext:value-type="float">
            <text:p>455295403</text:p>
          </table:table-cell>
        </table:table-row>
        <table:table-row table:style-name="ro2">
          <table:table-cell/>
          <table:table-cell office:value-type="string" calcext:value-type="string">
            <text:p>Solomon Islands</text:p>
          </table:table-cell>
          <table:table-cell office:value-type="float" office:value="5907713" calcext:value-type="float">
            <text:p>5907713</text:p>
          </table:table-cell>
          <table:table-cell office:value-type="float" office:value="9031015" calcext:value-type="float">
            <text:p>9031015</text:p>
          </table:table-cell>
          <table:table-cell office:value-type="float" office:value="6102" calcext:value-type="float">
            <text:p>6102</text:p>
          </table:table-cell>
          <table:table-cell office:value-type="float" office:value="287421" calcext:value-type="float">
            <text:p>287421</text:p>
          </table:table-cell>
        </table:table-row>
        <table:table-row table:style-name="ro2">
          <table:table-cell/>
          <table:table-cell office:value-type="string" calcext:value-type="string">
            <text:p>Somalia Federal Republic of</text:p>
          </table:table-cell>
          <table:table-cell office:value-type="float" office:value="1379" calcext:value-type="float">
            <text:p>1379</text:p>
          </table:table-cell>
          <table:table-cell office:value-type="float" office:value="76998" calcext:value-type="float">
            <text:p>76998</text:p>
          </table:table-cell>
          <table:table-cell office:value-type="float" office:value="148683" calcext:value-type="float">
            <text:p>148683</text:p>
          </table:table-cell>
          <table:table-cell office:value-type="float" office:value="331262" calcext:value-type="float">
            <text:p>331262</text:p>
          </table:table-cell>
        </table:table-row>
        <table:table-row table:style-name="ro2">
          <table:table-cell/>
          <table:table-cell office:value-type="string" calcext:value-type="string">
            <text:p>South Africa</text:p>
          </table:table-cell>
          <table:table-cell office:value-type="float" office:value="108743486" calcext:value-type="float">
            <text:p>108743486</text:p>
          </table:table-cell>
          <table:table-cell office:value-type="float" office:value="2175240773" calcext:value-type="float">
            <text:p>2175240773</text:p>
          </table:table-cell>
          <table:table-cell office:value-type="float" office:value="22383888" calcext:value-type="float">
            <text:p>22383888</text:p>
          </table:table-cell>
          <table:table-cell office:value-type="float" office:value="723281062" calcext:value-type="float">
            <text:p>723281062</text:p>
          </table:table-cell>
        </table:table-row>
        <table:table-row table:style-name="ro2">
          <table:table-cell/>
          <table:table-cell office:value-type="string" calcext:value-type="string">
            <text:p>South Georgia and South Sandwich Islands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8886" calcext:value-type="float">
            <text:p>18886</text:p>
          </table:table-cell>
        </table:table-row>
        <table:table-row table:style-name="ro2">
          <table:table-cell/>
          <table:table-cell office:value-type="string" calcext:value-type="string">
            <text:p>South Sudan Republic of</text:p>
          </table:table-cell>
          <table:table-cell table:number-columns-repeated="2"/>
          <table:table-cell office:value-type="float" office:value="37384" calcext:value-type="float">
            <text:p>37384</text:p>
          </table:table-cell>
          <table:table-cell office:value-type="float" office:value="425824" calcext:value-type="float">
            <text:p>425824</text:p>
          </table:table-cell>
        </table:table-row>
        <table:table-row table:style-name="ro2">
          <table:table-cell/>
          <table:table-cell office:value-type="string" calcext:value-type="string">
            <text:p>Spain</text:p>
          </table:table-cell>
          <table:table-cell office:value-type="float" office:value="648711428" calcext:value-type="float">
            <text:p>648711428</text:p>
          </table:table-cell>
          <table:table-cell office:value-type="float" office:value="4843892031" calcext:value-type="float">
            <text:p>4843892031</text:p>
          </table:table-cell>
          <table:table-cell office:value-type="float" office:value="237343945" calcext:value-type="float">
            <text:p>237343945</text:p>
          </table:table-cell>
          <table:table-cell office:value-type="float" office:value="5846352569" calcext:value-type="float">
            <text:p>5846352569</text:p>
          </table:table-cell>
        </table:table-row>
        <table:table-row table:style-name="ro2">
          <table:table-cell/>
          <table:table-cell office:value-type="string" calcext:value-type="string">
            <text:p>Sri Lanka</text:p>
          </table:table-cell>
          <table:table-cell office:value-type="float" office:value="6326052" calcext:value-type="float">
            <text:p>6326052</text:p>
          </table:table-cell>
          <table:table-cell office:value-type="float" office:value="195450755" calcext:value-type="float">
            <text:p>195450755</text:p>
          </table:table-cell>
          <table:table-cell office:value-type="float" office:value="1882070" calcext:value-type="float">
            <text:p>1882070</text:p>
          </table:table-cell>
          <table:table-cell office:value-type="float" office:value="115673050" calcext:value-type="float">
            <text:p>115673050</text:p>
          </table:table-cell>
        </table:table-row>
        <table:table-row table:style-name="ro2">
          <table:table-cell/>
          <table:table-cell office:value-type="string" calcext:value-type="string">
            <text:p>St Helena Ascen. and Tristan da Cunha</text:p>
          </table:table-cell>
          <table:table-cell office:value-type="float" office:value="212" calcext:value-type="float">
            <text:p>212</text:p>
          </table:table-cell>
          <table:table-cell office:value-type="float" office:value="4040" calcext:value-type="float">
            <text:p>4040</text:p>
          </table:table-cell>
          <table:table-cell office:value-type="float" office:value="373" calcext:value-type="float">
            <text:p>373</text:p>
          </table:table-cell>
          <table:table-cell office:value-type="float" office:value="32116" calcext:value-type="float">
            <text:p>32116</text:p>
          </table:table-cell>
        </table:table-row>
        <table:table-row table:style-name="ro2">
          <table:table-cell/>
          <table:table-cell office:value-type="string" calcext:value-type="string">
            <text:p>St Kitts and Nevis</text:p>
          </table:table-cell>
          <table:table-cell office:value-type="float" office:value="244" calcext:value-type="float">
            <text:p>244</text:p>
          </table:table-cell>
          <table:table-cell office:value-type="float" office:value="32119" calcext:value-type="float">
            <text:p>32119</text:p>
          </table:table-cell>
          <table:table-cell office:value-type="float" office:value="1194" calcext:value-type="float">
            <text:p>1194</text:p>
          </table:table-cell>
          <table:table-cell office:value-type="float" office:value="1388022" calcext:value-type="float">
            <text:p>1388022</text:p>
          </table:table-cell>
        </table:table-row>
        <table:table-row table:style-name="ro2">
          <table:table-cell/>
          <table:table-cell office:value-type="string" calcext:value-type="string">
            <text:p>St Lucia</text:p>
          </table:table-cell>
          <table:table-cell office:value-type="float" office:value="792" calcext:value-type="float">
            <text:p>792</text:p>
          </table:table-cell>
          <table:table-cell office:value-type="float" office:value="20751" calcext:value-type="float">
            <text:p>20751</text:p>
          </table:table-cell>
          <table:table-cell office:value-type="float" office:value="1581" calcext:value-type="float">
            <text:p>1581</text:p>
          </table:table-cell>
          <table:table-cell office:value-type="float" office:value="3310732" calcext:value-type="float">
            <text:p>3310732</text:p>
          </table:table-cell>
        </table:table-row>
        <table:table-row table:style-name="ro2">
          <table:table-cell/>
          <table:table-cell office:value-type="string" calcext:value-type="string">
            <text:p>St Vincent and the Grenadines</text:p>
          </table:table-cell>
          <table:table-cell office:value-type="float" office:value="562" calcext:value-type="float">
            <text:p>562</text:p>
          </table:table-cell>
          <table:table-cell office:value-type="float" office:value="2531065" calcext:value-type="float">
            <text:p>2531065</text:p>
          </table:table-cell>
          <table:table-cell office:value-type="float" office:value="2616" calcext:value-type="float">
            <text:p>2616</text:p>
          </table:table-cell>
          <table:table-cell office:value-type="float" office:value="14544906" calcext:value-type="float">
            <text:p>14544906</text:p>
          </table:table-cell>
        </table:table-row>
        <table:table-row table:style-name="ro2">
          <table:table-cell/>
          <table:table-cell office:value-type="string" calcext:value-type="string">
            <text:p>Sudan</text:p>
          </table:table-cell>
          <table:table-cell office:value-type="float" office:value="1030906" calcext:value-type="float">
            <text:p>1030906</text:p>
          </table:table-cell>
          <table:table-cell office:value-type="float" office:value="3069326" calcext:value-type="float">
            <text:p>3069326</text:p>
          </table:table-cell>
          <table:table-cell office:value-type="float" office:value="2617119" calcext:value-type="float">
            <text:p>2617119</text:p>
          </table:table-cell>
          <table:table-cell office:value-type="float" office:value="78719964" calcext:value-type="float">
            <text:p>78719964</text:p>
          </table:table-cell>
        </table:table-row>
        <table:table-row table:style-name="ro2">
          <table:table-cell/>
          <table:table-cell office:value-type="string" calcext:value-type="string">
            <text:p>Suriname</text:p>
          </table:table-cell>
          <table:table-cell office:value-type="float" office:value="245806" calcext:value-type="float">
            <text:p>245806</text:p>
          </table:table-cell>
          <table:table-cell office:value-type="float" office:value="396435291" calcext:value-type="float">
            <text:p>396435291</text:p>
          </table:table-cell>
          <table:table-cell office:value-type="float" office:value="36345" calcext:value-type="float">
            <text:p>36345</text:p>
          </table:table-cell>
          <table:table-cell office:value-type="float" office:value="1327636" calcext:value-type="float">
            <text:p>1327636</text:p>
          </table:table-cell>
        </table:table-row>
        <table:table-row table:style-name="ro2">
          <table:table-cell/>
          <table:table-cell office:value-type="string" calcext:value-type="string">
            <text:p>Swaziland</text:p>
          </table:table-cell>
          <table:table-cell office:value-type="float" office:value="238861" calcext:value-type="float">
            <text:p>238861</text:p>
          </table:table-cell>
          <table:table-cell office:value-type="float" office:value="833097" calcext:value-type="float">
            <text:p>833097</text:p>
          </table:table-cell>
          <table:table-cell office:value-type="float" office:value="92186" calcext:value-type="float">
            <text:p>92186</text:p>
          </table:table-cell>
          <table:table-cell office:value-type="float" office:value="3052522" calcext:value-type="float">
            <text:p>3052522</text:p>
          </table:table-cell>
        </table:table-row>
        <table:table-row table:style-name="ro2">
          <table:table-cell/>
          <table:table-cell office:value-type="string" calcext:value-type="string">
            <text:p>Sweden</text:p>
          </table:table-cell>
          <table:table-cell office:value-type="float" office:value="252542605" calcext:value-type="float">
            <text:p>252542605</text:p>
          </table:table-cell>
          <table:table-cell office:value-type="float" office:value="1631809899" calcext:value-type="float">
            <text:p>1631809899</text:p>
          </table:table-cell>
          <table:table-cell office:value-type="float" office:value="89111486" calcext:value-type="float">
            <text:p>89111486</text:p>
          </table:table-cell>
          <table:table-cell office:value-type="float" office:value="1488904906" calcext:value-type="float">
            <text:p>1488904906</text:p>
          </table:table-cell>
        </table:table-row>
        <table:table-row table:style-name="ro2">
          <table:table-cell/>
          <table:table-cell office:value-type="string" calcext:value-type="string">
            <text:p>Syrian Arab Republic</text:p>
          </table:table-cell>
          <table:table-cell office:value-type="float" office:value="31283" calcext:value-type="float">
            <text:p>31283</text:p>
          </table:table-cell>
          <table:table-cell office:value-type="float" office:value="1001967" calcext:value-type="float">
            <text:p>1001967</text:p>
          </table:table-cell>
          <table:table-cell office:value-type="float" office:value="1481378" calcext:value-type="float">
            <text:p>1481378</text:p>
          </table:table-cell>
          <table:table-cell office:value-type="float" office:value="27259862" calcext:value-type="float">
            <text:p>27259862</text:p>
          </table:table-cell>
        </table:table-row>
        <table:table-row table:style-name="ro2">
          <table:table-cell/>
          <table:table-cell office:value-type="string" calcext:value-type="string">
            <text:p>Taiwan</text:p>
          </table:table-cell>
          <table:table-cell office:value-type="float" office:value="51642507" calcext:value-type="float">
            <text:p>51642507</text:p>
          </table:table-cell>
          <table:table-cell office:value-type="float" office:value="939671703" calcext:value-type="float">
            <text:p>939671703</text:p>
          </table:table-cell>
          <table:table-cell office:value-type="float" office:value="18161029" calcext:value-type="float">
            <text:p>18161029</text:p>
          </table:table-cell>
          <table:table-cell office:value-type="float" office:value="1874309848" calcext:value-type="float">
            <text:p>1874309848</text:p>
          </table:table-cell>
        </table:table-row>
        <table:table-row table:style-name="ro2">
          <table:table-cell/>
          <table:table-cell office:value-type="string" calcext:value-type="string">
            <text:p>Tajikistan</text:p>
          </table:table-cell>
          <table:table-cell office:value-type="float" office:value="4244" calcext:value-type="float">
            <text:p>4244</text:p>
          </table:table-cell>
          <table:table-cell office:value-type="float" office:value="111508678" calcext:value-type="float">
            <text:p>111508678</text:p>
          </table:table-cell>
          <table:table-cell office:value-type="float" office:value="528636" calcext:value-type="float">
            <text:p>528636</text:p>
          </table:table-cell>
          <table:table-cell office:value-type="float" office:value="110812669" calcext:value-type="float">
            <text:p>110812669</text:p>
          </table:table-cell>
        </table:table-row>
        <table:table-row table:style-name="ro2">
          <table:table-cell/>
          <table:table-cell office:value-type="string" calcext:value-type="string">
            <text:p>Tanzania United Republic of</text:p>
          </table:table-cell>
          <table:table-cell office:value-type="float" office:value="10080632" calcext:value-type="float">
            <text:p>10080632</text:p>
          </table:table-cell>
          <table:table-cell office:value-type="float" office:value="149497760" calcext:value-type="float">
            <text:p>149497760</text:p>
          </table:table-cell>
          <table:table-cell office:value-type="float" office:value="623647" calcext:value-type="float">
            <text:p>623647</text:p>
          </table:table-cell>
          <table:table-cell office:value-type="float" office:value="18058146" calcext:value-type="float">
            <text:p>18058146</text:p>
          </table:table-cell>
        </table:table-row>
        <table:table-row table:style-name="ro2">
          <table:table-cell/>
          <table:table-cell office:value-type="string" calcext:value-type="string">
            <text:p>Thailand</text:p>
          </table:table-cell>
          <table:table-cell office:value-type="float" office:value="67992034" calcext:value-type="float">
            <text:p>67992034</text:p>
          </table:table-cell>
          <table:table-cell office:value-type="float" office:value="1864471987" calcext:value-type="float">
            <text:p>1864471987</text:p>
          </table:table-cell>
          <table:table-cell office:value-type="float" office:value="50115592" calcext:value-type="float">
            <text:p>50115592</text:p>
          </table:table-cell>
          <table:table-cell office:value-type="float" office:value="2887065859" calcext:value-type="float">
            <text:p>2887065859</text:p>
          </table:table-cell>
        </table:table-row>
        <table:table-row table:style-name="ro2">
          <table:table-cell/>
          <table:table-cell office:value-type="string" calcext:value-type="string">
            <text:p>Togo</text:p>
          </table:table-cell>
          <table:table-cell office:value-type="float" office:value="184221" calcext:value-type="float">
            <text:p>184221</text:p>
          </table:table-cell>
          <table:table-cell office:value-type="float" office:value="233754936" calcext:value-type="float">
            <text:p>233754936</text:p>
          </table:table-cell>
          <table:table-cell office:value-type="float" office:value="16279094" calcext:value-type="float">
            <text:p>16279094</text:p>
          </table:table-cell>
          <table:table-cell office:value-type="float" office:value="19306168" calcext:value-type="float">
            <text:p>19306168</text:p>
          </table:table-cell>
        </table:table-row>
        <table:table-row table:style-name="ro2">
          <table:table-cell/>
          <table:table-cell office:value-type="string" calcext:value-type="string">
            <text:p>Tonga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8743" calcext:value-type="float">
            <text:p>8743</text:p>
          </table:table-cell>
        </table:table-row>
        <table:table-row table:style-name="ro2">
          <table:table-cell/>
          <table:table-cell office:value-type="string" calcext:value-type="string">
            <text:p>Trinidad and Tobago</text:p>
          </table:table-cell>
          <table:table-cell office:value-type="float" office:value="536292" calcext:value-type="float">
            <text:p>536292</text:p>
          </table:table-cell>
          <table:table-cell office:value-type="float" office:value="790820" calcext:value-type="float">
            <text:p>790820</text:p>
          </table:table-cell>
          <table:table-cell office:value-type="float" office:value="442957" calcext:value-type="float">
            <text:p>442957</text:p>
          </table:table-cell>
          <table:table-cell office:value-type="float" office:value="8811647" calcext:value-type="float">
            <text:p>8811647</text:p>
          </table:table-cell>
        </table:table-row>
        <table:table-row table:style-name="ro2">
          <table:table-cell/>
          <table:table-cell office:value-type="string" calcext:value-type="string">
            <text:p>Tunisia</text:p>
          </table:table-cell>
          <table:table-cell office:value-type="float" office:value="4582265" calcext:value-type="float">
            <text:p>4582265</text:p>
          </table:table-cell>
          <table:table-cell office:value-type="float" office:value="152695146" calcext:value-type="float">
            <text:p>152695146</text:p>
          </table:table-cell>
          <table:table-cell office:value-type="float" office:value="19648243" calcext:value-type="float">
            <text:p>19648243</text:p>
          </table:table-cell>
          <table:table-cell office:value-type="float" office:value="251814146" calcext:value-type="float">
            <text:p>251814146</text:p>
          </table:table-cell>
        </table:table-row>
        <table:table-row table:style-name="ro2">
          <table:table-cell/>
          <table:table-cell office:value-type="string" calcext:value-type="string">
            <text:p>Turkey</text:p>
          </table:table-cell>
          <table:table-cell office:value-type="float" office:value="157596535" calcext:value-type="float">
            <text:p>157596535</text:p>
          </table:table-cell>
          <table:table-cell office:value-type="float" office:value="3322349325" calcext:value-type="float">
            <text:p>3322349325</text:p>
          </table:table-cell>
          <table:table-cell office:value-type="float" office:value="127844158" calcext:value-type="float">
            <text:p>127844158</text:p>
          </table:table-cell>
          <table:table-cell office:value-type="float" office:value="4489659219" calcext:value-type="float">
            <text:p>4489659219</text:p>
          </table:table-cell>
        </table:table-row>
        <table:table-row table:style-name="ro2">
          <table:table-cell/>
          <table:table-cell office:value-type="string" calcext:value-type="string">
            <text:p>Turkmenistan</text:p>
          </table:table-cell>
          <table:table-cell office:value-type="float" office:value="33650754" calcext:value-type="float">
            <text:p>33650754</text:p>
          </table:table-cell>
          <table:table-cell office:value-type="float" office:value="27395975" calcext:value-type="float">
            <text:p>27395975</text:p>
          </table:table-cell>
          <table:table-cell office:value-type="float" office:value="903043" calcext:value-type="float">
            <text:p>903043</text:p>
          </table:table-cell>
          <table:table-cell office:value-type="float" office:value="20293064" calcext:value-type="float">
            <text:p>20293064</text:p>
          </table:table-cell>
        </table:table-row>
        <table:table-row table:style-name="ro2">
          <table:table-cell/>
          <table:table-cell office:value-type="string" calcext:value-type="string">
            <text:p>Turks and Caicos Islands</text:p>
          </table:table-cell>
          <table:table-cell table:number-columns-repeated="2"/>
          <table:table-cell office:value-type="float" office:value="2698" calcext:value-type="float">
            <text:p>2698</text:p>
          </table:table-cell>
          <table:table-cell office:value-type="float" office:value="3745338" calcext:value-type="float">
            <text:p>3745338</text:p>
          </table:table-cell>
        </table:table-row>
        <table:table-row table:style-name="ro2">
          <table:table-cell/>
          <table:table-cell office:value-type="string" calcext:value-type="string">
            <text:p>Tuval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Uganda</text:p>
          </table:table-cell>
          <table:table-cell office:value-type="float" office:value="3953741" calcext:value-type="float">
            <text:p>3953741</text:p>
          </table:table-cell>
          <table:table-cell office:value-type="float" office:value="9340576" calcext:value-type="float">
            <text:p>9340576</text:p>
          </table:table-cell>
          <table:table-cell office:value-type="float" office:value="253714" calcext:value-type="float">
            <text:p>253714</text:p>
          </table:table-cell>
          <table:table-cell office:value-type="float" office:value="11291279" calcext:value-type="float">
            <text:p>11291279</text:p>
          </table:table-cell>
        </table:table-row>
        <table:table-row table:style-name="ro2">
          <table:table-cell/>
          <table:table-cell office:value-type="string" calcext:value-type="string">
            <text:p>Ukraine</text:p>
          </table:table-cell>
          <table:table-cell office:value-type="float" office:value="15909645" calcext:value-type="float">
            <text:p>15909645</text:p>
          </table:table-cell>
          <table:table-cell office:value-type="float" office:value="209419496" calcext:value-type="float">
            <text:p>209419496</text:p>
          </table:table-cell>
          <table:table-cell office:value-type="float" office:value="28953896" calcext:value-type="float">
            <text:p>28953896</text:p>
          </table:table-cell>
          <table:table-cell office:value-type="float" office:value="474493734" calcext:value-type="float">
            <text:p>474493734</text:p>
          </table:table-cell>
        </table:table-row>
        <table:table-row table:style-name="ro2">
          <table:table-cell/>
          <table:table-cell office:value-type="string" calcext:value-type="string">
            <text:p>United Arab Emirates</text:p>
          </table:table-cell>
          <table:table-cell office:value-type="float" office:value="5776825" calcext:value-type="float">
            <text:p>5776825</text:p>
          </table:table-cell>
          <table:table-cell office:value-type="float" office:value="3036404449" calcext:value-type="float">
            <text:p>3036404449</text:p>
          </table:table-cell>
          <table:table-cell office:value-type="float" office:value="130010509" calcext:value-type="float">
            <text:p>130010509</text:p>
          </table:table-cell>
          <table:table-cell office:value-type="float" office:value="5907141443" calcext:value-type="float">
            <text:p>5907141443</text:p>
          </table:table-cell>
        </table:table-row>
        <table:table-row table:style-name="ro2">
          <table:table-cell/>
          <table:table-cell office:value-type="string" calcext:value-type="string">
            <text:p>United Kingdom</text:p>
          </table:table-cell>
          <table:table-cell office:value-type="float" office:value="226639488" calcext:value-type="float">
            <text:p>226639488</text:p>
          </table:table-cell>
          <table:table-cell office:value-type="float" office:value="30798153673" calcext:value-type="float">
            <text:p>30798153673</text:p>
          </table:table-cell>
          <table:table-cell office:value-type="float" office:value="353698541" calcext:value-type="float">
            <text:p>353698541</text:p>
          </table:table-cell>
          <table:table-cell office:value-type="float" office:value="12636523271" calcext:value-type="float">
            <text:p>12636523271</text:p>
          </table:table-cell>
        </table:table-row>
        <table:table-row table:style-name="ro2">
          <table:table-cell/>
          <table:table-cell office:value-type="string" calcext:value-type="string">
            <text:p>United States of America</text:p>
          </table:table-cell>
          <table:table-cell office:value-type="float" office:value="281782159" calcext:value-type="float">
            <text:p>281782159</text:p>
          </table:table-cell>
          <table:table-cell office:value-type="float" office:value="19538780270" calcext:value-type="float">
            <text:p>19538780270</text:p>
          </table:table-cell>
          <table:table-cell office:value-type="float" office:value="681812844" calcext:value-type="float">
            <text:p>681812844</text:p>
          </table:table-cell>
          <table:table-cell office:value-type="float" office:value="28834047418" calcext:value-type="float">
            <text:p>28834047418</text:p>
          </table:table-cell>
        </table:table-row>
        <table:table-row table:style-name="ro2">
          <table:table-cell/>
          <table:table-cell office:value-type="string" calcext:value-type="string">
            <text:p>Uruguay</text:p>
          </table:table-cell>
          <table:table-cell office:value-type="float" office:value="4104888" calcext:value-type="float">
            <text:p>4104888</text:p>
          </table:table-cell>
          <table:table-cell office:value-type="float" office:value="102392472" calcext:value-type="float">
            <text:p>102392472</text:p>
          </table:table-cell>
          <table:table-cell office:value-type="float" office:value="2142618" calcext:value-type="float">
            <text:p>2142618</text:p>
          </table:table-cell>
          <table:table-cell office:value-type="float" office:value="264273032" calcext:value-type="float">
            <text:p>264273032</text:p>
          </table:table-cell>
        </table:table-row>
        <table:table-row table:style-name="ro2">
          <table:table-cell/>
          <table:table-cell office:value-type="string" calcext:value-type="string">
            <text:p>Uzbekistan</text:p>
          </table:table-cell>
          <table:table-cell office:value-type="float" office:value="1206204" calcext:value-type="float">
            <text:p>1206204</text:p>
          </table:table-cell>
          <table:table-cell office:value-type="float" office:value="1224266266" calcext:value-type="float">
            <text:p>1224266266</text:p>
          </table:table-cell>
          <table:table-cell office:value-type="float" office:value="5612903" calcext:value-type="float">
            <text:p>5612903</text:p>
          </table:table-cell>
          <table:table-cell office:value-type="float" office:value="130671587" calcext:value-type="float">
            <text:p>130671587</text:p>
          </table:table-cell>
        </table:table-row>
        <table:table-row table:style-name="ro2">
          <table:table-cell/>
          <table:table-cell office:value-type="string" calcext:value-type="string">
            <text:p>Vanuatu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99882" calcext:value-type="float">
            <text:p>99882</text:p>
          </table:table-cell>
        </table:table-row>
        <table:table-row table:style-name="ro2">
          <table:table-cell/>
          <table:table-cell office:value-type="string" calcext:value-type="string">
            <text:p>Venezuela the Bolivarian Republic of</text:p>
          </table:table-cell>
          <table:table-cell office:value-type="float" office:value="2250158" calcext:value-type="float">
            <text:p>2250158</text:p>
          </table:table-cell>
          <table:table-cell office:value-type="float" office:value="463392926" calcext:value-type="float">
            <text:p>463392926</text:p>
          </table:table-cell>
          <table:table-cell office:value-type="float" office:value="2629737" calcext:value-type="float">
            <text:p>2629737</text:p>
          </table:table-cell>
          <table:table-cell office:value-type="float" office:value="379147433" calcext:value-type="float">
            <text:p>379147433</text:p>
          </table:table-cell>
        </table:table-row>
        <table:table-row table:style-name="ro2">
          <table:table-cell/>
          <table:table-cell office:value-type="string" calcext:value-type="string">
            <text:p>Viet Nam Socialist Republic of</text:p>
          </table:table-cell>
          <table:table-cell office:value-type="float" office:value="65522143" calcext:value-type="float">
            <text:p>65522143</text:p>
          </table:table-cell>
          <table:table-cell office:value-type="float" office:value="956824925" calcext:value-type="float">
            <text:p>956824925</text:p>
          </table:table-cell>
          <table:table-cell office:value-type="float" office:value="9289346" calcext:value-type="float">
            <text:p>9289346</text:p>
          </table:table-cell>
          <table:table-cell office:value-type="float" office:value="422675700" calcext:value-type="float">
            <text:p>422675700</text:p>
          </table:table-cell>
        </table:table-row>
        <table:table-row table:style-name="ro2">
          <table:table-cell/>
          <table:table-cell office:value-type="string" calcext:value-type="string">
            <text:p>Yemen</text:p>
          </table:table-cell>
          <table:table-cell office:value-type="float" office:value="1229" calcext:value-type="float">
            <text:p>1229</text:p>
          </table:table-cell>
          <table:table-cell office:value-type="float" office:value="15381" calcext:value-type="float">
            <text:p>15381</text:p>
          </table:table-cell>
          <table:table-cell office:value-type="float" office:value="1739898" calcext:value-type="float">
            <text:p>1739898</text:p>
          </table:table-cell>
          <table:table-cell office:value-type="float" office:value="41180950" calcext:value-type="float">
            <text:p>41180950</text:p>
          </table:table-cell>
        </table:table-row>
        <table:table-row table:style-name="ro2">
          <table:table-cell/>
          <table:table-cell office:value-type="string" calcext:value-type="string">
            <text:p>Zambia</text:p>
          </table:table-cell>
          <table:table-cell office:value-type="float" office:value="87477" calcext:value-type="float">
            <text:p>87477</text:p>
          </table:table-cell>
          <table:table-cell office:value-type="float" office:value="3738725" calcext:value-type="float">
            <text:p>3738725</text:p>
          </table:table-cell>
          <table:table-cell office:value-type="float" office:value="660839" calcext:value-type="float">
            <text:p>660839</text:p>
          </table:table-cell>
          <table:table-cell office:value-type="float" office:value="15882140" calcext:value-type="float">
            <text:p>15882140</text:p>
          </table:table-cell>
        </table:table-row>
        <table:table-row table:style-name="ro2">
          <table:table-cell/>
          <table:table-cell office:value-type="string" calcext:value-type="string">
            <text:p>Zimbabwe</text:p>
          </table:table-cell>
          <table:table-cell office:value-type="float" office:value="676969" calcext:value-type="float">
            <text:p>676969</text:p>
          </table:table-cell>
          <table:table-cell office:value-type="float" office:value="5237155" calcext:value-type="float">
            <text:p>5237155</text:p>
          </table:table-cell>
          <table:table-cell office:value-type="float" office:value="201334" calcext:value-type="float">
            <text:p>201334</text:p>
          </table:table-cell>
          <table:table-cell office:value-type="float" office:value="7527019" calcext:value-type="float">
            <text:p>7527019</text:p>
          </table:table-cell>
        </table:table-row>
        <table:table-row table:style-name="ro1">
          <table:table-cell table:style-name="ce1" office:value-type="string" calcext:value-type="string">
            <text:p>Sum of group "Gold [in special trade since 2014]"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office:value-type="string" calcext:value-type="string">
            <text:p>Commercial partner</text:p>
          </table:table-cell>
          <table:table-cell table:style-name="ce2" office:value-type="string" calcext:value-type="string" table:number-columns-spanned="2" table:number-rows-spanned="1">
            <text:p>Import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Export</text:p>
          </table:table-cell>
          <table:covered-table-cell table:style-name="Default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Quantity (kg)</text:p>
          </table:table-cell>
          <table:table-cell table:style-name="ce2" office:value-type="string" calcext:value-type="string">
            <text:p>Value (CHF)</text:p>
          </table:table-cell>
          <table:table-cell table:style-name="ce2" office:value-type="string" calcext:value-type="string">
            <text:p>Quantity (kg)</text:p>
          </table:table-cell>
          <table:table-cell table:style-name="ce2" office:value-type="string" calcext:value-type="string">
            <text:p>Value (CHF)</text:p>
          </table:table-cell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office:value-type="string" calcext:value-type="string">
            <text:p>Andorra</text:p>
          </table:table-cell>
          <table:table-cell office:value-type="float" office:value="64" calcext:value-type="float">
            <text:p>64</text:p>
          </table:table-cell>
          <table:table-cell office:value-type="float" office:value="198464" calcext:value-type="float">
            <text:p>1984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rgentina</text:p>
          </table:table-cell>
          <table:table-cell office:value-type="float" office:value="168447" calcext:value-type="float">
            <text:p>168447</text:p>
          </table:table-cell>
          <table:table-cell office:value-type="float" office:value="468614011" calcext:value-type="float">
            <text:p>4686140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rmenia</text:p>
          </table:table-cell>
          <table:table-cell office:value-type="float" office:value="13" calcext:value-type="float">
            <text:p>13</text:p>
          </table:table-cell>
          <table:table-cell office:value-type="float" office:value="372523" calcext:value-type="float">
            <text:p>372523</text:p>
          </table:table-cell>
          <table:table-cell office:value-type="float" office:value="1888" calcext:value-type="float">
            <text:p>1888</text:p>
          </table:table-cell>
          <table:table-cell office:value-type="float" office:value="65399834" calcext:value-type="float">
            <text:p>65399834</text:p>
          </table:table-cell>
        </table:table-row>
        <table:table-row table:style-name="ro2">
          <table:table-cell/>
          <table:table-cell office:value-type="string" calcext:value-type="string">
            <text:p>Australia</text:p>
          </table:table-cell>
          <table:table-cell office:value-type="float" office:value="176012" calcext:value-type="float">
            <text:p>176012</text:p>
          </table:table-cell>
          <table:table-cell office:value-type="float" office:value="336289456" calcext:value-type="float">
            <text:p>336289456</text:p>
          </table:table-cell>
          <table:table-cell office:value-type="float" office:value="18163" calcext:value-type="float">
            <text:p>18163</text:p>
          </table:table-cell>
          <table:table-cell office:value-type="float" office:value="224496293" calcext:value-type="float">
            <text:p>224496293</text:p>
          </table:table-cell>
        </table:table-row>
        <table:table-row table:style-name="ro2">
          <table:table-cell/>
          <table:table-cell office:value-type="string" calcext:value-type="string">
            <text:p>Austria</text:p>
          </table:table-cell>
          <table:table-cell office:value-type="float" office:value="44129" calcext:value-type="float">
            <text:p>44129</text:p>
          </table:table-cell>
          <table:table-cell office:value-type="float" office:value="125012657" calcext:value-type="float">
            <text:p>125012657</text:p>
          </table:table-cell>
          <table:table-cell office:value-type="float" office:value="16935" calcext:value-type="float">
            <text:p>16935</text:p>
          </table:table-cell>
          <table:table-cell office:value-type="float" office:value="377192425" calcext:value-type="float">
            <text:p>377192425</text:p>
          </table:table-cell>
        </table:table-row>
        <table:table-row table:style-name="ro2">
          <table:table-cell/>
          <table:table-cell office:value-type="string" calcext:value-type="string">
            <text:p>Azerbaijan</text:p>
          </table:table-cell>
          <table:table-cell office:value-type="float" office:value="2216" calcext:value-type="float">
            <text:p>2216</text:p>
          </table:table-cell>
          <table:table-cell office:value-type="float" office:value="68533500" calcext:value-type="float">
            <text:p>68533500</text:p>
          </table:table-cell>
          <table:table-cell office:value-type="float" office:value="215" calcext:value-type="float">
            <text:p>215</text:p>
          </table:table-cell>
          <table:table-cell office:value-type="float" office:value="8158866" calcext:value-type="float">
            <text:p>8158866</text:p>
          </table:table-cell>
        </table:table-row>
        <table:table-row table:style-name="ro2">
          <table:table-cell/>
          <table:table-cell office:value-type="string" calcext:value-type="string">
            <text:p>Belarus</text:p>
          </table:table-cell>
          <table:table-cell office:value-type="float" office:value="257" calcext:value-type="float">
            <text:p>257</text:p>
          </table:table-cell>
          <table:table-cell office:value-type="float" office:value="10058278" calcext:value-type="float">
            <text:p>10058278</text:p>
          </table:table-cell>
          <table:table-cell office:value-type="float" office:value="255" calcext:value-type="float">
            <text:p>255</text:p>
          </table:table-cell>
          <table:table-cell office:value-type="float" office:value="9800453" calcext:value-type="float">
            <text:p>9800453</text:p>
          </table:table-cell>
        </table:table-row>
        <table:table-row table:style-name="ro2">
          <table:table-cell/>
          <table:table-cell office:value-type="string" calcext:value-type="string">
            <text:p>Belgium</text:p>
          </table:table-cell>
          <table:table-cell office:value-type="float" office:value="241064" calcext:value-type="float">
            <text:p>241064</text:p>
          </table:table-cell>
          <table:table-cell office:value-type="float" office:value="504309124" calcext:value-type="float">
            <text:p>504309124</text:p>
          </table:table-cell>
          <table:table-cell office:value-type="float" office:value="727" calcext:value-type="float">
            <text:p>727</text:p>
          </table:table-cell>
          <table:table-cell office:value-type="float" office:value="26240172" calcext:value-type="float">
            <text:p>26240172</text:p>
          </table:table-cell>
        </table:table-row>
        <table:table-row table:style-name="ro2">
          <table:table-cell/>
          <table:table-cell office:value-type="string" calcext:value-type="string">
            <text:p>Benin</text:p>
          </table:table-cell>
          <table:table-cell office:value-type="float" office:value="2324" calcext:value-type="float">
            <text:p>2324</text:p>
          </table:table-cell>
          <table:table-cell office:value-type="float" office:value="79177000" calcext:value-type="float">
            <text:p>79177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olivia the Plurinational State of</text:p>
          </table:table-cell>
          <table:table-cell office:value-type="float" office:value="48160" calcext:value-type="float">
            <text:p>48160</text:p>
          </table:table-cell>
          <table:table-cell office:value-type="float" office:value="54990949" calcext:value-type="float">
            <text:p>549909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azil</text:p>
          </table:table-cell>
          <table:table-cell office:value-type="float" office:value="23594" calcext:value-type="float">
            <text:p>23594</text:p>
          </table:table-cell>
          <table:table-cell office:value-type="float" office:value="722465726" calcext:value-type="float">
            <text:p>7224657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unei Darussalam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07566" calcext:value-type="float">
            <text:p>407566</text:p>
          </table:table-cell>
        </table:table-row>
        <table:table-row table:style-name="ro2">
          <table:table-cell/>
          <table:table-cell office:value-type="string" calcext:value-type="string">
            <text:p>Bulgaria Republic of</text:p>
          </table:table-cell>
          <table:table-cell office:value-type="float" office:value="1760" calcext:value-type="float">
            <text:p>1760</text:p>
          </table:table-cell>
          <table:table-cell office:value-type="float" office:value="3100485" calcext:value-type="float">
            <text:p>3100485</text:p>
          </table:table-cell>
          <table:table-cell office:value-type="float" office:value="105" calcext:value-type="float">
            <text:p>105</text:p>
          </table:table-cell>
          <table:table-cell office:value-type="float" office:value="3801063" calcext:value-type="float">
            <text:p>3801063</text:p>
          </table:table-cell>
        </table:table-row>
        <table:table-row table:style-name="ro2">
          <table:table-cell/>
          <table:table-cell office:value-type="string" calcext:value-type="string">
            <text:p>Burkina Faso</text:p>
          </table:table-cell>
          <table:table-cell office:value-type="float" office:value="37372" calcext:value-type="float">
            <text:p>37372</text:p>
          </table:table-cell>
          <table:table-cell office:value-type="float" office:value="1207797457" calcext:value-type="float">
            <text:p>12077974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meroon</text:p>
          </table:table-cell>
          <table:table-cell office:value-type="float" office:value="101" calcext:value-type="float">
            <text:p>101</text:p>
          </table:table-cell>
          <table:table-cell office:value-type="float" office:value="3323724" calcext:value-type="float">
            <text:p>33237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nada</text:p>
          </table:table-cell>
          <table:table-cell office:value-type="float" office:value="26243" calcext:value-type="float">
            <text:p>26243</text:p>
          </table:table-cell>
          <table:table-cell office:value-type="float" office:value="808663392" calcext:value-type="float">
            <text:p>808663392</text:p>
          </table:table-cell>
          <table:table-cell office:value-type="float" office:value="3437" calcext:value-type="float">
            <text:p>3437</text:p>
          </table:table-cell>
          <table:table-cell office:value-type="float" office:value="100086679" calcext:value-type="float">
            <text:p>100086679</text:p>
          </table:table-cell>
        </table:table-row>
        <table:table-row table:style-name="ro2">
          <table:table-cell/>
          <table:table-cell office:value-type="string" calcext:value-type="string">
            <text:p>Chile</text:p>
          </table:table-cell>
          <table:table-cell office:value-type="float" office:value="203427" calcext:value-type="float">
            <text:p>203427</text:p>
          </table:table-cell>
          <table:table-cell office:value-type="float" office:value="723444972" calcext:value-type="float">
            <text:p>7234449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hina People's Republic of</text:p>
          </table:table-cell>
          <table:table-cell office:value-type="float" office:value="4731" calcext:value-type="float">
            <text:p>4731</text:p>
          </table:table-cell>
          <table:table-cell office:value-type="float" office:value="1152202" calcext:value-type="float">
            <text:p>1152202</text:p>
          </table:table-cell>
          <table:table-cell office:value-type="float" office:value="213271" calcext:value-type="float">
            <text:p>213271</text:p>
          </table:table-cell>
          <table:table-cell office:value-type="float" office:value="7975068812" calcext:value-type="float">
            <text:p>7975068812</text:p>
          </table:table-cell>
        </table:table-row>
        <table:table-row table:style-name="ro2">
          <table:table-cell/>
          <table:table-cell office:value-type="string" calcext:value-type="string">
            <text:p>Colombia</text:p>
          </table:table-cell>
          <table:table-cell office:value-type="float" office:value="14386" calcext:value-type="float">
            <text:p>14386</text:p>
          </table:table-cell>
          <table:table-cell office:value-type="float" office:value="422543587" calcext:value-type="float">
            <text:p>42254358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ok Island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95" calcext:value-type="float">
            <text:p>1895</text:p>
          </table:table-cell>
        </table:table-row>
        <table:table-row table:style-name="ro2">
          <table:table-cell/>
          <table:table-cell office:value-type="string" calcext:value-type="string">
            <text:p>Costa Rica</text:p>
          </table:table-cell>
          <table:table-cell office:value-type="float" office:value="1" calcext:value-type="float">
            <text:p>1</text:p>
          </table:table-cell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</table:table-row>
        <table:table-row table:style-name="ro2">
          <table:table-cell/>
          <table:table-cell office:value-type="string" calcext:value-type="string">
            <text:p>Croatia Republic of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11" calcext:value-type="float">
            <text:p>11</text:p>
          </table:table-cell>
          <table:table-cell office:value-type="float" office:value="276597" calcext:value-type="float">
            <text:p>276597</text:p>
          </table:table-cell>
        </table:table-row>
        <table:table-row table:style-name="ro2">
          <table:table-cell/>
          <table:table-cell office:value-type="string" calcext:value-type="string">
            <text:p>Cuba</text:p>
          </table:table-cell>
          <table:table-cell office:value-type="float" office:value="55" calcext:value-type="float">
            <text:p>55</text:p>
          </table:table-cell>
          <table:table-cell office:value-type="float" office:value="1833508" calcext:value-type="float">
            <text:p>18335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uraçao</text:p>
          </table:table-cell>
          <table:table-cell office:value-type="float" office:value="14150" calcext:value-type="float">
            <text:p>14150</text:p>
          </table:table-cell>
          <table:table-cell office:value-type="float" office:value="456272659" calcext:value-type="float">
            <text:p>456272659</text:p>
          </table:table-cell>
          <table:table-cell office:value-type="float" office:value="5" calcext:value-type="float">
            <text:p>5</text:p>
          </table:table-cell>
          <table:table-cell office:value-type="float" office:value="201378" calcext:value-type="float">
            <text:p>201378</text:p>
          </table:table-cell>
        </table:table-row>
        <table:table-row table:style-name="ro2">
          <table:table-cell/>
          <table:table-cell office:value-type="string" calcext:value-type="string">
            <text:p>Cyprus</text:p>
          </table:table-cell>
          <table:table-cell office:value-type="float" office:value="10" calcext:value-type="float">
            <text:p>10</text:p>
          </table:table-cell>
          <table:table-cell office:value-type="float" office:value="1327" calcext:value-type="float">
            <text:p>13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zech Republic</text:p>
          </table:table-cell>
          <table:table-cell office:value-type="float" office:value="931" calcext:value-type="float">
            <text:p>931</text:p>
          </table:table-cell>
          <table:table-cell office:value-type="float" office:value="21474816" calcext:value-type="float">
            <text:p>21474816</text:p>
          </table:table-cell>
          <table:table-cell office:value-type="float" office:value="1894" calcext:value-type="float">
            <text:p>1894</text:p>
          </table:table-cell>
          <table:table-cell office:value-type="float" office:value="31755275" calcext:value-type="float">
            <text:p>31755275</text:p>
          </table:table-cell>
        </table:table-row>
        <table:table-row table:style-name="ro2">
          <table:table-cell/>
          <table:table-cell office:value-type="string" calcext:value-type="string">
            <text:p>Côte d'Ivoire</text:p>
          </table:table-cell>
          <table:table-cell office:value-type="float" office:value="11844" calcext:value-type="float">
            <text:p>11844</text:p>
          </table:table-cell>
          <table:table-cell office:value-type="float" office:value="380505616" calcext:value-type="float">
            <text:p>3805056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nmar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1014" calcext:value-type="float">
            <text:p>11014</text:p>
          </table:table-cell>
        </table:table-row>
        <table:table-row table:style-name="ro2">
          <table:table-cell/>
          <table:table-cell office:value-type="string" calcext:value-type="string">
            <text:p>Dominican Republic</text:p>
          </table:table-cell>
          <table:table-cell office:value-type="float" office:value="29923" calcext:value-type="float">
            <text:p>29923</text:p>
          </table:table-cell>
          <table:table-cell office:value-type="float" office:value="207333497" calcext:value-type="float">
            <text:p>2073334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cuador</text:p>
          </table:table-cell>
          <table:table-cell office:value-type="float" office:value="2192" calcext:value-type="float">
            <text:p>2192</text:p>
          </table:table-cell>
          <table:table-cell office:value-type="float" office:value="57321225" calcext:value-type="float">
            <text:p>57321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gypt</text:p>
          </table:table-cell>
          <table:table-cell office:value-type="float" office:value="81" calcext:value-type="float">
            <text:p>81</text:p>
          </table:table-cell>
          <table:table-cell office:value-type="float" office:value="2847758" calcext:value-type="float">
            <text:p>2847758</text:p>
          </table:table-cell>
          <table:table-cell office:value-type="float" office:value="5279" calcext:value-type="float">
            <text:p>5279</text:p>
          </table:table-cell>
          <table:table-cell office:value-type="float" office:value="198249286" calcext:value-type="float">
            <text:p>198249286</text:p>
          </table:table-cell>
        </table:table-row>
        <table:table-row table:style-name="ro2">
          <table:table-cell/>
          <table:table-cell office:value-type="string" calcext:value-type="string">
            <text:p>Estonia</text:p>
          </table:table-cell>
          <table:table-cell office:value-type="float" office:value="4" calcext:value-type="float">
            <text:p>4</text:p>
          </table:table-cell>
          <table:table-cell office:value-type="float" office:value="1172" calcext:value-type="float">
            <text:p>1172</text:p>
          </table:table-cell>
          <table:table-cell office:value-type="float" office:value="1029" calcext:value-type="float">
            <text:p>1029</text:p>
          </table:table-cell>
          <table:table-cell office:value-type="float" office:value="36648300" calcext:value-type="float">
            <text:p>36648300</text:p>
          </table:table-cell>
        </table:table-row>
        <table:table-row table:style-name="ro2">
          <table:table-cell/>
          <table:table-cell office:value-type="string" calcext:value-type="string">
            <text:p>Ethiopia Fed. Democratic Republic of</text:p>
          </table:table-cell>
          <table:table-cell office:value-type="float" office:value="6996" calcext:value-type="float">
            <text:p>6996</text:p>
          </table:table-cell>
          <table:table-cell office:value-type="float" office:value="224928719" calcext:value-type="float">
            <text:p>2249287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land</text:p>
          </table:table-cell>
          <table:table-cell office:value-type="float" office:value="9684" calcext:value-type="float">
            <text:p>9684</text:p>
          </table:table-cell>
          <table:table-cell office:value-type="float" office:value="360956399" calcext:value-type="float">
            <text:p>360956399</text:p>
          </table:table-cell>
          <table:table-cell office:value-type="float" office:value="404" calcext:value-type="float">
            <text:p>404</text:p>
          </table:table-cell>
          <table:table-cell office:value-type="float" office:value="14134609" calcext:value-type="float">
            <text:p>14134609</text:p>
          </table:table-cell>
        </table:table-row>
        <table:table-row table:style-name="ro2">
          <table:table-cell/>
          <table:table-cell office:value-type="string" calcext:value-type="string">
            <text:p>France</text:p>
          </table:table-cell>
          <table:table-cell office:value-type="float" office:value="53784" calcext:value-type="float">
            <text:p>53784</text:p>
          </table:table-cell>
          <table:table-cell office:value-type="float" office:value="1489501692" calcext:value-type="float">
            <text:p>1489501692</text:p>
          </table:table-cell>
          <table:table-cell office:value-type="float" office:value="168539" calcext:value-type="float">
            <text:p>168539</text:p>
          </table:table-cell>
          <table:table-cell office:value-type="float" office:value="1479266396" calcext:value-type="float">
            <text:p>1479266396</text:p>
          </table:table-cell>
        </table:table-row>
        <table:table-row table:style-name="ro2">
          <table:table-cell/>
          <table:table-cell office:value-type="string" calcext:value-type="string">
            <text:p>French Guiana</text:p>
          </table:table-cell>
          <table:table-cell office:value-type="float" office:value="309" calcext:value-type="float">
            <text:p>309</text:p>
          </table:table-cell>
          <table:table-cell office:value-type="float" office:value="10702948" calcext:value-type="float">
            <text:p>107029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abon</text:p>
          </table:table-cell>
          <table:table-cell office:value-type="float" office:value="1085" calcext:value-type="float">
            <text:p>1085</text:p>
          </table:table-cell>
          <table:table-cell office:value-type="float" office:value="37248537" calcext:value-type="float">
            <text:p>372485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orgi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67" calcext:value-type="float">
            <text:p>5967</text:p>
          </table:table-cell>
        </table:table-row>
        <table:table-row table:style-name="ro2">
          <table:table-cell/>
          <table:table-cell office:value-type="string" calcext:value-type="string">
            <text:p>Germany</text:p>
          </table:table-cell>
          <table:table-cell office:value-type="float" office:value="151041" calcext:value-type="float">
            <text:p>151041</text:p>
          </table:table-cell>
          <table:table-cell office:value-type="float" office:value="2630923755" calcext:value-type="float">
            <text:p>2630923755</text:p>
          </table:table-cell>
          <table:table-cell office:value-type="float" office:value="254727" calcext:value-type="float">
            <text:p>254727</text:p>
          </table:table-cell>
          <table:table-cell office:value-type="float" office:value="3489298403" calcext:value-type="float">
            <text:p>3489298403</text:p>
          </table:table-cell>
        </table:table-row>
        <table:table-row table:style-name="ro2">
          <table:table-cell/>
          <table:table-cell office:value-type="string" calcext:value-type="string">
            <text:p>Ghana</text:p>
          </table:table-cell>
          <table:table-cell office:value-type="float" office:value="47101" calcext:value-type="float">
            <text:p>47101</text:p>
          </table:table-cell>
          <table:table-cell office:value-type="float" office:value="1511251508" calcext:value-type="float">
            <text:p>15112515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reece</text:p>
          </table:table-cell>
          <table:table-cell office:value-type="float" office:value="50" calcext:value-type="float">
            <text:p>50</text:p>
          </table:table-cell>
          <table:table-cell office:value-type="float" office:value="1622240" calcext:value-type="float">
            <text:p>1622240</text:p>
          </table:table-cell>
          <table:table-cell office:value-type="float" office:value="113" calcext:value-type="float">
            <text:p>113</text:p>
          </table:table-cell>
          <table:table-cell office:value-type="float" office:value="4217619" calcext:value-type="float">
            <text:p>4217619</text:p>
          </table:table-cell>
        </table:table-row>
        <table:table-row table:style-name="ro2">
          <table:table-cell/>
          <table:table-cell office:value-type="string" calcext:value-type="string">
            <text:p>Guinea</text:p>
          </table:table-cell>
          <table:table-cell office:value-type="float" office:value="1212" calcext:value-type="float">
            <text:p>1212</text:p>
          </table:table-cell>
          <table:table-cell office:value-type="float" office:value="39906032" calcext:value-type="float">
            <text:p>399060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ly See</text:p>
          </table:table-cell>
          <table:table-cell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 office:value-type="float" office:value="1126618" calcext:value-type="float">
            <text:p>1126618</text:p>
          </table:table-cell>
        </table:table-row>
        <table:table-row table:style-name="ro2">
          <table:table-cell/>
          <table:table-cell office:value-type="string" calcext:value-type="string">
            <text:p>Hong Kong</text:p>
          </table:table-cell>
          <table:table-cell office:value-type="float" office:value="15803" calcext:value-type="float">
            <text:p>15803</text:p>
          </table:table-cell>
          <table:table-cell office:value-type="float" office:value="426776293" calcext:value-type="float">
            <text:p>426776293</text:p>
          </table:table-cell>
          <table:table-cell office:value-type="float" office:value="382471" calcext:value-type="float">
            <text:p>382471</text:p>
          </table:table-cell>
          <table:table-cell office:value-type="float" office:value="14038827237" calcext:value-type="float">
            <text:p>14038827237</text:p>
          </table:table-cell>
        </table:table-row>
        <table:table-row table:style-name="ro2">
          <table:table-cell/>
          <table:table-cell office:value-type="string" calcext:value-type="string">
            <text:p>Hungary</text:p>
          </table:table-cell>
          <table:table-cell office:value-type="float" office:value="841" calcext:value-type="float">
            <text:p>841</text:p>
          </table:table-cell>
          <table:table-cell office:value-type="float" office:value="16341218" calcext:value-type="float">
            <text:p>16341218</text:p>
          </table:table-cell>
          <table:table-cell office:value-type="float" office:value="13" calcext:value-type="float">
            <text:p>13</text:p>
          </table:table-cell>
          <table:table-cell office:value-type="float" office:value="26292" calcext:value-type="float">
            <text:p>26292</text:p>
          </table:table-cell>
        </table:table-row>
        <table:table-row table:style-name="ro2">
          <table:table-cell/>
          <table:table-cell office:value-type="string" calcext:value-type="string">
            <text:p>India</text:p>
          </table:table-cell>
          <table:table-cell office:value-type="float" office:value="2204" calcext:value-type="float">
            <text:p>2204</text:p>
          </table:table-cell>
          <table:table-cell office:value-type="float" office:value="12611863" calcext:value-type="float">
            <text:p>12611863</text:p>
          </table:table-cell>
          <table:table-cell office:value-type="float" office:value="651390" calcext:value-type="float">
            <text:p>651390</text:p>
          </table:table-cell>
          <table:table-cell office:value-type="float" office:value="17655444622" calcext:value-type="float">
            <text:p>17655444622</text:p>
          </table:table-cell>
        </table:table-row>
        <table:table-row table:style-name="ro2">
          <table:table-cell/>
          <table:table-cell office:value-type="string" calcext:value-type="string">
            <text:p>Indonesia</text:p>
          </table:table-cell>
          <table:table-cell office:value-type="float" office:value="251" calcext:value-type="float">
            <text:p>251</text:p>
          </table:table-cell>
          <table:table-cell office:value-type="float" office:value="9435029" calcext:value-type="float">
            <text:p>94350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ran Islamic Republic of</text:p>
          </table:table-cell>
          <table:table-cell table:number-columns-repeated="2"/>
          <table:table-cell office:value-type="float" office:value="6389" calcext:value-type="float">
            <text:p>6389</text:p>
          </table:table-cell>
          <table:table-cell office:value-type="float" office:value="242500000" calcext:value-type="float">
            <text:p>242500000</text:p>
          </table:table-cell>
        </table:table-row>
        <table:table-row table:style-name="ro2">
          <table:table-cell/>
          <table:table-cell office:value-type="string" calcext:value-type="string">
            <text:p>Ireland</text:p>
          </table:table-cell>
          <table:table-cell office:value-type="float" office:value="29" calcext:value-type="float">
            <text:p>29</text:p>
          </table:table-cell>
          <table:table-cell office:value-type="float" office:value="1035134" calcext:value-type="float">
            <text:p>1035134</text:p>
          </table:table-cell>
          <table:table-cell office:value-type="float" office:value="25" calcext:value-type="float">
            <text:p>25</text:p>
          </table:table-cell>
          <table:table-cell office:value-type="float" office:value="886627" calcext:value-type="float">
            <text:p>886627</text:p>
          </table:table-cell>
        </table:table-row>
        <table:table-row table:style-name="ro2">
          <table:table-cell/>
          <table:table-cell office:value-type="string" calcext:value-type="string">
            <text:p>Israel</text:p>
          </table:table-cell>
          <table:table-cell office:value-type="float" office:value="707" calcext:value-type="float">
            <text:p>707</text:p>
          </table:table-cell>
          <table:table-cell office:value-type="float" office:value="20948635" calcext:value-type="float">
            <text:p>20948635</text:p>
          </table:table-cell>
          <table:table-cell office:value-type="float" office:value="24" calcext:value-type="float">
            <text:p>24</text:p>
          </table:table-cell>
          <table:table-cell office:value-type="float" office:value="884583" calcext:value-type="float">
            <text:p>884583</text:p>
          </table:table-cell>
        </table:table-row>
        <table:table-row table:style-name="ro2">
          <table:table-cell/>
          <table:table-cell office:value-type="string" calcext:value-type="string">
            <text:p>Italy</text:p>
          </table:table-cell>
          <table:table-cell office:value-type="float" office:value="138594" calcext:value-type="float">
            <text:p>138594</text:p>
          </table:table-cell>
          <table:table-cell office:value-type="float" office:value="2617976192" calcext:value-type="float">
            <text:p>2617976192</text:p>
          </table:table-cell>
          <table:table-cell office:value-type="float" office:value="147697" calcext:value-type="float">
            <text:p>147697</text:p>
          </table:table-cell>
          <table:table-cell office:value-type="float" office:value="1683459194" calcext:value-type="float">
            <text:p>1683459194</text:p>
          </table:table-cell>
        </table:table-row>
        <table:table-row table:style-name="ro2">
          <table:table-cell/>
          <table:table-cell office:value-type="string" calcext:value-type="string">
            <text:p>Japan</text:p>
          </table:table-cell>
          <table:table-cell office:value-type="float" office:value="5780" calcext:value-type="float">
            <text:p>5780</text:p>
          </table:table-cell>
          <table:table-cell office:value-type="float" office:value="216420116" calcext:value-type="float">
            <text:p>216420116</text:p>
          </table:table-cell>
          <table:table-cell office:value-type="float" office:value="1332" calcext:value-type="float">
            <text:p>1332</text:p>
          </table:table-cell>
          <table:table-cell office:value-type="float" office:value="43811124" calcext:value-type="float">
            <text:p>43811124</text:p>
          </table:table-cell>
        </table:table-row>
        <table:table-row table:style-name="ro2">
          <table:table-cell/>
          <table:table-cell office:value-type="string" calcext:value-type="string">
            <text:p>Jordan</text:p>
          </table:table-cell>
          <table:table-cell office:value-type="float" office:value="24" calcext:value-type="float">
            <text:p>24</text:p>
          </table:table-cell>
          <table:table-cell office:value-type="float" office:value="925542" calcext:value-type="float">
            <text:p>925542</text:p>
          </table:table-cell>
          <table:table-cell office:value-type="float" office:value="10017" calcext:value-type="float">
            <text:p>10017</text:p>
          </table:table-cell>
          <table:table-cell office:value-type="float" office:value="361200208" calcext:value-type="float">
            <text:p>361200208</text:p>
          </table:table-cell>
        </table:table-row>
        <table:table-row table:style-name="ro2">
          <table:table-cell/>
          <table:table-cell office:value-type="string" calcext:value-type="string">
            <text:p>Kazakhstan</text:p>
          </table:table-cell>
          <table:table-cell office:value-type="float" office:value="300860" calcext:value-type="float">
            <text:p>300860</text:p>
          </table:table-cell>
          <table:table-cell office:value-type="float" office:value="199114456" calcext:value-type="float">
            <text:p>199114456</text:p>
          </table:table-cell>
          <table:table-cell office:value-type="float" office:value="10" calcext:value-type="float">
            <text:p>10</text:p>
          </table:table-cell>
          <table:table-cell office:value-type="float" office:value="24301" calcext:value-type="float">
            <text:p>24301</text:p>
          </table:table-cell>
        </table:table-row>
        <table:table-row table:style-name="ro2">
          <table:table-cell/>
          <table:table-cell office:value-type="string" calcext:value-type="string">
            <text:p>Korea Republic of</text:p>
          </table:table-cell>
          <table:table-cell office:value-type="float" office:value="341" calcext:value-type="float">
            <text:p>341</text:p>
          </table:table-cell>
          <table:table-cell office:value-type="float" office:value="12340659" calcext:value-type="float">
            <text:p>12340659</text:p>
          </table:table-cell>
          <table:table-cell office:value-type="float" office:value="7918" calcext:value-type="float">
            <text:p>7918</text:p>
          </table:table-cell>
          <table:table-cell office:value-type="float" office:value="290716647" calcext:value-type="float">
            <text:p>290716647</text:p>
          </table:table-cell>
        </table:table-row>
        <table:table-row table:style-name="ro2">
          <table:table-cell/>
          <table:table-cell office:value-type="string" calcext:value-type="string">
            <text:p>Kuwait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8015" calcext:value-type="float">
            <text:p>8015</text:p>
          </table:table-cell>
        </table:table-row>
        <table:table-row table:style-name="ro2">
          <table:table-cell/>
          <table:table-cell office:value-type="string" calcext:value-type="string">
            <text:p>Kyrgyz Republic</text:p>
          </table:table-cell>
          <table:table-cell office:value-type="float" office:value="12863" calcext:value-type="float">
            <text:p>12863</text:p>
          </table:table-cell>
          <table:table-cell office:value-type="float" office:value="389264817" calcext:value-type="float">
            <text:p>3892648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o People's Democratic Republic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6640559" calcext:value-type="float">
            <text:p>6640559</text:p>
          </table:table-cell>
        </table:table-row>
        <table:table-row table:style-name="ro2">
          <table:table-cell/>
          <table:table-cell office:value-type="string" calcext:value-type="string">
            <text:p>Latvia</text:p>
          </table:table-cell>
          <table:table-cell office:value-type="float" office:value="13" calcext:value-type="float">
            <text:p>13</text:p>
          </table:table-cell>
          <table:table-cell office:value-type="float" office:value="157422" calcext:value-type="float">
            <text:p>157422</text:p>
          </table:table-cell>
          <table:table-cell office:value-type="float" office:value="38" calcext:value-type="float">
            <text:p>38</text:p>
          </table:table-cell>
          <table:table-cell office:value-type="float" office:value="150281" calcext:value-type="float">
            <text:p>150281</text:p>
          </table:table-cell>
        </table:table-row>
        <table:table-row table:style-name="ro2">
          <table:table-cell/>
          <table:table-cell office:value-type="string" calcext:value-type="string">
            <text:p>Lebanon</text:p>
          </table:table-cell>
          <table:table-cell office:value-type="float" office:value="4795" calcext:value-type="float">
            <text:p>4795</text:p>
          </table:table-cell>
          <table:table-cell office:value-type="float" office:value="67527238" calcext:value-type="float">
            <text:p>67527238</text:p>
          </table:table-cell>
          <table:table-cell office:value-type="float" office:value="8474" calcext:value-type="float">
            <text:p>8474</text:p>
          </table:table-cell>
          <table:table-cell office:value-type="float" office:value="238188910" calcext:value-type="float">
            <text:p>238188910</text:p>
          </table:table-cell>
        </table:table-row>
        <table:table-row table:style-name="ro2">
          <table:table-cell/>
          <table:table-cell office:value-type="string" calcext:value-type="string">
            <text:p>Lithuani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7490" calcext:value-type="float">
            <text:p>57490</text:p>
          </table:table-cell>
        </table:table-row>
        <table:table-row table:style-name="ro2">
          <table:table-cell/>
          <table:table-cell office:value-type="string" calcext:value-type="string">
            <text:p>Luxembourg</text:p>
          </table:table-cell>
          <table:table-cell office:value-type="float" office:value="8562" calcext:value-type="float">
            <text:p>8562</text:p>
          </table:table-cell>
          <table:table-cell office:value-type="float" office:value="323281244" calcext:value-type="float">
            <text:p>323281244</text:p>
          </table:table-cell>
          <table:table-cell office:value-type="float" office:value="1288" calcext:value-type="float">
            <text:p>1288</text:p>
          </table:table-cell>
          <table:table-cell office:value-type="float" office:value="47698075" calcext:value-type="float">
            <text:p>47698075</text:p>
          </table:table-cell>
        </table:table-row>
        <table:table-row table:style-name="ro2">
          <table:table-cell/>
          <table:table-cell office:value-type="string" calcext:value-type="string">
            <text:p>Macau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112" calcext:value-type="float">
            <text:p>1112</text:p>
          </table:table-cell>
          <table:table-cell office:value-type="float" office:value="147295" calcext:value-type="float">
            <text:p>147295</text:p>
          </table:table-cell>
        </table:table-row>
        <table:table-row table:style-name="ro2">
          <table:table-cell/>
          <table:table-cell office:value-type="string" calcext:value-type="string">
            <text:p>Macedonia</text:p>
          </table:table-cell>
          <table:table-cell office:value-type="float" office:value="3138" calcext:value-type="float">
            <text:p>3138</text:p>
          </table:table-cell>
          <table:table-cell office:value-type="float" office:value="315310" calcext:value-type="float">
            <text:p>3153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lawi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laysia</text:p>
          </table:table-cell>
          <table:table-cell office:value-type="float" office:value="1450" calcext:value-type="float">
            <text:p>1450</text:p>
          </table:table-cell>
          <table:table-cell office:value-type="float" office:value="48452752" calcext:value-type="float">
            <text:p>48452752</text:p>
          </table:table-cell>
          <table:table-cell office:value-type="float" office:value="24287" calcext:value-type="float">
            <text:p>24287</text:p>
          </table:table-cell>
          <table:table-cell office:value-type="float" office:value="850774503" calcext:value-type="float">
            <text:p>850774503</text:p>
          </table:table-cell>
        </table:table-row>
        <table:table-row table:style-name="ro2">
          <table:table-cell/>
          <table:table-cell office:value-type="string" calcext:value-type="string">
            <text:p>Mali</text:p>
          </table:table-cell>
          <table:table-cell office:value-type="float" office:value="7663" calcext:value-type="float">
            <text:p>7663</text:p>
          </table:table-cell>
          <table:table-cell office:value-type="float" office:value="258972717" calcext:value-type="float">
            <text:p>2589727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lta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98536" calcext:value-type="float">
            <text:p>98536</text:p>
          </table:table-cell>
        </table:table-row>
        <table:table-row table:style-name="ro2">
          <table:table-cell/>
          <table:table-cell office:value-type="string" calcext:value-type="string">
            <text:p>Mauritania</text:p>
          </table:table-cell>
          <table:table-cell office:value-type="float" office:value="9062" calcext:value-type="float">
            <text:p>9062</text:p>
          </table:table-cell>
          <table:table-cell office:value-type="float" office:value="308954643" calcext:value-type="float">
            <text:p>3089546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uriti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</table:table-row>
        <table:table-row table:style-name="ro2">
          <table:table-cell/>
          <table:table-cell office:value-type="string" calcext:value-type="string">
            <text:p>Mexico</text:p>
          </table:table-cell>
          <table:table-cell office:value-type="float" office:value="20796" calcext:value-type="float">
            <text:p>20796</text:p>
          </table:table-cell>
          <table:table-cell office:value-type="float" office:value="594358930" calcext:value-type="float">
            <text:p>5943589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ngolia</text:p>
          </table:table-cell>
          <table:table-cell office:value-type="float" office:value="11174" calcext:value-type="float">
            <text:p>11174</text:p>
          </table:table-cell>
          <table:table-cell office:value-type="float" office:value="381756981" calcext:value-type="float">
            <text:p>381756981</text:p>
          </table:table-cell>
          <table:table-cell office:value-type="float" office:value="382" calcext:value-type="float">
            <text:p>382</text:p>
          </table:table-cell>
          <table:table-cell office:value-type="float" office:value="102226" calcext:value-type="float">
            <text:p>102226</text:p>
          </table:table-cell>
        </table:table-row>
        <table:table-row table:style-name="ro2">
          <table:table-cell/>
          <table:table-cell office:value-type="string" calcext:value-type="string">
            <text:p>Morocco</text:p>
          </table:table-cell>
          <table:table-cell office:value-type="float" office:value="88101" calcext:value-type="float">
            <text:p>88101</text:p>
          </table:table-cell>
          <table:table-cell office:value-type="float" office:value="63497406" calcext:value-type="float">
            <text:p>634974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zambique</text:p>
          </table:table-cell>
          <table:table-cell office:value-type="float" office:value="670" calcext:value-type="float">
            <text:p>670</text:p>
          </table:table-cell>
          <table:table-cell office:value-type="float" office:value="17336159" calcext:value-type="float">
            <text:p>1733615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epal Federal Democratic Rep.</text:p>
          </table:table-cell>
          <table:table-cell table:number-columns-repeated="2"/>
          <table:table-cell office:value-type="float" office:value="66200" calcext:value-type="float">
            <text:p>66200</text:p>
          </table:table-cell>
          <table:table-cell office:value-type="float" office:value="35722841" calcext:value-type="float">
            <text:p>35722841</text:p>
          </table:table-cell>
        </table:table-row>
        <table:table-row table:style-name="ro2">
          <table:table-cell/>
          <table:table-cell office:value-type="string" calcext:value-type="string">
            <text:p>Netherlands</text:p>
          </table:table-cell>
          <table:table-cell office:value-type="float" office:value="239" calcext:value-type="float">
            <text:p>239</text:p>
          </table:table-cell>
          <table:table-cell office:value-type="float" office:value="2244748" calcext:value-type="float">
            <text:p>2244748</text:p>
          </table:table-cell>
          <table:table-cell office:value-type="float" office:value="641" calcext:value-type="float">
            <text:p>641</text:p>
          </table:table-cell>
          <table:table-cell office:value-type="float" office:value="2017400" calcext:value-type="float">
            <text:p>2017400</text:p>
          </table:table-cell>
        </table:table-row>
        <table:table-row table:style-name="ro2">
          <table:table-cell/>
          <table:table-cell office:value-type="string" calcext:value-type="string">
            <text:p>New Zealand</text:p>
          </table:table-cell>
          <table:table-cell office:value-type="float" office:value="30" calcext:value-type="float">
            <text:p>30</text:p>
          </table:table-cell>
          <table:table-cell office:value-type="float" office:value="37105" calcext:value-type="float">
            <text:p>37105</text:p>
          </table:table-cell>
          <table:table-cell office:value-type="float" office:value="396" calcext:value-type="float">
            <text:p>396</text:p>
          </table:table-cell>
          <table:table-cell office:value-type="float" office:value="9743692" calcext:value-type="float">
            <text:p>9743692</text:p>
          </table:table-cell>
        </table:table-row>
        <table:table-row table:style-name="ro2">
          <table:table-cell/>
          <table:table-cell office:value-type="string" calcext:value-type="string">
            <text:p>Niger</text:p>
          </table:table-cell>
          <table:table-cell office:value-type="float" office:value="656" calcext:value-type="float">
            <text:p>656</text:p>
          </table:table-cell>
          <table:table-cell office:value-type="float" office:value="21548730" calcext:value-type="float">
            <text:p>215487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geria Federal Republic of</text:p>
          </table:table-cell>
          <table:table-cell office:value-type="float" office:value="83" calcext:value-type="float">
            <text:p>83</text:p>
          </table:table-cell>
          <table:table-cell office:value-type="float" office:value="2731039" calcext:value-type="float">
            <text:p>27310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way</text:p>
          </table:table-cell>
          <table:table-cell office:value-type="float" office:value="2154" calcext:value-type="float">
            <text:p>2154</text:p>
          </table:table-cell>
          <table:table-cell office:value-type="float" office:value="80420039" calcext:value-type="float">
            <text:p>80420039</text:p>
          </table:table-cell>
          <table:table-cell office:value-type="float" office:value="1" calcext:value-type="float">
            <text:p>1</text:p>
          </table:table-cell>
          <table:table-cell office:value-type="float" office:value="2456" calcext:value-type="float">
            <text:p>2456</text:p>
          </table:table-cell>
        </table:table-row>
        <table:table-row table:style-name="ro2">
          <table:table-cell/>
          <table:table-cell office:value-type="string" calcext:value-type="string">
            <text:p>Oma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48480" calcext:value-type="float">
            <text:p>748480</text:p>
          </table:table-cell>
        </table:table-row>
        <table:table-row table:style-name="ro2">
          <table:table-cell/>
          <table:table-cell office:value-type="string" calcext:value-type="string">
            <text:p>Pala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/>
          <table:table-cell office:value-type="string" calcext:value-type="string">
            <text:p>Panama</text:p>
          </table:table-cell>
          <table:table-cell office:value-type="float" office:value="1640" calcext:value-type="float">
            <text:p>1640</text:p>
          </table:table-cell>
          <table:table-cell office:value-type="float" office:value="49337268" calcext:value-type="float">
            <text:p>49337268</text:p>
          </table:table-cell>
          <table:table-cell office:value-type="float" office:value="48" calcext:value-type="float">
            <text:p>48</text:p>
          </table:table-cell>
          <table:table-cell office:value-type="float" office:value="2285952" calcext:value-type="float">
            <text:p>2285952</text:p>
          </table:table-cell>
        </table:table-row>
        <table:table-row table:style-name="ro2">
          <table:table-cell/>
          <table:table-cell office:value-type="string" calcext:value-type="string">
            <text:p>Peru</text:p>
          </table:table-cell>
          <table:table-cell office:value-type="float" office:value="133018" calcext:value-type="float">
            <text:p>133018</text:p>
          </table:table-cell>
          <table:table-cell office:value-type="float" office:value="2363983133" calcext:value-type="float">
            <text:p>23639831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hilippines</text:p>
          </table:table-cell>
          <table:table-cell office:value-type="float" office:value="15819" calcext:value-type="float">
            <text:p>15819</text:p>
          </table:table-cell>
          <table:table-cell office:value-type="float" office:value="247307984" calcext:value-type="float">
            <text:p>24730798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oland</text:p>
          </table:table-cell>
          <table:table-cell office:value-type="float" office:value="4494" calcext:value-type="float">
            <text:p>4494</text:p>
          </table:table-cell>
          <table:table-cell office:value-type="float" office:value="1601095" calcext:value-type="float">
            <text:p>1601095</text:p>
          </table:table-cell>
          <table:table-cell office:value-type="float" office:value="72" calcext:value-type="float">
            <text:p>72</text:p>
          </table:table-cell>
          <table:table-cell office:value-type="float" office:value="2257347" calcext:value-type="float">
            <text:p>2257347</text:p>
          </table:table-cell>
        </table:table-row>
        <table:table-row table:style-name="ro2">
          <table:table-cell/>
          <table:table-cell office:value-type="string" calcext:value-type="string">
            <text:p>Portugal</text:p>
          </table:table-cell>
          <table:table-cell office:value-type="float" office:value="33" calcext:value-type="float">
            <text:p>33</text:p>
          </table:table-cell>
          <table:table-cell office:value-type="float" office:value="509394" calcext:value-type="float">
            <text:p>509394</text:p>
          </table:table-cell>
          <table:table-cell office:value-type="float" office:value="95" calcext:value-type="float">
            <text:p>95</text:p>
          </table:table-cell>
          <table:table-cell office:value-type="float" office:value="1329177" calcext:value-type="float">
            <text:p>1329177</text:p>
          </table:table-cell>
        </table:table-row>
        <table:table-row table:style-name="ro2">
          <table:table-cell/>
          <table:table-cell office:value-type="string" calcext:value-type="string">
            <text:p>Qatar</text:p>
          </table:table-cell>
          <table:table-cell office:value-type="float" office:value="0" calcext:value-type="float">
            <text:p>0</text:p>
          </table:table-cell>
          <table:table-cell office:value-type="float" office:value="10910" calcext:value-type="float">
            <text:p>109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mania</text:p>
          </table:table-cell>
          <table:table-cell office:value-type="float" office:value="75" calcext:value-type="float">
            <text:p>75</text:p>
          </table:table-cell>
          <table:table-cell office:value-type="float" office:value="1801724" calcext:value-type="float">
            <text:p>1801724</text:p>
          </table:table-cell>
          <table:table-cell office:value-type="float" office:value="12" calcext:value-type="float">
            <text:p>12</text:p>
          </table:table-cell>
          <table:table-cell office:value-type="float" office:value="456618" calcext:value-type="float">
            <text:p>456618</text:p>
          </table:table-cell>
        </table:table-row>
        <table:table-row table:style-name="ro2">
          <table:table-cell/>
          <table:table-cell office:value-type="string" calcext:value-type="string">
            <text:p>Russian Federation</text:p>
          </table:table-cell>
          <table:table-cell office:value-type="float" office:value="70787" calcext:value-type="float">
            <text:p>70787</text:p>
          </table:table-cell>
          <table:table-cell office:value-type="float" office:value="2209406732" calcext:value-type="float">
            <text:p>2209406732</text:p>
          </table:table-cell>
          <table:table-cell office:value-type="float" office:value="4860" calcext:value-type="float">
            <text:p>4860</text:p>
          </table:table-cell>
          <table:table-cell office:value-type="float" office:value="103764050" calcext:value-type="float">
            <text:p>103764050</text:p>
          </table:table-cell>
        </table:table-row>
        <table:table-row table:style-name="ro2">
          <table:table-cell/>
          <table:table-cell office:value-type="string" calcext:value-type="string">
            <text:p>Saudi Arabia</text:p>
          </table:table-cell>
          <table:table-cell office:value-type="float" office:value="2052" calcext:value-type="float">
            <text:p>2052</text:p>
          </table:table-cell>
          <table:table-cell office:value-type="float" office:value="25364617" calcext:value-type="float">
            <text:p>25364617</text:p>
          </table:table-cell>
          <table:table-cell office:value-type="float" office:value="63290" calcext:value-type="float">
            <text:p>63290</text:p>
          </table:table-cell>
          <table:table-cell office:value-type="float" office:value="2257988822" calcext:value-type="float">
            <text:p>2257988822</text:p>
          </table:table-cell>
        </table:table-row>
        <table:table-row table:style-name="ro2">
          <table:table-cell/>
          <table:table-cell office:value-type="string" calcext:value-type="string">
            <text:p>Senegal</text:p>
          </table:table-cell>
          <table:table-cell office:value-type="float" office:value="7791" calcext:value-type="float">
            <text:p>7791</text:p>
          </table:table-cell>
          <table:table-cell office:value-type="float" office:value="248033293" calcext:value-type="float">
            <text:p>24803329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rbia</text:p>
          </table:table-cell>
          <table:table-cell office:value-type="float" office:value="2140" calcext:value-type="float">
            <text:p>2140</text:p>
          </table:table-cell>
          <table:table-cell office:value-type="float" office:value="1170043" calcext:value-type="float">
            <text:p>1170043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/>
          <table:table-cell office:value-type="string" calcext:value-type="string">
            <text:p>Seychelles Republic of</text:p>
          </table:table-cell>
          <table:table-cell office:value-type="float" office:value="1" calcext:value-type="float">
            <text:p>1</text:p>
          </table:table-cell>
          <table:table-cell office:value-type="float" office:value="37717" calcext:value-type="float">
            <text:p>37717</text:p>
          </table:table-cell>
          <table:table-cell office:value-type="float" office:value="1" calcext:value-type="float">
            <text:p>1</text:p>
          </table:table-cell>
          <table:table-cell office:value-type="float" office:value="37716" calcext:value-type="float">
            <text:p>37716</text:p>
          </table:table-cell>
        </table:table-row>
        <table:table-row table:style-name="ro2">
          <table:table-cell/>
          <table:table-cell office:value-type="string" calcext:value-type="string">
            <text:p>Singapore</text:p>
          </table:table-cell>
          <table:table-cell office:value-type="float" office:value="7221" calcext:value-type="float">
            <text:p>7221</text:p>
          </table:table-cell>
          <table:table-cell office:value-type="float" office:value="227967904" calcext:value-type="float">
            <text:p>227967904</text:p>
          </table:table-cell>
          <table:table-cell office:value-type="float" office:value="153744" calcext:value-type="float">
            <text:p>153744</text:p>
          </table:table-cell>
          <table:table-cell office:value-type="float" office:value="5023122426" calcext:value-type="float">
            <text:p>5023122426</text:p>
          </table:table-cell>
        </table:table-row>
        <table:table-row table:style-name="ro2">
          <table:table-cell/>
          <table:table-cell office:value-type="string" calcext:value-type="string">
            <text:p>Slovakia</text:p>
          </table:table-cell>
          <table:table-cell office:value-type="float" office:value="15" calcext:value-type="float">
            <text:p>15</text:p>
          </table:table-cell>
          <table:table-cell office:value-type="float" office:value="3539" calcext:value-type="float">
            <text:p>3539</text:p>
          </table:table-cell>
          <table:table-cell office:value-type="float" office:value="11" calcext:value-type="float">
            <text:p>11</text:p>
          </table:table-cell>
          <table:table-cell office:value-type="float" office:value="418099" calcext:value-type="float">
            <text:p>418099</text:p>
          </table:table-cell>
        </table:table-row>
        <table:table-row table:style-name="ro2">
          <table:table-cell/>
          <table:table-cell office:value-type="string" calcext:value-type="string">
            <text:p>Slovenia</text:p>
          </table:table-cell>
          <table:table-cell office:value-type="float" office:value="36" calcext:value-type="float">
            <text:p>36</text:p>
          </table:table-cell>
          <table:table-cell office:value-type="float" office:value="259407" calcext:value-type="float">
            <text:p>259407</text:p>
          </table:table-cell>
          <table:table-cell office:value-type="float" office:value="26" calcext:value-type="float">
            <text:p>26</text:p>
          </table:table-cell>
          <table:table-cell office:value-type="float" office:value="873913" calcext:value-type="float">
            <text:p>873913</text:p>
          </table:table-cell>
        </table:table-row>
        <table:table-row table:style-name="ro2">
          <table:table-cell/>
          <table:table-cell office:value-type="string" calcext:value-type="string">
            <text:p>South Africa</text:p>
          </table:table-cell>
          <table:table-cell office:value-type="float" office:value="48683" calcext:value-type="float">
            <text:p>48683</text:p>
          </table:table-cell>
          <table:table-cell office:value-type="float" office:value="1621812881" calcext:value-type="float">
            <text:p>1621812881</text:p>
          </table:table-cell>
          <table:table-cell office:value-type="float" office:value="200" calcext:value-type="float">
            <text:p>200</text:p>
          </table:table-cell>
          <table:table-cell office:value-type="float" office:value="7487092" calcext:value-type="float">
            <text:p>7487092</text:p>
          </table:table-cell>
        </table:table-row>
        <table:table-row table:style-name="ro2">
          <table:table-cell/>
          <table:table-cell office:value-type="string" calcext:value-type="string">
            <text:p>Spain</text:p>
          </table:table-cell>
          <table:table-cell office:value-type="float" office:value="75786" calcext:value-type="float">
            <text:p>75786</text:p>
          </table:table-cell>
          <table:table-cell office:value-type="float" office:value="239330986" calcext:value-type="float">
            <text:p>239330986</text:p>
          </table:table-cell>
          <table:table-cell office:value-type="float" office:value="2080" calcext:value-type="float">
            <text:p>2080</text:p>
          </table:table-cell>
          <table:table-cell office:value-type="float" office:value="24269905" calcext:value-type="float">
            <text:p>24269905</text:p>
          </table:table-cell>
        </table:table-row>
        <table:table-row table:style-name="ro2">
          <table:table-cell/>
          <table:table-cell office:value-type="string" calcext:value-type="string">
            <text:p>Sri Lanka</text:p>
          </table:table-cell>
          <table:table-cell office:value-type="float" office:value="737" calcext:value-type="float">
            <text:p>737</text:p>
          </table:table-cell>
          <table:table-cell office:value-type="float" office:value="27408496" calcext:value-type="float">
            <text:p>27408496</text:p>
          </table:table-cell>
          <table:table-cell office:value-type="float" office:value="151" calcext:value-type="float">
            <text:p>151</text:p>
          </table:table-cell>
          <table:table-cell office:value-type="float" office:value="5500917" calcext:value-type="float">
            <text:p>5500917</text:p>
          </table:table-cell>
        </table:table-row>
        <table:table-row table:style-name="ro2">
          <table:table-cell/>
          <table:table-cell office:value-type="string" calcext:value-type="string">
            <text:p>Sudan</text:p>
          </table:table-cell>
          <table:table-cell office:value-type="float" office:value="39" calcext:value-type="float">
            <text:p>39</text:p>
          </table:table-cell>
          <table:table-cell office:value-type="float" office:value="1199910" calcext:value-type="float">
            <text:p>11999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riname</text:p>
          </table:table-cell>
          <table:table-cell office:value-type="float" office:value="11868" calcext:value-type="float">
            <text:p>11868</text:p>
          </table:table-cell>
          <table:table-cell office:value-type="float" office:value="395902458" calcext:value-type="float">
            <text:p>3959024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weden</text:p>
          </table:table-cell>
          <table:table-cell office:value-type="float" office:value="9715" calcext:value-type="float">
            <text:p>9715</text:p>
          </table:table-cell>
          <table:table-cell office:value-type="float" office:value="374985254" calcext:value-type="float">
            <text:p>374985254</text:p>
          </table:table-cell>
          <table:table-cell office:value-type="float" office:value="1624" calcext:value-type="float">
            <text:p>1624</text:p>
          </table:table-cell>
          <table:table-cell office:value-type="float" office:value="1686248" calcext:value-type="float">
            <text:p>1686248</text:p>
          </table:table-cell>
        </table:table-row>
        <table:table-row table:style-name="ro2">
          <table:table-cell/>
          <table:table-cell office:value-type="string" calcext:value-type="string">
            <text:p>Taiwan</text:p>
          </table:table-cell>
          <table:table-cell office:value-type="float" office:value="31" calcext:value-type="float">
            <text:p>31</text:p>
          </table:table-cell>
          <table:table-cell office:value-type="float" office:value="3140" calcext:value-type="float">
            <text:p>3140</text:p>
          </table:table-cell>
          <table:table-cell office:value-type="float" office:value="16373" calcext:value-type="float">
            <text:p>16373</text:p>
          </table:table-cell>
          <table:table-cell office:value-type="float" office:value="239327819" calcext:value-type="float">
            <text:p>239327819</text:p>
          </table:table-cell>
        </table:table-row>
        <table:table-row table:style-name="ro2">
          <table:table-cell/>
          <table:table-cell office:value-type="string" calcext:value-type="string">
            <text:p>Tajikistan</text:p>
          </table:table-cell>
          <table:table-cell office:value-type="float" office:value="4053" calcext:value-type="float">
            <text:p>4053</text:p>
          </table:table-cell>
          <table:table-cell office:value-type="float" office:value="111345952" calcext:value-type="float">
            <text:p>111345952</text:p>
          </table:table-cell>
          <table:table-cell office:value-type="float" office:value="2854" calcext:value-type="float">
            <text:p>2854</text:p>
          </table:table-cell>
          <table:table-cell office:value-type="float" office:value="103050972" calcext:value-type="float">
            <text:p>103050972</text:p>
          </table:table-cell>
        </table:table-row>
        <table:table-row table:style-name="ro2">
          <table:table-cell/>
          <table:table-cell office:value-type="string" calcext:value-type="string">
            <text:p>Tanzania United Republic of</text:p>
          </table:table-cell>
          <table:table-cell office:value-type="float" office:value="3994" calcext:value-type="float">
            <text:p>3994</text:p>
          </table:table-cell>
          <table:table-cell office:value-type="float" office:value="120395674" calcext:value-type="float">
            <text:p>12039567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ailand</text:p>
          </table:table-cell>
          <table:table-cell office:value-type="float" office:value="22691" calcext:value-type="float">
            <text:p>22691</text:p>
          </table:table-cell>
          <table:table-cell office:value-type="float" office:value="840159895" calcext:value-type="float">
            <text:p>840159895</text:p>
          </table:table-cell>
          <table:table-cell office:value-type="float" office:value="208632" calcext:value-type="float">
            <text:p>208632</text:p>
          </table:table-cell>
          <table:table-cell office:value-type="float" office:value="1748369715" calcext:value-type="float">
            <text:p>1748369715</text:p>
          </table:table-cell>
        </table:table-row>
        <table:table-row table:style-name="ro2">
          <table:table-cell/>
          <table:table-cell office:value-type="string" calcext:value-type="string">
            <text:p>Togo</text:p>
          </table:table-cell>
          <table:table-cell office:value-type="float" office:value="6904" calcext:value-type="float">
            <text:p>6904</text:p>
          </table:table-cell>
          <table:table-cell office:value-type="float" office:value="233082654" calcext:value-type="float">
            <text:p>23308265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unisia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7747444" calcext:value-type="float">
            <text:p>7747444</text:p>
          </table:table-cell>
        </table:table-row>
        <table:table-row table:style-name="ro2">
          <table:table-cell/>
          <table:table-cell office:value-type="string" calcext:value-type="string">
            <text:p>Turkey</text:p>
          </table:table-cell>
          <table:table-cell office:value-type="float" office:value="52563" calcext:value-type="float">
            <text:p>52563</text:p>
          </table:table-cell>
          <table:table-cell office:value-type="float" office:value="2000323422" calcext:value-type="float">
            <text:p>2000323422</text:p>
          </table:table-cell>
          <table:table-cell office:value-type="float" office:value="177128" calcext:value-type="float">
            <text:p>177128</text:p>
          </table:table-cell>
          <table:table-cell office:value-type="float" office:value="2514252166" calcext:value-type="float">
            <text:p>2514252166</text:p>
          </table:table-cell>
        </table:table-row>
        <table:table-row table:style-name="ro2">
          <table:table-cell/>
          <table:table-cell office:value-type="string" calcext:value-type="string">
            <text:p>Uganda</text:p>
          </table:table-cell>
          <table:table-cell office:value-type="float" office:value="35" calcext:value-type="float">
            <text:p>35</text:p>
          </table:table-cell>
          <table:table-cell office:value-type="float" office:value="1755" calcext:value-type="float">
            <text:p>175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kraine</text:p>
          </table:table-cell>
          <table:table-cell office:value-type="float" office:value="3171" calcext:value-type="float">
            <text:p>3171</text:p>
          </table:table-cell>
          <table:table-cell office:value-type="float" office:value="112949088" calcext:value-type="float">
            <text:p>112949088</text:p>
          </table:table-cell>
          <table:table-cell office:value-type="float" office:value="3211" calcext:value-type="float">
            <text:p>3211</text:p>
          </table:table-cell>
          <table:table-cell office:value-type="float" office:value="99770868" calcext:value-type="float">
            <text:p>99770868</text:p>
          </table:table-cell>
        </table:table-row>
        <table:table-row table:style-name="ro2">
          <table:table-cell/>
          <table:table-cell office:value-type="string" calcext:value-type="string">
            <text:p>United Arab Emirates</text:p>
          </table:table-cell>
          <table:table-cell office:value-type="float" office:value="63997" calcext:value-type="float">
            <text:p>63997</text:p>
          </table:table-cell>
          <table:table-cell office:value-type="float" office:value="2396321539" calcext:value-type="float">
            <text:p>2396321539</text:p>
          </table:table-cell>
          <table:table-cell office:value-type="float" office:value="88449" calcext:value-type="float">
            <text:p>88449</text:p>
          </table:table-cell>
          <table:table-cell office:value-type="float" office:value="2477552040" calcext:value-type="float">
            <text:p>2477552040</text:p>
          </table:table-cell>
        </table:table-row>
        <table:table-row table:style-name="ro2">
          <table:table-cell/>
          <table:table-cell office:value-type="string" calcext:value-type="string">
            <text:p>United Kingdom</text:p>
          </table:table-cell>
          <table:table-cell office:value-type="float" office:value="676205" calcext:value-type="float">
            <text:p>676205</text:p>
          </table:table-cell>
          <table:table-cell office:value-type="float" office:value="23957450930" calcext:value-type="float">
            <text:p>23957450930</text:p>
          </table:table-cell>
          <table:table-cell office:value-type="float" office:value="1189819" calcext:value-type="float">
            <text:p>1189819</text:p>
          </table:table-cell>
          <table:table-cell office:value-type="float" office:value="1799493381" calcext:value-type="float">
            <text:p>1799493381</text:p>
          </table:table-cell>
        </table:table-row>
        <table:table-row table:style-name="ro2">
          <table:table-cell/>
          <table:table-cell office:value-type="string" calcext:value-type="string">
            <text:p>United States of America</text:p>
          </table:table-cell>
          <table:table-cell office:value-type="float" office:value="236838" calcext:value-type="float">
            <text:p>236838</text:p>
          </table:table-cell>
          <table:table-cell office:value-type="float" office:value="7302830601" calcext:value-type="float">
            <text:p>7302830601</text:p>
          </table:table-cell>
          <table:table-cell office:value-type="float" office:value="14758" calcext:value-type="float">
            <text:p>14758</text:p>
          </table:table-cell>
          <table:table-cell office:value-type="float" office:value="461958815" calcext:value-type="float">
            <text:p>461958815</text:p>
          </table:table-cell>
        </table:table-row>
        <table:table-row table:style-name="ro2">
          <table:table-cell/>
          <table:table-cell office:value-type="string" calcext:value-type="string">
            <text:p>Uruguay</text:p>
          </table:table-cell>
          <table:table-cell office:value-type="float" office:value="3149" calcext:value-type="float">
            <text:p>3149</text:p>
          </table:table-cell>
          <table:table-cell office:value-type="float" office:value="65459264" calcext:value-type="float">
            <text:p>65459264</text:p>
          </table:table-cell>
          <table:table-cell office:value-type="float" office:value="436" calcext:value-type="float">
            <text:p>436</text:p>
          </table:table-cell>
          <table:table-cell office:value-type="float" office:value="3039392" calcext:value-type="float">
            <text:p>3039392</text:p>
          </table:table-cell>
        </table:table-row>
        <table:table-row table:style-name="ro2">
          <table:table-cell/>
          <table:table-cell office:value-type="string" calcext:value-type="string">
            <text:p>Uzbekistan</text:p>
          </table:table-cell>
          <table:table-cell office:value-type="float" office:value="31533" calcext:value-type="float">
            <text:p>31533</text:p>
          </table:table-cell>
          <table:table-cell office:value-type="float" office:value="1221199658" calcext:value-type="float">
            <text:p>12211996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enezuela the Bolivarian Republic of</text:p>
          </table:table-cell>
          <table:table-cell office:value-type="float" office:value="28347" calcext:value-type="float">
            <text:p>28347</text:p>
          </table:table-cell>
          <table:table-cell office:value-type="float" office:value="458604816" calcext:value-type="float">
            <text:p>458604816</text:p>
          </table:table-cell>
          <table:table-cell office:value-type="float" office:value="200" calcext:value-type="float">
            <text:p>200</text:p>
          </table:table-cell>
          <table:table-cell office:value-type="float" office:value="2454678" calcext:value-type="float">
            <text:p>2454678</text:p>
          </table:table-cell>
        </table:table-row>
        <table:table-row table:style-name="ro2">
          <table:table-cell/>
          <table:table-cell office:value-type="string" calcext:value-type="string">
            <text:p>Viet Nam Socialist Republic of</text:p>
          </table:table-cell>
          <table:table-cell office:value-type="float" office:value="130" calcext:value-type="float">
            <text:p>130</text:p>
          </table:table-cell>
          <table:table-cell office:value-type="float" office:value="3251638" calcext:value-type="float">
            <text:p>3251638</text:p>
          </table:table-cell>
          <table:table-cell office:value-type="float" office:value="430" calcext:value-type="float">
            <text:p>430</text:p>
          </table:table-cell>
          <table:table-cell office:value-type="float" office:value="1304893" calcext:value-type="float">
            <text:p>1304893</text:p>
          </table:table-cell>
        </table:table-row>
        <table:table-row table:style-name="ro2">
          <table:table-cell/>
          <table:table-cell office:value-type="string" calcext:value-type="string">
            <text:p>Zambia</text:p>
          </table:table-cell>
          <table:table-cell office:value-type="float" office:value="50" calcext:value-type="float">
            <text:p>50</text:p>
          </table:table-cell>
          <table:table-cell office:value-type="float" office:value="1291468" calcext:value-type="float">
            <text:p>12914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7:52:31.260292000</meta:creation-date>
    <dc:date>2015-03-18T18:17:15.069097000</dc:date>
    <meta:editing-duration>PT24M6S</meta:editing-duration>
    <meta:editing-cycles>2</meta:editing-cycles>
    <meta:generator>LibreOffice/4.2.8.2$MacOSX_x86 LibreOffice_project/48d50dbfc06349262c9d50868e5c1f630a573ebd</meta:generator>
    <meta:document-statistic meta:table-count="1" meta:cell-count="1621" meta:object-count="0"/>
  </office:meta>
</office:document-meta>
</file>